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e Project Gutenberg eBook of Alice’s Adventures in Wonderland, by Lewis Carroll</text:p>
      <text:p text:style-name="Preformatted_20_Text"/>
      <text:p text:style-name="Preformatted_20_Text">This eBook is for the use of anyone anywhere in the United States and</text:p>
      <text:p text:style-name="Preformatted_20_Text">most other parts of the world at no cost and with almost no restrictions</text:p>
      <text:p text:style-name="Preformatted_20_Text">whatsoever. You may copy it, give it away or re-use it under the terms</text:p>
      <text:p text:style-name="Preformatted_20_Text">of the Project Gutenberg License included with this eBook or online at</text:p>
      <text:p text:style-name="Preformatted_20_Text">www.gutenberg.org. If you are not located in the United States, you</text:p>
      <text:p text:style-name="Preformatted_20_Text">will have to check the laws of the country where you are located before</text:p>
      <text:p text:style-name="Preformatted_20_Text">using this eBook.</text:p>
      <text:p text:style-name="Preformatted_20_Text"/>
      <text:p text:style-name="Preformatted_20_Text">Title: Alice’s Adventures in Wonderland</text:p>
      <text:p text:style-name="Preformatted_20_Text"/>
      <text:p text:style-name="Preformatted_20_Text">Author: Lewis Carroll</text:p>
      <text:p text:style-name="Preformatted_20_Text"/>
      <text:p text:style-name="Preformatted_20_Text">Release Date: January, 1991 [eBook #11]</text:p>
      <text:p text:style-name="Preformatted_20_Text">[Most recently updated: October 12, 2020]</text:p>
      <text:p text:style-name="Preformatted_20_Text"/>
      <text:p text:style-name="Preformatted_20_Text">Language: English</text:p>
      <text:p text:style-name="Preformatted_20_Text"/>
      <text:p text:style-name="Preformatted_20_Text"/>
      <text:p text:style-name="Preformatted_20_Text">Produced by: Arthur DiBianca and David Widger</text:p>
      <text:p text:style-name="Preformatted_20_Text"/>
      <text:p text:style-name="Preformatted_20_Text">*** START OF THE PROJECT GUTENBERG EBOOK ALICE’S ADVENTURES IN WONDERLAND ***</text:p>
      <text:p text:style-name="Preformatted_20_Text"/>
      <text:p text:style-name="Preformatted_20_Text">[Illustration]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Alice’s Adventures in Wonderland</text:p>
      <text:p text:style-name="Preformatted_20_Text"/>
      <text:p text:style-name="Preformatted_20_Text">by Lewis Carroll</text:p>
      <text:p text:style-name="Preformatted_20_Text"/>
      <text:p text:style-name="Preformatted_20_Text">THE MILLENNIUM FULCRUM EDITION 3.0</text:p>
      <text:p text:style-name="Preformatted_20_Text"/>
      <text:p text:style-name="Preformatted_20_Text">Contents</text:p>
      <text:p text:style-name="Preformatted_20_Text"/>
      <text:p text:style-name="Preformatted_20_Text"><text:s/>CHAPTER I. <text:s text:c="4"/>Down the Rabbit-Hole</text:p>
      <text:p text:style-name="Preformatted_20_Text"><text:s/>CHAPTER II. <text:s text:c="3"/>The Pool of Tears</text:p>
      <text:p text:style-name="Preformatted_20_Text"><text:s/>CHAPTER III. <text:s text:c="2"/>A Caucus-Race and a Long Tale</text:p>
      <text:p text:style-name="Preformatted_20_Text"><text:s/>CHAPTER IV. <text:s text:c="3"/>The Rabbit Sends in a Little Bill</text:p>
      <text:p text:style-name="Preformatted_20_Text"><text:s/>CHAPTER V. <text:s text:c="4"/>Advice from a Caterpillar</text:p>
      <text:p text:style-name="Preformatted_20_Text"><text:s/>CHAPTER VI. <text:s text:c="3"/>Pig and Pepper</text:p>
      <text:p text:style-name="Preformatted_20_Text"><text:s/>CHAPTER VII. <text:s text:c="2"/>A Mad Tea-Party</text:p>
      <text:p text:style-name="Preformatted_20_Text"><text:s/>CHAPTER VIII. <text:s/>The Queen’s Croquet-Ground</text:p>
      <text:p text:style-name="Preformatted_20_Text"><text:s/>CHAPTER IX. <text:s text:c="3"/>The Mock Turtle’s Story</text:p>
      <text:p text:style-name="Preformatted_20_Text"><text:s/>CHAPTER X. <text:s text:c="4"/>The Lobster Quadrille</text:p>
      <text:p text:style-name="Preformatted_20_Text"><text:s/>CHAPTER XI. <text:s text:c="3"/>Who Stole the Tarts?</text:p>
      <text:p text:style-name="Preformatted_20_Text"><text:s/>CHAPTER XII. <text:s text:c="2"/>Alice’s Evidence</text:p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CHAPTER I.</text:h>
      <text:h text:style-name="Heading_20_1" text:outline-level="1">Down the Rabbit-Hole</text:h>
      <text:p text:style-name="Preformatted_20_Text"/>
      <text:p text:style-name="Preformatted_20_Text"/>
      <text:p text:style-name="Preformatted_20_Text">Alice was beginning to get very tired of sitting by her sister on the</text:p>
      <text:p text:style-name="Preformatted_20_Text"><text:soft-page-break/>bank, and of having nothing to do: once or twice she had peeped into</text:p>
      <text:p text:style-name="Preformatted_20_Text">the book her sister was reading, but it had no pictures or</text:p>
      <text:p text:style-name="Preformatted_20_Text">conversations in it, “and what is the use of a book,” thought Alice</text:p>
      <text:p text:style-name="Preformatted_20_Text">“without pictures or conversations?”</text:p>
      <text:p text:style-name="Preformatted_20_Text"/>
      <text:p text:style-name="Preformatted_20_Text">So she was considering in her own mind (as well as she could, for the</text:p>
      <text:p text:style-name="Preformatted_20_Text">hot day made her feel very sleepy and stupid), whether the pleasure of</text:p>
      <text:p text:style-name="Preformatted_20_Text">making a daisy-chain would be worth the trouble of getting up and</text:p>
      <text:p text:style-name="Preformatted_20_Text">picking the daisies, when suddenly a White Rabbit with pink eyes ran</text:p>
      <text:p text:style-name="Preformatted_20_Text">close by her.</text:p>
      <text:p text:style-name="Preformatted_20_Text"/>
      <text:p text:style-name="Preformatted_20_Text">There was nothing so _very_ remarkable in that; nor did Alice think it</text:p>
      <text:p text:style-name="Preformatted_20_Text">so _very_ much out of the way to hear the Rabbit say to itself, “Oh</text:p>
      <text:p text:style-name="Preformatted_20_Text">dear! Oh dear! I shall be late!” (when she thought it over afterwards,</text:p>
      <text:p text:style-name="Preformatted_20_Text">it occurred to her that she ought to have wondered at this, but at the</text:p>
      <text:p text:style-name="Preformatted_20_Text">time it all seemed quite natural); but when the Rabbit actually _took a</text:p>
      <text:p text:style-name="Preformatted_20_Text">watch out of its waistcoat-pocket_, and looked at it, and then hurried</text:p>
      <text:p text:style-name="Preformatted_20_Text">on, Alice started to her feet, for it flashed across her mind that she</text:p>
      <text:p text:style-name="Preformatted_20_Text">had never before seen a rabbit with either a waistcoat-pocket, or a</text:p>
      <text:p text:style-name="Preformatted_20_Text">watch to take out of it, and burning with curiosity, she ran across the</text:p>
      <text:p text:style-name="Preformatted_20_Text">field after it, and fortunately was just in time to see it pop down a</text:p>
      <text:p text:style-name="Preformatted_20_Text">large rabbit-hole under the hedge.</text:p>
      <text:p text:style-name="Preformatted_20_Text"/>
      <text:p text:style-name="Preformatted_20_Text">In another moment down went Alice after it, never once considering how</text:p>
      <text:p text:style-name="Preformatted_20_Text">in the world she was to get out again.</text:p>
      <text:p text:style-name="Preformatted_20_Text"/>
      <text:p text:style-name="Preformatted_20_Text">The rabbit-hole went straight on like a tunnel for some way, and then</text:p>
      <text:p text:style-name="Preformatted_20_Text">dipped suddenly down, so suddenly that Alice had not a moment to think</text:p>
      <text:p text:style-name="Preformatted_20_Text">about stopping herself before she found herself falling down a very</text:p>
      <text:p text:style-name="Preformatted_20_Text">deep well.</text:p>
      <text:p text:style-name="Preformatted_20_Text"/>
      <text:p text:style-name="Preformatted_20_Text">Either the well was very deep, or she fell very slowly, for she had</text:p>
      <text:p text:style-name="Preformatted_20_Text">plenty of time as she went down to look about her and to wonder what</text:p>
      <text:p text:style-name="Preformatted_20_Text">was going to happen next. First, she tried to look down and make out</text:p>
      <text:p text:style-name="Preformatted_20_Text">what she was coming to, but it was too dark to see anything; then she</text:p>
      <text:p text:style-name="Preformatted_20_Text">looked at the sides of the well, and noticed that they were filled with</text:p>
      <text:p text:style-name="Preformatted_20_Text">cupboards and book-shelves; here and there she saw maps and pictures</text:p>
      <text:p text:style-name="Preformatted_20_Text">hung upon pegs. She took down a jar from one of the shelves as she</text:p>
      <text:p text:style-name="Preformatted_20_Text">passed; it was labelled “ORANGE MARMALADE”, but to her great</text:p>
      <text:p text:style-name="Preformatted_20_Text">disappointment it was empty: she did not like to drop the jar for fear</text:p>
      <text:p text:style-name="Preformatted_20_Text">of killing somebody underneath, so managed to put it into one of the</text:p>
      <text:p text:style-name="Preformatted_20_Text">cupboards as she fell past it.</text:p>
      <text:p text:style-name="Preformatted_20_Text"/>
      <text:p text:style-name="Preformatted_20_Text">“Well!” thought Alice to herself, “after such a fall as this, I shall</text:p>
      <text:p text:style-name="Preformatted_20_Text">think nothing of tumbling down stairs! How brave they’ll all think me</text:p>
      <text:p text:style-name="Preformatted_20_Text">at home! Why, I wouldn’t say anything about it, even if I fell off the</text:p>
      <text:p text:style-name="Preformatted_20_Text">top of the house!” (Which was very likely true.)</text:p>
      <text:p text:style-name="Preformatted_20_Text"/>
      <text:p text:style-name="Preformatted_20_Text">Down, down, down. Would the fall _never_ come to an end? “I wonder how</text:p>
      <text:p text:style-name="Preformatted_20_Text">many miles I’ve fallen by this time?” she said aloud. “I must be</text:p>
      <text:p text:style-name="Preformatted_20_Text">getting somewhere near the centre of the earth. Let me see: that would</text:p>
      <text:p text:style-name="Preformatted_20_Text">be four thousand miles down, I think—” (for, you see, Alice had learnt</text:p>
      <text:p text:style-name="Preformatted_20_Text">several things of this sort in her lessons in the schoolroom, and</text:p>
      <text:p text:style-name="Preformatted_20_Text">though this was not a _very_ good opportunity for showing off her</text:p>
      <text:p text:style-name="Preformatted_20_Text">knowledge, as there was no one to listen to her, still it was good</text:p>
      <text:p text:style-name="Preformatted_20_Text">practice to say it over) “—yes, that’s about the right distance—but</text:p>
      <text:p text:style-name="Preformatted_20_Text">then I wonder what Latitude or Longitude I’ve got to?” (Alice had no</text:p>
      <text:p text:style-name="Preformatted_20_Text">idea what Latitude was, or Longitude either, but thought they were nice</text:p>
      <text:p text:style-name="Preformatted_20_Text">grand words to say.)</text:p>
      <text:p text:style-name="Preformatted_20_Text"/>
      <text:p text:style-name="Preformatted_20_Text">Presently she began again. “I wonder if I shall fall right _through_</text:p>
      <text:p text:style-name="Preformatted_20_Text">the earth! How funny it’ll seem to come out among the people that walk</text:p>
      <text:p text:style-name="Preformatted_20_Text">with their heads downward! The Antipathies, I think—” (she was rather</text:p>
      <text:p text:style-name="Preformatted_20_Text">glad there _was_ no one listening, this time, as it didn’t sound at all</text:p>
      <text:p text:style-name="Preformatted_20_Text"><text:soft-page-break/>the right word) “—but I shall have to ask them what the name of the</text:p>
      <text:p text:style-name="Preformatted_20_Text">country is, you know. Please, Ma’am, is this New Zealand or Australia?”</text:p>
      <text:p text:style-name="Preformatted_20_Text">(and she tried to curtsey as she spoke—fancy _curtseying_ as you’re</text:p>
      <text:p text:style-name="Preformatted_20_Text">falling through the air! Do you think you could manage it?) “And what</text:p>
      <text:p text:style-name="Preformatted_20_Text">an ignorant little girl she’ll think me for asking! No, it’ll never do</text:p>
      <text:p text:style-name="Preformatted_20_Text">to ask: perhaps I shall see it written up somewhere.”</text:p>
      <text:p text:style-name="Preformatted_20_Text"/>
      <text:p text:style-name="Preformatted_20_Text">Down, down, down. There was nothing else to do, so Alice soon began</text:p>
      <text:p text:style-name="Preformatted_20_Text">talking again. “Dinah’ll miss me very much to-night, I should think!”</text:p>
      <text:p text:style-name="Preformatted_20_Text">(Dinah was the cat.) “I hope they’ll remember her saucer of milk at</text:p>
      <text:p text:style-name="Preformatted_20_Text">tea-time. Dinah my dear! I wish you were down here with me! There are</text:p>
      <text:p text:style-name="Preformatted_20_Text">no mice in the air, I’m afraid, but you might catch a bat, and that’s</text:p>
      <text:p text:style-name="Preformatted_20_Text">very like a mouse, you know. But do cats eat bats, I wonder?” And here</text:p>
      <text:p text:style-name="Preformatted_20_Text">Alice began to get rather sleepy, and went on saying to herself, in a</text:p>
      <text:p text:style-name="Preformatted_20_Text">dreamy sort of way, “Do cats eat bats? Do cats eat bats?” and</text:p>
      <text:p text:style-name="Preformatted_20_Text">sometimes, “Do bats eat cats?” for, you see, as she couldn’t answer</text:p>
      <text:p text:style-name="Preformatted_20_Text">either question, it didn’t much matter which way she put it. She felt</text:p>
      <text:p text:style-name="Preformatted_20_Text">that she was dozing off, and had just begun to dream that she was</text:p>
      <text:p text:style-name="Preformatted_20_Text">walking hand in hand with Dinah, and saying to her very earnestly,</text:p>
      <text:p text:style-name="Preformatted_20_Text">“Now, Dinah, tell me the truth: did you ever eat a bat?” when suddenly,</text:p>
      <text:p text:style-name="Preformatted_20_Text">thump! thump! down she came upon a heap of sticks and dry leaves, and</text:p>
      <text:p text:style-name="Preformatted_20_Text">the fall was over.</text:p>
      <text:p text:style-name="Preformatted_20_Text"/>
      <text:p text:style-name="Preformatted_20_Text">Alice was not a bit hurt, and she jumped up on to her feet in a moment:</text:p>
      <text:p text:style-name="Preformatted_20_Text">she looked up, but it was all dark overhead; before her was another</text:p>
      <text:p text:style-name="Preformatted_20_Text">long passage, and the White Rabbit was still in sight, hurrying down</text:p>
      <text:p text:style-name="Preformatted_20_Text">it. There was not a moment to be lost: away went Alice like the wind,</text:p>
      <text:p text:style-name="Preformatted_20_Text">and was just in time to hear it say, as it turned a corner, “Oh my ears</text:p>
      <text:p text:style-name="Preformatted_20_Text">and whiskers, how late it’s getting!” She was close behind it when she</text:p>
      <text:p text:style-name="Preformatted_20_Text">turned the corner, but the Rabbit was no longer to be seen: she found</text:p>
      <text:p text:style-name="Preformatted_20_Text">herself in a long, low hall, which was lit up by a row of lamps hanging</text:p>
      <text:p text:style-name="Preformatted_20_Text">from the roof.</text:p>
      <text:p text:style-name="Preformatted_20_Text"/>
      <text:p text:style-name="Preformatted_20_Text">There were doors all round the hall, but they were all locked; and when</text:p>
      <text:p text:style-name="Preformatted_20_Text">Alice had been all the way down one side and up the other, trying every</text:p>
      <text:p text:style-name="Preformatted_20_Text">door, she walked sadly down the middle, wondering how she was ever to</text:p>
      <text:p text:style-name="Preformatted_20_Text">get out again.</text:p>
      <text:p text:style-name="Preformatted_20_Text"/>
      <text:p text:style-name="Preformatted_20_Text">Suddenly she came upon a little three-legged table, all made of solid</text:p>
      <text:p text:style-name="Preformatted_20_Text">glass; there was nothing on it except a tiny golden key, and Alice’s</text:p>
      <text:p text:style-name="Preformatted_20_Text">first thought was that it might belong to one of the doors of the hall;</text:p>
      <text:p text:style-name="Preformatted_20_Text">but, alas! either the locks were too large, or the key was too small,</text:p>
      <text:p text:style-name="Preformatted_20_Text">but at any rate it would not open any of them. However, on the second</text:p>
      <text:p text:style-name="Preformatted_20_Text">time round, she came upon a low curtain she had not noticed before, and</text:p>
      <text:p text:style-name="Preformatted_20_Text">behind it was a little door about fifteen inches high: she tried the</text:p>
      <text:p text:style-name="Preformatted_20_Text">little golden key in the lock, and to her great delight it fitted!</text:p>
      <text:p text:style-name="Preformatted_20_Text"/>
      <text:p text:style-name="Preformatted_20_Text">Alice opened the door and found that it led into a small passage, not</text:p>
      <text:p text:style-name="Preformatted_20_Text">much larger than a rat-hole: she knelt down and looked along the</text:p>
      <text:p text:style-name="Preformatted_20_Text">passage into the loveliest garden you ever saw. How she longed to get</text:p>
      <text:p text:style-name="Preformatted_20_Text">out of that dark hall, and wander about among those beds of bright</text:p>
      <text:p text:style-name="Preformatted_20_Text">flowers and those cool fountains, but she could not even get her head</text:p>
      <text:p text:style-name="Preformatted_20_Text">through the doorway; “and even if my head would go through,” thought</text:p>
      <text:p text:style-name="Preformatted_20_Text">poor Alice, “it would be of very little use without my shoulders. Oh,</text:p>
      <text:p text:style-name="Preformatted_20_Text">how I wish I could shut up like a telescope! I think I could, if I only</text:p>
      <text:p text:style-name="Preformatted_20_Text">knew how to begin.” For, you see, so many out-of-the-way things had</text:p>
      <text:p text:style-name="Preformatted_20_Text">happened lately, that Alice had begun to think that very few things</text:p>
      <text:p text:style-name="Preformatted_20_Text">indeed were really impossible.</text:p>
      <text:p text:style-name="Preformatted_20_Text"/>
      <text:p text:style-name="Preformatted_20_Text">There seemed to be no use in waiting by the little door, so she went</text:p>
      <text:p text:style-name="Preformatted_20_Text">back to the table, half hoping she might find another key on it, or at</text:p>
      <text:p text:style-name="Preformatted_20_Text">any rate a book of rules for shutting people up like telescopes: this</text:p>
      <text:p text:style-name="Preformatted_20_Text">time she found a little bottle on it, (“which certainly was not here</text:p>
      <text:p text:style-name="Preformatted_20_Text">before,” said Alice,) and round the neck of the bottle was a paper</text:p>
      <text:p text:style-name="Preformatted_20_Text"><text:soft-page-break/>label, with the words “DRINK ME,” beautifully printed on it in large</text:p>
      <text:p text:style-name="Preformatted_20_Text">letters.</text:p>
      <text:p text:style-name="Preformatted_20_Text"/>
      <text:p text:style-name="Preformatted_20_Text">It was all very well to say “Drink me,” but the wise little Alice was</text:p>
      <text:p text:style-name="Preformatted_20_Text">not going to do _that_ in a hurry. “No, I’ll look first,” she said,</text:p>
      <text:p text:style-name="Preformatted_20_Text">“and see whether it’s marked ‘_poison_’ or not”; for she had read</text:p>
      <text:p text:style-name="Preformatted_20_Text">several nice little histories about children who had got burnt, and</text:p>
      <text:p text:style-name="Preformatted_20_Text">eaten up by wild beasts and other unpleasant things, all because they</text:p>
      <text:p text:style-name="Preformatted_20_Text">_would_ not remember the simple rules their friends had taught them:</text:p>
      <text:p text:style-name="Preformatted_20_Text">such as, that a red-hot poker will burn you if you hold it too long;</text:p>
      <text:p text:style-name="Preformatted_20_Text">and that if you cut your finger _very_ deeply with a knife, it usually</text:p>
      <text:p text:style-name="Preformatted_20_Text">bleeds; and she had never forgotten that, if you drink much from a</text:p>
      <text:p text:style-name="Preformatted_20_Text">bottle marked “poison,” it is almost certain to disagree with you,</text:p>
      <text:p text:style-name="Preformatted_20_Text">sooner or later.</text:p>
      <text:p text:style-name="Preformatted_20_Text"/>
      <text:p text:style-name="Preformatted_20_Text">However, this bottle was _not_ marked “poison,” so Alice ventured to</text:p>
      <text:p text:style-name="Preformatted_20_Text">taste it, and finding it very nice, (it had, in fact, a sort of mixed</text:p>
      <text:p text:style-name="Preformatted_20_Text">flavour of cherry-tart, custard, pine-apple, roast turkey, toffee, and</text:p>
      <text:p text:style-name="Preformatted_20_Text">hot buttered toast,) she very soon finished it off.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><text:s text:c="4"/>* <text:s text:c="5"/>* <text:s text:c="5"/>* <text:s text:c="5"/>* <text:s text:c="5"/>* <text:s text:c="5"/>*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/>
      <text:p text:style-name="Preformatted_20_Text">“What a curious feeling!” said Alice; “I must be shutting up like a</text:p>
      <text:p text:style-name="Preformatted_20_Text">telescope.”</text:p>
      <text:p text:style-name="Preformatted_20_Text"/>
      <text:p text:style-name="Preformatted_20_Text">And so it was indeed: she was now only ten inches high, and her face</text:p>
      <text:p text:style-name="Preformatted_20_Text">brightened up at the thought that she was now the right size for going</text:p>
      <text:p text:style-name="Preformatted_20_Text">through the little door into that lovely garden. First, however, she</text:p>
      <text:p text:style-name="Preformatted_20_Text">waited for a few minutes to see if she was going to shrink any further:</text:p>
      <text:p text:style-name="Preformatted_20_Text">she felt a little nervous about this; “for it might end, you know,”</text:p>
      <text:p text:style-name="Preformatted_20_Text">said Alice to herself, “in my going out altogether, like a candle. I</text:p>
      <text:p text:style-name="Preformatted_20_Text">wonder what I should be like then?” And she tried to fancy what the</text:p>
      <text:p text:style-name="Preformatted_20_Text">flame of a candle is like after the candle is blown out, for she could</text:p>
      <text:p text:style-name="Preformatted_20_Text">not remember ever having seen such a thing.</text:p>
      <text:p text:style-name="Preformatted_20_Text"/>
      <text:p text:style-name="Preformatted_20_Text">After a while, finding that nothing more happened, she decided on going</text:p>
      <text:p text:style-name="Preformatted_20_Text">into the garden at once; but, alas for poor Alice! when she got to the</text:p>
      <text:p text:style-name="Preformatted_20_Text">door, she found she had forgotten the little golden key, and when she</text:p>
      <text:p text:style-name="Preformatted_20_Text">went back to the table for it, she found she could not possibly reach</text:p>
      <text:p text:style-name="Preformatted_20_Text">it: she could see it quite plainly through the glass, and she tried her</text:p>
      <text:p text:style-name="Preformatted_20_Text">best to climb up one of the legs of the table, but it was too slippery;</text:p>
      <text:p text:style-name="Preformatted_20_Text">and when she had tired herself out with trying, the poor little thing</text:p>
      <text:p text:style-name="Preformatted_20_Text">sat down and cried.</text:p>
      <text:p text:style-name="Preformatted_20_Text"/>
      <text:p text:style-name="Preformatted_20_Text">“Come, there’s no use in crying like that!” said Alice to herself,</text:p>
      <text:p text:style-name="Preformatted_20_Text">rather sharply; “I advise you to leave off this minute!” She generally</text:p>
      <text:p text:style-name="Preformatted_20_Text">gave herself very good advice, (though she very seldom followed it),</text:p>
      <text:p text:style-name="Preformatted_20_Text">and sometimes she scolded herself so severely as to bring tears into</text:p>
      <text:p text:style-name="Preformatted_20_Text">her eyes; and once she remembered trying to box her own ears for having</text:p>
      <text:p text:style-name="Preformatted_20_Text">cheated herself in a game of croquet she was playing against herself,</text:p>
      <text:p text:style-name="Preformatted_20_Text">for this curious child was very fond of pretending to be two people.</text:p>
      <text:p text:style-name="Preformatted_20_Text">“But it’s no use now,” thought poor Alice, “to pretend to be two</text:p>
      <text:p text:style-name="Preformatted_20_Text">people! Why, there’s hardly enough of me left to make _one_ respectable</text:p>
      <text:p text:style-name="Preformatted_20_Text">person!”</text:p>
      <text:p text:style-name="Preformatted_20_Text"/>
      <text:p text:style-name="Preformatted_20_Text">Soon her eye fell on a little glass box that was lying under the table:</text:p>
      <text:p text:style-name="Preformatted_20_Text">she opened it, and found in it a very small cake, on which the words</text:p>
      <text:p text:style-name="Preformatted_20_Text">“EAT ME” were beautifully marked in currants. “Well, I’ll eat it,” said</text:p>
      <text:p text:style-name="Preformatted_20_Text">Alice, “and if it makes me grow larger, I can reach the key; and if it</text:p>
      <text:p text:style-name="Preformatted_20_Text"><text:soft-page-break/>makes me grow smaller, I can creep under the door; so either way I’ll</text:p>
      <text:p text:style-name="Preformatted_20_Text">get into the garden, and I don’t care which happens!”</text:p>
      <text:p text:style-name="Preformatted_20_Text"/>
      <text:p text:style-name="Preformatted_20_Text">She ate a little bit, and said anxiously to herself, “Which way? Which</text:p>
      <text:p text:style-name="Preformatted_20_Text">way?”, holding her hand on the top of her head to feel which way it was</text:p>
      <text:p text:style-name="Preformatted_20_Text">growing, and she was quite surprised to find that she remained the same</text:p>
      <text:p text:style-name="Preformatted_20_Text">size: to be sure, this generally happens when one eats cake, but Alice</text:p>
      <text:p text:style-name="Preformatted_20_Text">had got so much into the way of expecting nothing but out-of-the-way</text:p>
      <text:p text:style-name="Preformatted_20_Text">things to happen, that it seemed quite dull and stupid for life to go</text:p>
      <text:p text:style-name="Preformatted_20_Text">on in the common way.</text:p>
      <text:p text:style-name="Preformatted_20_Text"/>
      <text:p text:style-name="Preformatted_20_Text">So she set to work, and very soon finished off the cake.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><text:s text:c="4"/>* <text:s text:c="5"/>* <text:s text:c="5"/>* <text:s text:c="5"/>* <text:s text:c="5"/>* <text:s text:c="5"/>*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/>
      <text:p text:style-name="Preformatted_20_Text"/>
      <text:p text:style-name="Preformatted_20_Text"/>
      <text:h text:style-name="Heading_20_1" text:outline-level="1">CHAPTER II.</text:h>
      <text:h text:style-name="Heading_20_1" text:outline-level="1">The Pool of Tears</text:h>
      <text:p text:style-name="Preformatted_20_Text"/>
      <text:p text:style-name="Preformatted_20_Text"/>
      <text:p text:style-name="Preformatted_20_Text">“Curiouser and curiouser!” cried Alice (she was so much surprised, that</text:p>
      <text:p text:style-name="Preformatted_20_Text">for the moment she quite forgot how to speak good English); “now I’m</text:p>
      <text:p text:style-name="Preformatted_20_Text">opening out like the largest telescope that ever was! Good-bye, feet!”</text:p>
      <text:p text:style-name="Preformatted_20_Text">(for when she looked down at her feet, they seemed to be almost out of</text:p>
      <text:p text:style-name="Preformatted_20_Text">sight, they were getting so far off). “Oh, my poor little feet, I</text:p>
      <text:p text:style-name="Preformatted_20_Text">wonder who will put on your shoes and stockings for you now, dears? I’m</text:p>
      <text:p text:style-name="Preformatted_20_Text">sure _I_ shan’t be able! I shall be a great deal too far off to trouble</text:p>
      <text:p text:style-name="Preformatted_20_Text">myself about you: you must manage the best way you can;—but I must be</text:p>
      <text:p text:style-name="Preformatted_20_Text">kind to them,” thought Alice, “or perhaps they won’t walk the way I</text:p>
      <text:p text:style-name="Preformatted_20_Text">want to go! Let me see: I’ll give them a new pair of boots every</text:p>
      <text:p text:style-name="Preformatted_20_Text">Christmas.”</text:p>
      <text:p text:style-name="Preformatted_20_Text"/>
      <text:p text:style-name="Preformatted_20_Text">And she went on planning to herself how she would manage it. “They must</text:p>
      <text:p text:style-name="Preformatted_20_Text">go by the carrier,” she thought; “and how funny it’ll seem, sending</text:p>
      <text:p text:style-name="Preformatted_20_Text">presents to one’s own feet! And how odd the directions will look!</text:p>
      <text:p text:style-name="Preformatted_20_Text"/>
      <text:p text:style-name="Preformatted_20_Text"><text:s text:c="5"/>_Alice’s Right Foot, Esq., Hearthrug, near the Fender,_ (_with</text:p>
      <text:p text:style-name="Preformatted_20_Text"><text:s text:c="5"/>Alice’s love_).</text:p>
      <text:p text:style-name="Preformatted_20_Text"/>
      <text:p text:style-name="Preformatted_20_Text">Oh dear, what nonsense I’m talking!”</text:p>
      <text:p text:style-name="Preformatted_20_Text"/>
      <text:p text:style-name="Preformatted_20_Text">Just then her head struck against the roof of the hall: in fact she was</text:p>
      <text:p text:style-name="Preformatted_20_Text">now more than nine feet high, and she at once took up the little golden</text:p>
      <text:p text:style-name="Preformatted_20_Text">key and hurried off to the garden door.</text:p>
      <text:p text:style-name="Preformatted_20_Text"/>
      <text:p text:style-name="Preformatted_20_Text">Poor Alice! It was as much as she could do, lying down on one side, to</text:p>
      <text:p text:style-name="Preformatted_20_Text">look through into the garden with one eye; but to get through was more</text:p>
      <text:p text:style-name="Preformatted_20_Text">hopeless than ever: she sat down and began to cry again.</text:p>
      <text:p text:style-name="Preformatted_20_Text"/>
      <text:p text:style-name="Preformatted_20_Text">“You ought to be ashamed of yourself,” said Alice, “a great girl like</text:p>
      <text:p text:style-name="Preformatted_20_Text">you,” (she might well say this), “to go on crying in this way! Stop</text:p>
      <text:p text:style-name="Preformatted_20_Text">this moment, I tell you!” But she went on all the same, shedding</text:p>
      <text:p text:style-name="Preformatted_20_Text">gallons of tears, until there was a large pool all round her, about</text:p>
      <text:p text:style-name="Preformatted_20_Text"><text:soft-page-break/>four inches deep and reaching half down the hall.</text:p>
      <text:p text:style-name="Preformatted_20_Text"/>
      <text:p text:style-name="Preformatted_20_Text">After a time she heard a little pattering of feet in the distance, and</text:p>
      <text:p text:style-name="Preformatted_20_Text">she hastily dried her eyes to see what was coming. It was the White</text:p>
      <text:p text:style-name="Preformatted_20_Text">Rabbit returning, splendidly dressed, with a pair of white kid gloves</text:p>
      <text:p text:style-name="Preformatted_20_Text">in one hand and a large fan in the other: he came trotting along in a</text:p>
      <text:p text:style-name="Preformatted_20_Text">great hurry, muttering to himself as he came, “Oh! the Duchess, the</text:p>
      <text:p text:style-name="Preformatted_20_Text">Duchess! Oh! won’t she be savage if I’ve kept her waiting!” Alice felt</text:p>
      <text:p text:style-name="Preformatted_20_Text">so desperate that she was ready to ask help of any one; so, when the</text:p>
      <text:p text:style-name="Preformatted_20_Text">Rabbit came near her, she began, in a low, timid voice, “If you please,</text:p>
      <text:p text:style-name="Preformatted_20_Text">sir—” The Rabbit started violently, dropped the white kid gloves and</text:p>
      <text:p text:style-name="Preformatted_20_Text">the fan, and skurried away into the darkness as hard as he could go.</text:p>
      <text:p text:style-name="Preformatted_20_Text"/>
      <text:p text:style-name="Preformatted_20_Text">Alice took up the fan and gloves, and, as the hall was very hot, she</text:p>
      <text:p text:style-name="Preformatted_20_Text">kept fanning herself all the time she went on talking: “Dear, dear! How</text:p>
      <text:p text:style-name="Preformatted_20_Text">queer everything is to-day! And yesterday things went on just as usual.</text:p>
      <text:p text:style-name="Preformatted_20_Text">I wonder if I’ve been changed in the night? Let me think: was I the</text:p>
      <text:p text:style-name="Preformatted_20_Text">same when I got up this morning? I almost think I can remember feeling</text:p>
      <text:p text:style-name="Preformatted_20_Text">a little different. But if I’m not the same, the next question is, Who</text:p>
      <text:p text:style-name="Preformatted_20_Text">in the world am I? Ah, _that’s_ the great puzzle!” And she began</text:p>
      <text:p text:style-name="Preformatted_20_Text">thinking over all the children she knew that were of the same age as</text:p>
      <text:p text:style-name="Preformatted_20_Text">herself, to see if she could have been changed for any of them.</text:p>
      <text:p text:style-name="Preformatted_20_Text"/>
      <text:p text:style-name="Preformatted_20_Text">“I’m sure I’m not Ada,” she said, “for her hair goes in such long</text:p>
      <text:p text:style-name="Preformatted_20_Text">ringlets, and mine doesn’t go in ringlets at all; and I’m sure I can’t</text:p>
      <text:p text:style-name="Preformatted_20_Text">be Mabel, for I know all sorts of things, and she, oh! she knows such a</text:p>
      <text:p text:style-name="Preformatted_20_Text">very little! Besides, _she’s_ she, and _I’m_ I, and—oh dear, how</text:p>
      <text:p text:style-name="Preformatted_20_Text">puzzling it all is! I’ll try if I know all the things I used to know.</text:p>
      <text:p text:style-name="Preformatted_20_Text">Let me see: four times five is twelve, and four times six is thirteen,</text:p>
      <text:p text:style-name="Preformatted_20_Text">and four times seven is—oh dear! I shall never get to twenty at that</text:p>
      <text:p text:style-name="Preformatted_20_Text">rate! However, the Multiplication Table doesn’t signify: let’s try</text:p>
      <text:p text:style-name="Preformatted_20_Text">Geography. London is the capital of Paris, and Paris is the capital of</text:p>
      <text:p text:style-name="Preformatted_20_Text">Rome, and Rome—no, _that’s_ all wrong, I’m certain! I must have been</text:p>
      <text:p text:style-name="Preformatted_20_Text">changed for Mabel! I’ll try and say ‘_How doth the little_—’” and she</text:p>
      <text:p text:style-name="Preformatted_20_Text">crossed her hands on her lap as if she were saying lessons, and began</text:p>
      <text:p text:style-name="Preformatted_20_Text">to repeat it, but her voice sounded hoarse and strange, and the words</text:p>
      <text:p text:style-name="Preformatted_20_Text">did not come the same as they used to do:—</text:p>
      <text:p text:style-name="Preformatted_20_Text"/>
      <text:p text:style-name="Preformatted_20_Text">“How doth the little crocodile</text:p>
      <text:p text:style-name="Preformatted_20_Text"><text:s text:c="4"/>Improve his shining tail,</text:p>
      <text:p text:style-name="Preformatted_20_Text">And pour the waters of the Nile</text:p>
      <text:p text:style-name="Preformatted_20_Text"><text:s text:c="4"/>On every golden scale!</text:p>
      <text:p text:style-name="Preformatted_20_Text"/>
      <text:p text:style-name="Preformatted_20_Text">“How cheerfully he seems to grin,</text:p>
      <text:p text:style-name="Preformatted_20_Text"><text:s text:c="4"/>How neatly spread his claws,</text:p>
      <text:p text:style-name="Preformatted_20_Text">And welcome little fishes in</text:p>
      <text:p text:style-name="Preformatted_20_Text"><text:s text:c="4"/>With gently smiling jaws!”</text:p>
      <text:p text:style-name="Preformatted_20_Text"/>
      <text:p text:style-name="Preformatted_20_Text"/>
      <text:p text:style-name="Preformatted_20_Text">“I’m sure those are not the right words,” said poor Alice, and her eyes</text:p>
      <text:p text:style-name="Preformatted_20_Text">filled with tears again as she went on, “I must be Mabel after all, and</text:p>
      <text:p text:style-name="Preformatted_20_Text">I shall have to go and live in that poky little house, and have next to</text:p>
      <text:p text:style-name="Preformatted_20_Text">no toys to play with, and oh! ever so many lessons to learn! No, I’ve</text:p>
      <text:p text:style-name="Preformatted_20_Text">made up my mind about it; if I’m Mabel, I’ll stay down here! It’ll be</text:p>
      <text:p text:style-name="Preformatted_20_Text">no use their putting their heads down and saying ‘Come up again, dear!’</text:p>
      <text:p text:style-name="Preformatted_20_Text">I shall only look up and say ‘Who am I then? Tell me that first, and</text:p>
      <text:p text:style-name="Preformatted_20_Text">then, if I like being that person, I’ll come up: if not, I’ll stay down</text:p>
      <text:p text:style-name="Preformatted_20_Text">here till I’m somebody else’—but, oh dear!” cried Alice, with a sudden</text:p>
      <text:p text:style-name="Preformatted_20_Text">burst of tears, “I do wish they _would_ put their heads down! I am so</text:p>
      <text:p text:style-name="Preformatted_20_Text">_very_ tired of being all alone here!”</text:p>
      <text:p text:style-name="Preformatted_20_Text"/>
      <text:p text:style-name="Preformatted_20_Text">As she said this she looked down at her hands, and was surprised to see</text:p>
      <text:p text:style-name="Preformatted_20_Text">that she had put on one of the Rabbit’s little white kid gloves while</text:p>
      <text:p text:style-name="Preformatted_20_Text">she was talking. “How _can_ I have done that?” she thought. “I must be</text:p>
      <text:p text:style-name="Preformatted_20_Text"><text:soft-page-break/>growing small again.” She got up and went to the table to measure</text:p>
      <text:p text:style-name="Preformatted_20_Text">herself by it, and found that, as nearly as she could guess, she was</text:p>
      <text:p text:style-name="Preformatted_20_Text">now about two feet high, and was going on shrinking rapidly: she soon</text:p>
      <text:p text:style-name="Preformatted_20_Text">found out that the cause of this was the fan she was holding, and she</text:p>
      <text:p text:style-name="Preformatted_20_Text">dropped it hastily, just in time to avoid shrinking away altogether.</text:p>
      <text:p text:style-name="Preformatted_20_Text"/>
      <text:p text:style-name="Preformatted_20_Text">“That _was_ a narrow escape!” said Alice, a good deal frightened at the</text:p>
      <text:p text:style-name="Preformatted_20_Text">sudden change, but very glad to find herself still in existence; “and</text:p>
      <text:p text:style-name="Preformatted_20_Text">now for the garden!” and she ran with all speed back to the little</text:p>
      <text:p text:style-name="Preformatted_20_Text">door: but, alas! the little door was shut again, and the little golden</text:p>
      <text:p text:style-name="Preformatted_20_Text">key was lying on the glass table as before, “and things are worse than</text:p>
      <text:p text:style-name="Preformatted_20_Text">ever,” thought the poor child, “for I never was so small as this</text:p>
      <text:p text:style-name="Preformatted_20_Text">before, never! And I declare it’s too bad, that it is!”</text:p>
      <text:p text:style-name="Preformatted_20_Text"/>
      <text:p text:style-name="Preformatted_20_Text">As she said these words her foot slipped, and in another moment,</text:p>
      <text:p text:style-name="Preformatted_20_Text">splash! she was up to her chin in salt water. Her first idea was that</text:p>
      <text:p text:style-name="Preformatted_20_Text">she had somehow fallen into the sea, “and in that case I can go back by</text:p>
      <text:p text:style-name="Preformatted_20_Text">railway,” she said to herself. (Alice had been to the seaside once in</text:p>
      <text:p text:style-name="Preformatted_20_Text">her life, and had come to the general conclusion, that wherever you go</text:p>
      <text:p text:style-name="Preformatted_20_Text">to on the English coast you find a number of bathing machines in the</text:p>
      <text:p text:style-name="Preformatted_20_Text">sea, some children digging in the sand with wooden spades, then a row</text:p>
      <text:p text:style-name="Preformatted_20_Text">of lodging houses, and behind them a railway station.) However, she</text:p>
      <text:p text:style-name="Preformatted_20_Text">soon made out that she was in the pool of tears which she had wept when</text:p>
      <text:p text:style-name="Preformatted_20_Text">she was nine feet high.</text:p>
      <text:p text:style-name="Preformatted_20_Text"/>
      <text:p text:style-name="Preformatted_20_Text">“I wish I hadn’t cried so much!” said Alice, as she swam about, trying</text:p>
      <text:p text:style-name="Preformatted_20_Text">to find her way out. “I shall be punished for it now, I suppose, by</text:p>
      <text:p text:style-name="Preformatted_20_Text">being drowned in my own tears! That _will_ be a queer thing, to be</text:p>
      <text:p text:style-name="Preformatted_20_Text">sure! However, everything is queer to-day.”</text:p>
      <text:p text:style-name="Preformatted_20_Text"/>
      <text:p text:style-name="Preformatted_20_Text">Just then she heard something splashing about in the pool a little way</text:p>
      <text:p text:style-name="Preformatted_20_Text">off, and she swam nearer to make out what it was: at first she thought</text:p>
      <text:p text:style-name="Preformatted_20_Text">it must be a walrus or hippopotamus, but then she remembered how small</text:p>
      <text:p text:style-name="Preformatted_20_Text">she was now, and she soon made out that it was only a mouse that had</text:p>
      <text:p text:style-name="Preformatted_20_Text">slipped in like herself.</text:p>
      <text:p text:style-name="Preformatted_20_Text"/>
      <text:p text:style-name="Preformatted_20_Text">“Would it be of any use, now,” thought Alice, “to speak to this mouse?</text:p>
      <text:p text:style-name="Preformatted_20_Text">Everything is so out-of-the-way down here, that I should think very</text:p>
      <text:p text:style-name="Preformatted_20_Text">likely it can talk: at any rate, there’s no harm in trying.” So she</text:p>
      <text:p text:style-name="Preformatted_20_Text">began: “O Mouse, do you know the way out of this pool? I am very tired</text:p>
      <text:p text:style-name="Preformatted_20_Text">of swimming about here, O Mouse!” (Alice thought this must be the right</text:p>
      <text:p text:style-name="Preformatted_20_Text">way of speaking to a mouse: she had never done such a thing before, but</text:p>
      <text:p text:style-name="Preformatted_20_Text">she remembered having seen in her brother’s Latin Grammar, “A mouse—of</text:p>
      <text:p text:style-name="Preformatted_20_Text">a mouse—to a mouse—a mouse—O mouse!”) The Mouse looked at her rather</text:p>
      <text:p text:style-name="Preformatted_20_Text">inquisitively, and seemed to her to wink with one of its little eyes,</text:p>
      <text:p text:style-name="Preformatted_20_Text">but it said nothing.</text:p>
      <text:p text:style-name="Preformatted_20_Text"/>
      <text:p text:style-name="Preformatted_20_Text">“Perhaps it doesn’t understand English,” thought Alice; “I daresay it’s</text:p>
      <text:p text:style-name="Preformatted_20_Text">a French mouse, come over with William the Conqueror.” (For, with all</text:p>
      <text:p text:style-name="Preformatted_20_Text">her knowledge of history, Alice had no very clear notion how long ago</text:p>
      <text:p text:style-name="Preformatted_20_Text">anything had happened.) So she began again: “Où est ma chatte?” which</text:p>
      <text:p text:style-name="Preformatted_20_Text">was the first sentence in her French lesson-book. The Mouse gave a</text:p>
      <text:p text:style-name="Preformatted_20_Text">sudden leap out of the water, and seemed to quiver all over with</text:p>
      <text:p text:style-name="Preformatted_20_Text">fright. “Oh, I beg your pardon!” cried Alice hastily, afraid that she</text:p>
      <text:p text:style-name="Preformatted_20_Text">had hurt the poor animal’s feelings. “I quite forgot you didn’t like</text:p>
      <text:p text:style-name="Preformatted_20_Text">cats.”</text:p>
      <text:p text:style-name="Preformatted_20_Text"/>
      <text:p text:style-name="Preformatted_20_Text">“Not like cats!” cried the Mouse, in a shrill, passionate voice. “Would</text:p>
      <text:p text:style-name="Preformatted_20_Text">_you_ like cats if you were me?”</text:p>
      <text:p text:style-name="Preformatted_20_Text"/>
      <text:p text:style-name="Preformatted_20_Text">“Well, perhaps not,” said Alice in a soothing tone: “don’t be angry</text:p>
      <text:p text:style-name="Preformatted_20_Text">about it. And yet I wish I could show you our cat Dinah: I think you’d</text:p>
      <text:p text:style-name="Preformatted_20_Text">take a fancy to cats if you could only see her. She is such a dear</text:p>
      <text:p text:style-name="Preformatted_20_Text">quiet thing,” Alice went on, half to herself, as she swam lazily about</text:p>
      <text:p text:style-name="Preformatted_20_Text"><text:soft-page-break/>in the pool, “and she sits purring so nicely by the fire, licking her</text:p>
      <text:p text:style-name="Preformatted_20_Text">paws and washing her face—and she is such a nice soft thing to</text:p>
      <text:p text:style-name="Preformatted_20_Text">nurse—and she’s such a capital one for catching mice—oh, I beg your</text:p>
      <text:p text:style-name="Preformatted_20_Text">pardon!” cried Alice again, for this time the Mouse was bristling all</text:p>
      <text:p text:style-name="Preformatted_20_Text">over, and she felt certain it must be really offended. “We won’t talk</text:p>
      <text:p text:style-name="Preformatted_20_Text">about her any more if you’d rather not.”</text:p>
      <text:p text:style-name="Preformatted_20_Text"/>
      <text:p text:style-name="Preformatted_20_Text">“We indeed!” cried the Mouse, who was trembling down to the end of his</text:p>
      <text:p text:style-name="Preformatted_20_Text">tail. “As if _I_ would talk on such a subject! Our family always</text:p>
      <text:p text:style-name="Preformatted_20_Text">_hated_ cats: nasty, low, vulgar things! Don’t let me hear the name</text:p>
      <text:p text:style-name="Preformatted_20_Text">again!”</text:p>
      <text:p text:style-name="Preformatted_20_Text"/>
      <text:p text:style-name="Preformatted_20_Text">“I won’t indeed!” said Alice, in a great hurry to change the subject of</text:p>
      <text:p text:style-name="Preformatted_20_Text">conversation. “Are you—are you fond—of—of dogs?” The Mouse did not</text:p>
      <text:p text:style-name="Preformatted_20_Text">answer, so Alice went on eagerly: “There is such a nice little dog near</text:p>
      <text:p text:style-name="Preformatted_20_Text">our house I should like to show you! A little bright-eyed terrier, you</text:p>
      <text:p text:style-name="Preformatted_20_Text">know, with oh, such long curly brown hair! And it’ll fetch things when</text:p>
      <text:p text:style-name="Preformatted_20_Text">you throw them, and it’ll sit up and beg for its dinner, and all sorts</text:p>
      <text:p text:style-name="Preformatted_20_Text">of things—I can’t remember half of them—and it belongs to a farmer, you</text:p>
      <text:p text:style-name="Preformatted_20_Text">know, and he says it’s so useful, it’s worth a hundred pounds! He says</text:p>
      <text:p text:style-name="Preformatted_20_Text">it kills all the rats and—oh dear!” cried Alice in a sorrowful tone,</text:p>
      <text:p text:style-name="Preformatted_20_Text">“I’m afraid I’ve offended it again!” For the Mouse was swimming away</text:p>
      <text:p text:style-name="Preformatted_20_Text">from her as hard as it could go, and making quite a commotion in the</text:p>
      <text:p text:style-name="Preformatted_20_Text">pool as it went.</text:p>
      <text:p text:style-name="Preformatted_20_Text"/>
      <text:p text:style-name="Preformatted_20_Text">So she called softly after it, “Mouse dear! Do come back again, and we</text:p>
      <text:p text:style-name="Preformatted_20_Text">won’t talk about cats or dogs either, if you don’t like them!” When the</text:p>
      <text:p text:style-name="Preformatted_20_Text">Mouse heard this, it turned round and swam slowly back to her: its face</text:p>
      <text:p text:style-name="Preformatted_20_Text">was quite pale (with passion, Alice thought), and it said in a low</text:p>
      <text:p text:style-name="Preformatted_20_Text">trembling voice, “Let us get to the shore, and then I’ll tell you my</text:p>
      <text:p text:style-name="Preformatted_20_Text">history, and you’ll understand why it is I hate cats and dogs.”</text:p>
      <text:p text:style-name="Preformatted_20_Text"/>
      <text:p text:style-name="Preformatted_20_Text">It was high time to go, for the pool was getting quite crowded with the</text:p>
      <text:p text:style-name="Preformatted_20_Text">birds and animals that had fallen into it: there were a Duck and a</text:p>
      <text:p text:style-name="Preformatted_20_Text">Dodo, a Lory and an Eaglet, and several other curious creatures. Alice</text:p>
      <text:p text:style-name="Preformatted_20_Text">led the way, and the whole party swam to the shor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III.</text:p>
      <text:p text:style-name="Preformatted_20_Text">A Caucus-Race and a Long Tale</text:p>
      <text:p text:style-name="Preformatted_20_Text"/>
      <text:p text:style-name="Preformatted_20_Text"/>
      <text:p text:style-name="Preformatted_20_Text">They were indeed a queer-looking party that assembled on the bank—the</text:p>
      <text:p text:style-name="Preformatted_20_Text">birds with draggled feathers, the animals with their fur clinging close</text:p>
      <text:p text:style-name="Preformatted_20_Text">to them, and all dripping wet, cross, and uncomfortable.</text:p>
      <text:p text:style-name="Preformatted_20_Text"/>
      <text:p text:style-name="Preformatted_20_Text">The first question of course was, how to get dry again: they had a</text:p>
      <text:p text:style-name="Preformatted_20_Text">consultation about this, and after a few minutes it seemed quite</text:p>
      <text:p text:style-name="Preformatted_20_Text">natural to Alice to find herself talking familiarly with them, as if</text:p>
      <text:p text:style-name="Preformatted_20_Text">she had known them all her life. Indeed, she had quite a long argument</text:p>
      <text:p text:style-name="Preformatted_20_Text">with the Lory, who at last turned sulky, and would only say, “I am</text:p>
      <text:p text:style-name="Preformatted_20_Text">older than you, and must know better;” and this Alice would not allow</text:p>
      <text:p text:style-name="Preformatted_20_Text">without knowing how old it was, and, as the Lory positively refused to</text:p>
      <text:p text:style-name="Preformatted_20_Text">tell its age, there was no more to be said.</text:p>
      <text:p text:style-name="Preformatted_20_Text"/>
      <text:p text:style-name="Preformatted_20_Text">At last the Mouse, who seemed to be a person of authority among them,</text:p>
      <text:p text:style-name="Preformatted_20_Text">called out, “Sit down, all of you, and listen to me! _I’ll_ soon make</text:p>
      <text:p text:style-name="Preformatted_20_Text">you dry enough!” They all sat down at once, in a large ring, with the</text:p>
      <text:p text:style-name="Preformatted_20_Text">Mouse in the middle. Alice kept her eyes anxiously fixed on it, for she</text:p>
      <text:p text:style-name="Preformatted_20_Text">felt sure she would catch a bad cold if she did not get dry very soon.</text:p>
      <text:p text:style-name="Preformatted_20_Text"/>
      <text:p text:style-name="Preformatted_20_Text">“Ahem!” said the Mouse with an important air, “are you all ready? This</text:p>
      <text:p text:style-name="Preformatted_20_Text"><text:soft-page-break/>is the driest thing I know. Silence all round, if you please! ‘William</text:p>
      <text:p text:style-name="Preformatted_20_Text">the Conqueror, whose cause was favoured by the pope, was soon submitted</text:p>
      <text:p text:style-name="Preformatted_20_Text">to by the English, who wanted leaders, and had been of late much</text:p>
      <text:p text:style-name="Preformatted_20_Text">accustomed to usurpation and conquest. Edwin and Morcar, the earls of</text:p>
      <text:p text:style-name="Preformatted_20_Text">Mercia and Northumbria—’”</text:p>
      <text:p text:style-name="Preformatted_20_Text"/>
      <text:p text:style-name="Preformatted_20_Text">“Ugh!” said the Lory, with a shiver.</text:p>
      <text:p text:style-name="Preformatted_20_Text"/>
      <text:p text:style-name="Preformatted_20_Text">“I beg your pardon!” said the Mouse, frowning, but very politely: “Did</text:p>
      <text:p text:style-name="Preformatted_20_Text">you speak?”</text:p>
      <text:p text:style-name="Preformatted_20_Text"/>
      <text:p text:style-name="Preformatted_20_Text">“Not I!” said the Lory hastily.</text:p>
      <text:p text:style-name="Preformatted_20_Text"/>
      <text:p text:style-name="Preformatted_20_Text">“I thought you did,” said the Mouse. “—I proceed. ‘Edwin and Morcar,</text:p>
      <text:p text:style-name="Preformatted_20_Text">the earls of Mercia and Northumbria, declared for him: and even</text:p>
      <text:p text:style-name="Preformatted_20_Text">Stigand, the patriotic archbishop of Canterbury, found it advisable—’”</text:p>
      <text:p text:style-name="Preformatted_20_Text"/>
      <text:p text:style-name="Preformatted_20_Text">“Found _what_?” said the Duck.</text:p>
      <text:p text:style-name="Preformatted_20_Text"/>
      <text:p text:style-name="Preformatted_20_Text">“Found _it_,” the Mouse replied rather crossly: “of course you know</text:p>
      <text:p text:style-name="Preformatted_20_Text">what ‘it’ means.”</text:p>
      <text:p text:style-name="Preformatted_20_Text"/>
      <text:p text:style-name="Preformatted_20_Text">“I know what ‘it’ means well enough, when _I_ find a thing,” said the</text:p>
      <text:p text:style-name="Preformatted_20_Text">Duck: “it’s generally a frog or a worm. The question is, what did the</text:p>
      <text:p text:style-name="Preformatted_20_Text">archbishop find?”</text:p>
      <text:p text:style-name="Preformatted_20_Text"/>
      <text:p text:style-name="Preformatted_20_Text">The Mouse did not notice this question, but hurriedly went on, “‘—found</text:p>
      <text:p text:style-name="Preformatted_20_Text">it advisable to go with Edgar Atheling to meet William and offer him</text:p>
      <text:p text:style-name="Preformatted_20_Text">the crown. William’s conduct at first was moderate. But the insolence</text:p>
      <text:p text:style-name="Preformatted_20_Text">of his Normans—’ How are you getting on now, my dear?” it continued,</text:p>
      <text:p text:style-name="Preformatted_20_Text">turning to Alice as it spoke.</text:p>
      <text:p text:style-name="Preformatted_20_Text"/>
      <text:p text:style-name="Preformatted_20_Text">“As wet as ever,” said Alice in a melancholy tone: “it doesn’t seem to</text:p>
      <text:p text:style-name="Preformatted_20_Text">dry me at all.”</text:p>
      <text:p text:style-name="Preformatted_20_Text"/>
      <text:p text:style-name="Preformatted_20_Text">“In that case,” said the Dodo solemnly, rising to its feet, “I move</text:p>
      <text:p text:style-name="Preformatted_20_Text">that the meeting adjourn, for the immediate adoption of more energetic</text:p>
      <text:p text:style-name="Preformatted_20_Text">remedies—”</text:p>
      <text:p text:style-name="Preformatted_20_Text"/>
      <text:p text:style-name="Preformatted_20_Text">“Speak English!” said the Eaglet. “I don’t know the meaning of half</text:p>
      <text:p text:style-name="Preformatted_20_Text">those long words, and, what’s more, I don’t believe you do either!” And</text:p>
      <text:p text:style-name="Preformatted_20_Text">the Eaglet bent down its head to hide a smile: some of the other birds</text:p>
      <text:p text:style-name="Preformatted_20_Text">tittered audibly.</text:p>
      <text:p text:style-name="Preformatted_20_Text"/>
      <text:p text:style-name="Preformatted_20_Text">“What I was going to say,” said the Dodo in an offended tone, “was,</text:p>
      <text:p text:style-name="Preformatted_20_Text">that the best thing to get us dry would be a Caucus-race.”</text:p>
      <text:p text:style-name="Preformatted_20_Text"/>
      <text:p text:style-name="Preformatted_20_Text">“What _is_ a Caucus-race?” said Alice; not that she wanted much to</text:p>
      <text:p text:style-name="Preformatted_20_Text">know, but the Dodo had paused as if it thought that _somebody_ ought to</text:p>
      <text:p text:style-name="Preformatted_20_Text">speak, and no one else seemed inclined to say anything.</text:p>
      <text:p text:style-name="Preformatted_20_Text"/>
      <text:p text:style-name="Preformatted_20_Text">“Why,” said the Dodo, “the best way to explain it is to do it.” (And,</text:p>
      <text:p text:style-name="Preformatted_20_Text">as you might like to try the thing yourself, some winter day, I will</text:p>
      <text:p text:style-name="Preformatted_20_Text">tell you how the Dodo managed it.)</text:p>
      <text:p text:style-name="Preformatted_20_Text"/>
      <text:p text:style-name="Preformatted_20_Text">First it marked out a race-course, in a sort of circle, (“the exact</text:p>
      <text:p text:style-name="Preformatted_20_Text">shape doesn’t matter,” it said,) and then all the party were placed</text:p>
      <text:p text:style-name="Preformatted_20_Text">along the course, here and there. There was no “One, two, three, and</text:p>
      <text:p text:style-name="Preformatted_20_Text">away,” but they began running when they liked, and left off when they</text:p>
      <text:p text:style-name="Preformatted_20_Text">liked, so that it was not easy to know when the race was over. However,</text:p>
      <text:p text:style-name="Preformatted_20_Text">when they had been running half an hour or so, and were quite dry</text:p>
      <text:p text:style-name="Preformatted_20_Text">again, the Dodo suddenly called out “The race is over!” and they all</text:p>
      <text:p text:style-name="Preformatted_20_Text">crowded round it, panting, and asking, “But who has won?”</text:p>
      <text:p text:style-name="Preformatted_20_Text"/>
      <text:p text:style-name="Preformatted_20_Text"><text:soft-page-break/>This question the Dodo could not answer without a great deal of</text:p>
      <text:p text:style-name="Preformatted_20_Text">thought, and it sat for a long time with one finger pressed upon its</text:p>
      <text:p text:style-name="Preformatted_20_Text">forehead (the position in which you usually see Shakespeare, in the</text:p>
      <text:p text:style-name="Preformatted_20_Text">pictures of him), while the rest waited in silence. At last the Dodo</text:p>
      <text:p text:style-name="Preformatted_20_Text">said, “_Everybody_ has won, and all must have prizes.”</text:p>
      <text:p text:style-name="Preformatted_20_Text"/>
      <text:p text:style-name="Preformatted_20_Text">“But who is to give the prizes?” quite a chorus of voices asked.</text:p>
      <text:p text:style-name="Preformatted_20_Text"/>
      <text:p text:style-name="Preformatted_20_Text">“Why, _she_, of course,” said the Dodo, pointing to Alice with one</text:p>
      <text:p text:style-name="Preformatted_20_Text">finger; and the whole party at once crowded round her, calling out in a</text:p>
      <text:p text:style-name="Preformatted_20_Text">confused way, “Prizes! Prizes!”</text:p>
      <text:p text:style-name="Preformatted_20_Text"/>
      <text:p text:style-name="Preformatted_20_Text">Alice had no idea what to do, and in despair she put her hand in her</text:p>
      <text:p text:style-name="Preformatted_20_Text">pocket, and pulled out a box of comfits, (luckily the salt water had</text:p>
      <text:p text:style-name="Preformatted_20_Text">not got into it), and handed them round as prizes. There was exactly</text:p>
      <text:p text:style-name="Preformatted_20_Text">one a-piece, all round.</text:p>
      <text:p text:style-name="Preformatted_20_Text"/>
      <text:p text:style-name="Preformatted_20_Text">“But she must have a prize herself, you know,” said the Mouse.</text:p>
      <text:p text:style-name="Preformatted_20_Text"/>
      <text:p text:style-name="Preformatted_20_Text">“Of course,” the Dodo replied very gravely. “What else have you got in</text:p>
      <text:p text:style-name="Preformatted_20_Text">your pocket?” he went on, turning to Alice.</text:p>
      <text:p text:style-name="Preformatted_20_Text"/>
      <text:p text:style-name="Preformatted_20_Text">“Only a thimble,” said Alice sadly.</text:p>
      <text:p text:style-name="Preformatted_20_Text"/>
      <text:p text:style-name="Preformatted_20_Text">“Hand it over here,” said the Dodo.</text:p>
      <text:p text:style-name="Preformatted_20_Text"/>
      <text:p text:style-name="Preformatted_20_Text">Then they all crowded round her once more, while the Dodo solemnly</text:p>
      <text:p text:style-name="Preformatted_20_Text">presented the thimble, saying “We beg your acceptance of this elegant</text:p>
      <text:p text:style-name="Preformatted_20_Text">thimble;” and, when it had finished this short speech, they all</text:p>
      <text:p text:style-name="Preformatted_20_Text">cheered.</text:p>
      <text:p text:style-name="Preformatted_20_Text"/>
      <text:p text:style-name="Preformatted_20_Text">Alice thought the whole thing very absurd, but they all looked so grave</text:p>
      <text:p text:style-name="Preformatted_20_Text">that she did not dare to laugh; and, as she could not think of anything</text:p>
      <text:p text:style-name="Preformatted_20_Text">to say, she simply bowed, and took the thimble, looking as solemn as</text:p>
      <text:p text:style-name="Preformatted_20_Text">she could.</text:p>
      <text:p text:style-name="Preformatted_20_Text"/>
      <text:p text:style-name="Preformatted_20_Text">The next thing was to eat the comfits: this caused some noise and</text:p>
      <text:p text:style-name="Preformatted_20_Text">confusion, as the large birds complained that they could not taste</text:p>
      <text:p text:style-name="Preformatted_20_Text">theirs, and the small ones choked and had to be patted on the back.</text:p>
      <text:p text:style-name="Preformatted_20_Text">However, it was over at last, and they sat down again in a ring, and</text:p>
      <text:p text:style-name="Preformatted_20_Text">begged the Mouse to tell them something more.</text:p>
      <text:p text:style-name="Preformatted_20_Text"/>
      <text:p text:style-name="Preformatted_20_Text">“You promised to tell me your history, you know,” said Alice, “and why</text:p>
      <text:p text:style-name="Preformatted_20_Text">it is you hate—C and D,” she added in a whisper, half afraid that it</text:p>
      <text:p text:style-name="Preformatted_20_Text">would be offended again.</text:p>
      <text:p text:style-name="Preformatted_20_Text"/>
      <text:p text:style-name="Preformatted_20_Text">“Mine is a long and a sad tale!” said the Mouse, turning to Alice, and</text:p>
      <text:p text:style-name="Preformatted_20_Text">sighing.</text:p>
      <text:p text:style-name="Preformatted_20_Text"/>
      <text:p text:style-name="Preformatted_20_Text">“It _is_ a long tail, certainly,” said Alice, looking down with wonder</text:p>
      <text:p text:style-name="Preformatted_20_Text">at the Mouse’s tail; “but why do you call it sad?” And she kept on</text:p>
      <text:p text:style-name="Preformatted_20_Text">puzzling about it while the Mouse was speaking, so that her idea of the</text:p>
      <text:p text:style-name="Preformatted_20_Text">tale was something like this:—</text:p>
      <text:p text:style-name="Preformatted_20_Text"/>
      <text:p text:style-name="Preformatted_20_Text"><text:s text:c="9"/>“Fury said to a mouse, That he met in the house, ‘Let us both</text:p>
      <text:p text:style-name="Preformatted_20_Text"><text:s text:c="9"/>go to law: _I_ will prosecute _you_.—Come, I’ll take no</text:p>
      <text:p text:style-name="Preformatted_20_Text"><text:s text:c="9"/>denial; We must have a trial: For really this morning I’ve</text:p>
      <text:p text:style-name="Preformatted_20_Text"><text:s text:c="9"/>nothing to do.’ Said the mouse to the cur, ‘Such a trial, dear</text:p>
      <text:p text:style-name="Preformatted_20_Text"><text:s text:c="9"/>sir, With no jury or judge, would be wasting our breath.’</text:p>
      <text:p text:style-name="Preformatted_20_Text"><text:s text:c="9"/>‘I’ll be judge, I’ll be jury,’ Said cunning old Fury: ‘I’ll</text:p>
      <text:p text:style-name="Preformatted_20_Text"><text:s text:c="9"/>try the whole cause, and condemn you to death.’”</text:p>
      <text:p text:style-name="Preformatted_20_Text"/>
      <text:p text:style-name="Preformatted_20_Text">“You are not attending!” said the Mouse to Alice severely. “What are</text:p>
      <text:p text:style-name="Preformatted_20_Text">you thinking of?”</text:p>
      <text:p text:style-name="Preformatted_20_Text"><text:soft-page-break/></text:p>
      <text:p text:style-name="Preformatted_20_Text">“I beg your pardon,” said Alice very humbly: “you had got to the fifth</text:p>
      <text:p text:style-name="Preformatted_20_Text">bend, I think?”</text:p>
      <text:p text:style-name="Preformatted_20_Text"/>
      <text:p text:style-name="Preformatted_20_Text">“I had _not!_” cried the Mouse, sharply and very angrily.</text:p>
      <text:p text:style-name="Preformatted_20_Text"/>
      <text:p text:style-name="Preformatted_20_Text">“A knot!” said Alice, always ready to make herself useful, and looking</text:p>
      <text:p text:style-name="Preformatted_20_Text">anxiously about her. “Oh, do let me help to undo it!”</text:p>
      <text:p text:style-name="Preformatted_20_Text"/>
      <text:p text:style-name="Preformatted_20_Text">“I shall do nothing of the sort,” said the Mouse, getting up and</text:p>
      <text:p text:style-name="Preformatted_20_Text">walking away. “You insult me by talking such nonsense!”</text:p>
      <text:p text:style-name="Preformatted_20_Text"/>
      <text:p text:style-name="Preformatted_20_Text">“I didn’t mean it!” pleaded poor Alice. “But you’re so easily offended,</text:p>
      <text:p text:style-name="Preformatted_20_Text">you know!”</text:p>
      <text:p text:style-name="Preformatted_20_Text"/>
      <text:p text:style-name="Preformatted_20_Text">The Mouse only growled in reply.</text:p>
      <text:p text:style-name="Preformatted_20_Text"/>
      <text:p text:style-name="Preformatted_20_Text">“Please come back and finish your story!” Alice called after it; and</text:p>
      <text:p text:style-name="Preformatted_20_Text">the others all joined in chorus, “Yes, please do!” but the Mouse only</text:p>
      <text:p text:style-name="Preformatted_20_Text">shook its head impatiently, and walked a little quicker.</text:p>
      <text:p text:style-name="Preformatted_20_Text"/>
      <text:p text:style-name="Preformatted_20_Text">“What a pity it wouldn’t stay!” sighed the Lory, as soon as it was</text:p>
      <text:p text:style-name="Preformatted_20_Text">quite out of sight; and an old Crab took the opportunity of saying to</text:p>
      <text:p text:style-name="Preformatted_20_Text">her daughter “Ah, my dear! Let this be a lesson to you never to lose</text:p>
      <text:p text:style-name="Preformatted_20_Text">_your_ temper!” “Hold your tongue, Ma!” said the young Crab, a little</text:p>
      <text:p text:style-name="Preformatted_20_Text">snappishly. “You’re enough to try the patience of an oyster!”</text:p>
      <text:p text:style-name="Preformatted_20_Text"/>
      <text:p text:style-name="Preformatted_20_Text">“I wish I had our Dinah here, I know I do!” said Alice aloud,</text:p>
      <text:p text:style-name="Preformatted_20_Text">addressing nobody in particular. “She’d soon fetch it back!”</text:p>
      <text:p text:style-name="Preformatted_20_Text"/>
      <text:p text:style-name="Preformatted_20_Text">“And who is Dinah, if I might venture to ask the question?” said the</text:p>
      <text:p text:style-name="Preformatted_20_Text">Lory.</text:p>
      <text:p text:style-name="Preformatted_20_Text"/>
      <text:p text:style-name="Preformatted_20_Text">Alice replied eagerly, for she was always ready to talk about her pet:</text:p>
      <text:p text:style-name="Preformatted_20_Text">“Dinah’s our cat. And she’s such a capital one for catching mice you</text:p>
      <text:p text:style-name="Preformatted_20_Text">can’t think! And oh, I wish you could see her after the birds! Why,</text:p>
      <text:p text:style-name="Preformatted_20_Text">she’ll eat a little bird as soon as look at it!”</text:p>
      <text:p text:style-name="Preformatted_20_Text"/>
      <text:p text:style-name="Preformatted_20_Text">This speech caused a remarkable sensation among the party. Some of the</text:p>
      <text:p text:style-name="Preformatted_20_Text">birds hurried off at once: one old Magpie began wrapping itself up very</text:p>
      <text:p text:style-name="Preformatted_20_Text">carefully, remarking, “I really must be getting home; the night-air</text:p>
      <text:p text:style-name="Preformatted_20_Text">doesn’t suit my throat!” and a Canary called out in a trembling voice</text:p>
      <text:p text:style-name="Preformatted_20_Text">to its children, “Come away, my dears! It’s high time you were all in</text:p>
      <text:p text:style-name="Preformatted_20_Text">bed!” On various pretexts they all moved off, and Alice was soon left</text:p>
      <text:p text:style-name="Preformatted_20_Text">alone.</text:p>
      <text:p text:style-name="Preformatted_20_Text"/>
      <text:p text:style-name="Preformatted_20_Text">“I wish I hadn’t mentioned Dinah!” she said to herself in a melancholy</text:p>
      <text:p text:style-name="Preformatted_20_Text">tone. “Nobody seems to like her, down here, and I’m sure she’s the best</text:p>
      <text:p text:style-name="Preformatted_20_Text">cat in the world! Oh, my dear Dinah! I wonder if I shall ever see you</text:p>
      <text:p text:style-name="Preformatted_20_Text">any more!” And here poor Alice began to cry again, for she felt very</text:p>
      <text:p text:style-name="Preformatted_20_Text">lonely and low-spirited. In a little while, however, she again heard a</text:p>
      <text:p text:style-name="Preformatted_20_Text">little pattering of footsteps in the distance, and she looked up</text:p>
      <text:p text:style-name="Preformatted_20_Text">eagerly, half hoping that the Mouse had changed his mind, and was</text:p>
      <text:p text:style-name="Preformatted_20_Text">coming back to finish his story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IV.</text:p>
      <text:p text:style-name="Preformatted_20_Text">The Rabbit Sends in a Little Bill</text:p>
      <text:p text:style-name="Preformatted_20_Text"/>
      <text:p text:style-name="Preformatted_20_Text"/>
      <text:p text:style-name="Preformatted_20_Text">It was the White Rabbit, trotting slowly back again, and looking</text:p>
      <text:p text:style-name="Preformatted_20_Text">anxiously about as it went, as if it had lost something; and she heard</text:p>
      <text:p text:style-name="Preformatted_20_Text"><text:soft-page-break/>it muttering to itself “The Duchess! The Duchess! Oh my dear paws! Oh</text:p>
      <text:p text:style-name="Preformatted_20_Text">my fur and whiskers! She’ll get me executed, as sure as ferrets are</text:p>
      <text:p text:style-name="Preformatted_20_Text">ferrets! Where _can_ I have dropped them, I wonder?” Alice guessed in a</text:p>
      <text:p text:style-name="Preformatted_20_Text">moment that it was looking for the fan and the pair of white kid</text:p>
      <text:p text:style-name="Preformatted_20_Text">gloves, and she very good-naturedly began hunting about for them, but</text:p>
      <text:p text:style-name="Preformatted_20_Text">they were nowhere to be seen—everything seemed to have changed since</text:p>
      <text:p text:style-name="Preformatted_20_Text">her swim in the pool, and the great hall, with the glass table and the</text:p>
      <text:p text:style-name="Preformatted_20_Text">little door, had vanished completely.</text:p>
      <text:p text:style-name="Preformatted_20_Text"/>
      <text:p text:style-name="Preformatted_20_Text">Very soon the Rabbit noticed Alice, as she went hunting about, and</text:p>
      <text:p text:style-name="Preformatted_20_Text">called out to her in an angry tone, “Why, Mary Ann, what _are_ you</text:p>
      <text:p text:style-name="Preformatted_20_Text">doing out here? Run home this moment, and fetch me a pair of gloves and</text:p>
      <text:p text:style-name="Preformatted_20_Text">a fan! Quick, now!” And Alice was so much frightened that she ran off</text:p>
      <text:p text:style-name="Preformatted_20_Text">at once in the direction it pointed to, without trying to explain the</text:p>
      <text:p text:style-name="Preformatted_20_Text">mistake it had made.</text:p>
      <text:p text:style-name="Preformatted_20_Text"/>
      <text:p text:style-name="Preformatted_20_Text">“He took me for his housemaid,” she said to herself as she ran. “How</text:p>
      <text:p text:style-name="Preformatted_20_Text">surprised he’ll be when he finds out who I am! But I’d better take him</text:p>
      <text:p text:style-name="Preformatted_20_Text">his fan and gloves—that is, if I can find them.” As she said this, she</text:p>
      <text:p text:style-name="Preformatted_20_Text">came upon a neat little house, on the door of which was a bright brass</text:p>
      <text:p text:style-name="Preformatted_20_Text">plate with the name “W. RABBIT,” engraved upon it. She went in without</text:p>
      <text:p text:style-name="Preformatted_20_Text">knocking, and hurried upstairs, in great fear lest she should meet the</text:p>
      <text:p text:style-name="Preformatted_20_Text">real Mary Ann, and be turned out of the house before she had found the</text:p>
      <text:p text:style-name="Preformatted_20_Text">fan and gloves.</text:p>
      <text:p text:style-name="Preformatted_20_Text"/>
      <text:p text:style-name="Preformatted_20_Text">“How queer it seems,” Alice said to herself, “to be going messages for</text:p>
      <text:p text:style-name="Preformatted_20_Text">a rabbit! I suppose Dinah’ll be sending me on messages next!” And she</text:p>
      <text:p text:style-name="Preformatted_20_Text">began fancying the sort of thing that would happen: “‘Miss Alice! Come</text:p>
      <text:p text:style-name="Preformatted_20_Text">here directly, and get ready for your walk!’ ‘Coming in a minute,</text:p>
      <text:p text:style-name="Preformatted_20_Text">nurse! But I’ve got to see that the mouse doesn’t get out.’ Only I</text:p>
      <text:p text:style-name="Preformatted_20_Text">don’t think,” Alice went on, “that they’d let Dinah stop in the house</text:p>
      <text:p text:style-name="Preformatted_20_Text">if it began ordering people about like that!”</text:p>
      <text:p text:style-name="Preformatted_20_Text"/>
      <text:p text:style-name="Preformatted_20_Text">By this time she had found her way into a tidy little room with a table</text:p>
      <text:p text:style-name="Preformatted_20_Text">in the window, and on it (as she had hoped) a fan and two or three</text:p>
      <text:p text:style-name="Preformatted_20_Text">pairs of tiny white kid gloves: she took up the fan and a pair of the</text:p>
      <text:p text:style-name="Preformatted_20_Text">gloves, and was just going to leave the room, when her eye fell upon a</text:p>
      <text:p text:style-name="Preformatted_20_Text">little bottle that stood near the looking-glass. There was no label</text:p>
      <text:p text:style-name="Preformatted_20_Text">this time with the words “DRINK ME,” but nevertheless she uncorked it</text:p>
      <text:p text:style-name="Preformatted_20_Text">and put it to her lips. “I know _something_ interesting is sure to</text:p>
      <text:p text:style-name="Preformatted_20_Text">happen,” she said to herself, “whenever I eat or drink anything; so</text:p>
      <text:p text:style-name="Preformatted_20_Text">I’ll just see what this bottle does. I do hope it’ll make me grow large</text:p>
      <text:p text:style-name="Preformatted_20_Text">again, for really I’m quite tired of being such a tiny little thing!”</text:p>
      <text:p text:style-name="Preformatted_20_Text"/>
      <text:p text:style-name="Preformatted_20_Text">It did so indeed, and much sooner than she had expected: before she had</text:p>
      <text:p text:style-name="Preformatted_20_Text">drunk half the bottle, she found her head pressing against the ceiling,</text:p>
      <text:p text:style-name="Preformatted_20_Text">and had to stoop to save her neck from being broken. She hastily put</text:p>
      <text:p text:style-name="Preformatted_20_Text">down the bottle, saying to herself “That’s quite enough—I hope I shan’t</text:p>
      <text:p text:style-name="Preformatted_20_Text">grow any more—As it is, I can’t get out at the door—I do wish I hadn’t</text:p>
      <text:p text:style-name="Preformatted_20_Text">drunk quite so much!”</text:p>
      <text:p text:style-name="Preformatted_20_Text"/>
      <text:p text:style-name="Preformatted_20_Text">Alas! it was too late to wish that! She went on growing, and growing,</text:p>
      <text:p text:style-name="Preformatted_20_Text">and very soon had to kneel down on the floor: in another minute there</text:p>
      <text:p text:style-name="Preformatted_20_Text">was not even room for this, and she tried the effect of lying down with</text:p>
      <text:p text:style-name="Preformatted_20_Text">one elbow against the door, and the other arm curled round her head.</text:p>
      <text:p text:style-name="Preformatted_20_Text">Still she went on growing, and, as a last resource, she put one arm out</text:p>
      <text:p text:style-name="Preformatted_20_Text">of the window, and one foot up the chimney, and said to herself “Now I</text:p>
      <text:p text:style-name="Preformatted_20_Text">can do no more, whatever happens. What _will_ become of me?”</text:p>
      <text:p text:style-name="Preformatted_20_Text"/>
      <text:p text:style-name="Preformatted_20_Text">Luckily for Alice, the little magic bottle had now had its full effect,</text:p>
      <text:p text:style-name="Preformatted_20_Text">and she grew no larger: still it was very uncomfortable, and, as there</text:p>
      <text:p text:style-name="Preformatted_20_Text">seemed to be no sort of chance of her ever getting out of the room</text:p>
      <text:p text:style-name="Preformatted_20_Text">again, no wonder she felt unhappy.</text:p>
      <text:p text:style-name="Preformatted_20_Text"/>
      <text:p text:style-name="Preformatted_20_Text"><text:soft-page-break/>“It was much pleasanter at home,” thought poor Alice, “when one wasn’t</text:p>
      <text:p text:style-name="Preformatted_20_Text">always growing larger and smaller, and being ordered about by mice and</text:p>
      <text:p text:style-name="Preformatted_20_Text">rabbits. I almost wish I hadn’t gone down that rabbit-hole—and yet—and</text:p>
      <text:p text:style-name="Preformatted_20_Text">yet—it’s rather curious, you know, this sort of life! I do wonder what</text:p>
      <text:p text:style-name="Preformatted_20_Text">_can_ have happened to me! When I used to read fairy-tales, I fancied</text:p>
      <text:p text:style-name="Preformatted_20_Text">that kind of thing never happened, and now here I am in the middle of</text:p>
      <text:p text:style-name="Preformatted_20_Text">one! There ought to be a book written about me, that there ought! And</text:p>
      <text:p text:style-name="Preformatted_20_Text">when I grow up, I’ll write one—but I’m grown up now,” she added in a</text:p>
      <text:p text:style-name="Preformatted_20_Text">sorrowful tone; “at least there’s no room to grow up any more _here_.”</text:p>
      <text:p text:style-name="Preformatted_20_Text"/>
      <text:p text:style-name="Preformatted_20_Text">“But then,” thought Alice, “shall I _never_ get any older than I am</text:p>
      <text:p text:style-name="Preformatted_20_Text">now? That’ll be a comfort, one way—never to be an old woman—but</text:p>
      <text:p text:style-name="Preformatted_20_Text">then—always to have lessons to learn! Oh, I shouldn’t like _that!_”</text:p>
      <text:p text:style-name="Preformatted_20_Text"/>
      <text:p text:style-name="Preformatted_20_Text">“Oh, you foolish Alice!” she answered herself. “How can you learn</text:p>
      <text:p text:style-name="Preformatted_20_Text">lessons in here? Why, there’s hardly room for _you_, and no room at all</text:p>
      <text:p text:style-name="Preformatted_20_Text">for any lesson-books!”</text:p>
      <text:p text:style-name="Preformatted_20_Text"/>
      <text:p text:style-name="Preformatted_20_Text">And so she went on, taking first one side and then the other, and</text:p>
      <text:p text:style-name="Preformatted_20_Text">making quite a conversation of it altogether; but after a few minutes</text:p>
      <text:p text:style-name="Preformatted_20_Text">she heard a voice outside, and stopped to listen.</text:p>
      <text:p text:style-name="Preformatted_20_Text"/>
      <text:p text:style-name="Preformatted_20_Text">“Mary Ann! Mary Ann!” said the voice. “Fetch me my gloves this moment!”</text:p>
      <text:p text:style-name="Preformatted_20_Text">Then came a little pattering of feet on the stairs. Alice knew it was</text:p>
      <text:p text:style-name="Preformatted_20_Text">the Rabbit coming to look for her, and she trembled till she shook the</text:p>
      <text:p text:style-name="Preformatted_20_Text">house, quite forgetting that she was now about a thousand times as</text:p>
      <text:p text:style-name="Preformatted_20_Text">large as the Rabbit, and had no reason to be afraid of it.</text:p>
      <text:p text:style-name="Preformatted_20_Text"/>
      <text:p text:style-name="Preformatted_20_Text">Presently the Rabbit came up to the door, and tried to open it; but, as</text:p>
      <text:p text:style-name="Preformatted_20_Text">the door opened inwards, and Alice’s elbow was pressed hard against it,</text:p>
      <text:p text:style-name="Preformatted_20_Text">that attempt proved a failure. Alice heard it say to itself “Then I’ll</text:p>
      <text:p text:style-name="Preformatted_20_Text">go round and get in at the window.”</text:p>
      <text:p text:style-name="Preformatted_20_Text"/>
      <text:p text:style-name="Preformatted_20_Text">“_That_ you won’t!” thought Alice, and, after waiting till she fancied</text:p>
      <text:p text:style-name="Preformatted_20_Text">she heard the Rabbit just under the window, she suddenly spread out her</text:p>
      <text:p text:style-name="Preformatted_20_Text">hand, and made a snatch in the air. She did not get hold of anything,</text:p>
      <text:p text:style-name="Preformatted_20_Text">but she heard a little shriek and a fall, and a crash of broken glass,</text:p>
      <text:p text:style-name="Preformatted_20_Text">from which she concluded that it was just possible it had fallen into a</text:p>
      <text:p text:style-name="Preformatted_20_Text">cucumber-frame, or something of the sort.</text:p>
      <text:p text:style-name="Preformatted_20_Text"/>
      <text:p text:style-name="Preformatted_20_Text">Next came an angry voice—the Rabbit’s—“Pat! Pat! Where are you?” And</text:p>
      <text:p text:style-name="Preformatted_20_Text">then a voice she had never heard before, “Sure then I’m here! Digging</text:p>
      <text:p text:style-name="Preformatted_20_Text">for apples, yer honour!”</text:p>
      <text:p text:style-name="Preformatted_20_Text"/>
      <text:p text:style-name="Preformatted_20_Text">“Digging for apples, indeed!” said the Rabbit angrily. “Here! Come and</text:p>
      <text:p text:style-name="Preformatted_20_Text">help me out of _this!_” (Sounds of more broken glass.)</text:p>
      <text:p text:style-name="Preformatted_20_Text"/>
      <text:p text:style-name="Preformatted_20_Text">“Now tell me, Pat, what’s that in the window?”</text:p>
      <text:p text:style-name="Preformatted_20_Text"/>
      <text:p text:style-name="Preformatted_20_Text">“Sure, it’s an arm, yer honour!” (He pronounced it “arrum.”)</text:p>
      <text:p text:style-name="Preformatted_20_Text"/>
      <text:p text:style-name="Preformatted_20_Text">“An arm, you goose! Who ever saw one that size? Why, it fills the whole</text:p>
      <text:p text:style-name="Preformatted_20_Text">window!”</text:p>
      <text:p text:style-name="Preformatted_20_Text"/>
      <text:p text:style-name="Preformatted_20_Text">“Sure, it does, yer honour: but it’s an arm for all that.”</text:p>
      <text:p text:style-name="Preformatted_20_Text"/>
      <text:p text:style-name="Preformatted_20_Text">“Well, it’s got no business there, at any rate: go and take it away!”</text:p>
      <text:p text:style-name="Preformatted_20_Text"/>
      <text:p text:style-name="Preformatted_20_Text">There was a long silence after this, and Alice could only hear whispers</text:p>
      <text:p text:style-name="Preformatted_20_Text">now and then; such as, “Sure, I don’t like it, yer honour, at all, at</text:p>
      <text:p text:style-name="Preformatted_20_Text">all!” “Do as I tell you, you coward!” and at last she spread out her</text:p>
      <text:p text:style-name="Preformatted_20_Text">hand again, and made another snatch in the air. This time there were</text:p>
      <text:p text:style-name="Preformatted_20_Text">_two_ little shrieks, and more sounds of broken glass. “What a number</text:p>
      <text:p text:style-name="Preformatted_20_Text">of cucumber-frames there must be!” thought Alice. “I wonder what</text:p>
      <text:p text:style-name="Preformatted_20_Text"><text:soft-page-break/>they’ll do next! As for pulling me out of the window, I only wish they</text:p>
      <text:p text:style-name="Preformatted_20_Text">_could!_ I’m sure _I_ don’t want to stay in here any longer!”</text:p>
      <text:p text:style-name="Preformatted_20_Text"/>
      <text:p text:style-name="Preformatted_20_Text">She waited for some time without hearing anything more: at last came a</text:p>
      <text:p text:style-name="Preformatted_20_Text">rumbling of little cartwheels, and the sound of a good many voices all</text:p>
      <text:p text:style-name="Preformatted_20_Text">talking together: she made out the words: “Where’s the other</text:p>
      <text:p text:style-name="Preformatted_20_Text">ladder?—Why, I hadn’t to bring but one; Bill’s got the other—Bill!</text:p>
      <text:p text:style-name="Preformatted_20_Text">fetch it here, lad!—Here, put ’em up at this corner—No, tie ’em</text:p>
      <text:p text:style-name="Preformatted_20_Text">together first—they don’t reach half high enough yet—Oh! they’ll do</text:p>
      <text:p text:style-name="Preformatted_20_Text">well enough; don’t be particular—Here, Bill! catch hold of this</text:p>
      <text:p text:style-name="Preformatted_20_Text">rope—Will the roof bear?—Mind that loose slate—Oh, it’s coming down!</text:p>
      <text:p text:style-name="Preformatted_20_Text">Heads below!” (a loud crash)—“Now, who did that?—It was Bill, I</text:p>
      <text:p text:style-name="Preformatted_20_Text">fancy—Who’s to go down the chimney?—Nay, _I_ shan’t! _You_ do</text:p>
      <text:p text:style-name="Preformatted_20_Text">it!—_That_ I won’t, then!—Bill’s to go down—Here, Bill! the master says</text:p>
      <text:p text:style-name="Preformatted_20_Text">you’re to go down the chimney!”</text:p>
      <text:p text:style-name="Preformatted_20_Text"/>
      <text:p text:style-name="Preformatted_20_Text">“Oh! So Bill’s got to come down the chimney, has he?” said Alice to</text:p>
      <text:p text:style-name="Preformatted_20_Text">herself. “Shy, they seem to put everything upon Bill! I wouldn’t be in</text:p>
      <text:p text:style-name="Preformatted_20_Text">Bill’s place for a good deal: this fireplace is narrow, to be sure; but</text:p>
      <text:p text:style-name="Preformatted_20_Text">I _think_ I can kick a little!”</text:p>
      <text:p text:style-name="Preformatted_20_Text"/>
      <text:p text:style-name="Preformatted_20_Text">She drew her foot as far down the chimney as she could, and waited till</text:p>
      <text:p text:style-name="Preformatted_20_Text">she heard a little animal (she couldn’t guess of what sort it was)</text:p>
      <text:p text:style-name="Preformatted_20_Text">scratching and scrambling about in the chimney close above her: then,</text:p>
      <text:p text:style-name="Preformatted_20_Text">saying to herself “This is Bill,” she gave one sharp kick, and waited</text:p>
      <text:p text:style-name="Preformatted_20_Text">to see what would happen next.</text:p>
      <text:p text:style-name="Preformatted_20_Text"/>
      <text:p text:style-name="Preformatted_20_Text">The first thing she heard was a general chorus of “There goes Bill!”</text:p>
      <text:p text:style-name="Preformatted_20_Text">then the Rabbit’s voice along—“Catch him, you by the hedge!” then</text:p>
      <text:p text:style-name="Preformatted_20_Text">silence, and then another confusion of voices—“Hold up his head—Brandy</text:p>
      <text:p text:style-name="Preformatted_20_Text">now—Don’t choke him—How was it, old fellow? What happened to you? Tell</text:p>
      <text:p text:style-name="Preformatted_20_Text">us all about it!”</text:p>
      <text:p text:style-name="Preformatted_20_Text"/>
      <text:p text:style-name="Preformatted_20_Text">Last came a little feeble, squeaking voice, (“That’s Bill,” thought</text:p>
      <text:p text:style-name="Preformatted_20_Text">Alice,) “Well, I hardly know—No more, thank ye; I’m better now—but I’m</text:p>
      <text:p text:style-name="Preformatted_20_Text">a deal too flustered to tell you—all I know is, something comes at me</text:p>
      <text:p text:style-name="Preformatted_20_Text">like a Jack-in-the-box, and up I goes like a sky-rocket!”</text:p>
      <text:p text:style-name="Preformatted_20_Text"/>
      <text:p text:style-name="Preformatted_20_Text">“So you did, old fellow!” said the others.</text:p>
      <text:p text:style-name="Preformatted_20_Text"/>
      <text:p text:style-name="Preformatted_20_Text">“We must burn the house down!” said the Rabbit’s voice; and Alice</text:p>
      <text:p text:style-name="Preformatted_20_Text">called out as loud as she could, “If you do, I’ll set Dinah at you!”</text:p>
      <text:p text:style-name="Preformatted_20_Text"/>
      <text:p text:style-name="Preformatted_20_Text">There was a dead silence instantly, and Alice thought to herself, “I</text:p>
      <text:p text:style-name="Preformatted_20_Text">wonder what they _will_ do next! If they had any sense, they’d take the</text:p>
      <text:p text:style-name="Preformatted_20_Text">roof off.” After a minute or two, they began moving about again, and</text:p>
      <text:p text:style-name="Preformatted_20_Text">Alice heard the Rabbit say, “A barrowful will do, to begin with.”</text:p>
      <text:p text:style-name="Preformatted_20_Text"/>
      <text:p text:style-name="Preformatted_20_Text">“A barrowful of _what?_” thought Alice; but she had not long to doubt,</text:p>
      <text:p text:style-name="Preformatted_20_Text">for the next moment a shower of little pebbles came rattling in at the</text:p>
      <text:p text:style-name="Preformatted_20_Text">window, and some of them hit her in the face. “I’ll put a stop to</text:p>
      <text:p text:style-name="Preformatted_20_Text">this,” she said to herself, and shouted out, “You’d better not do that</text:p>
      <text:p text:style-name="Preformatted_20_Text">again!” which produced another dead silence.</text:p>
      <text:p text:style-name="Preformatted_20_Text"/>
      <text:p text:style-name="Preformatted_20_Text">Alice noticed with some surprise that the pebbles were all turning into</text:p>
      <text:p text:style-name="Preformatted_20_Text">little cakes as they lay on the floor, and a bright idea came into her</text:p>
      <text:p text:style-name="Preformatted_20_Text">head. “If I eat one of these cakes,” she thought, “it’s sure to make</text:p>
      <text:p text:style-name="Preformatted_20_Text">_some_ change in my size; and as it can’t possibly make me larger, it</text:p>
      <text:p text:style-name="Preformatted_20_Text">must make me smaller, I suppose.”</text:p>
      <text:p text:style-name="Preformatted_20_Text"/>
      <text:p text:style-name="Preformatted_20_Text">So she swallowed one of the cakes, and was delighted to find that she</text:p>
      <text:p text:style-name="Preformatted_20_Text">began shrinking directly. As soon as she was small enough to get</text:p>
      <text:p text:style-name="Preformatted_20_Text">through the door, she ran out of the house, and found quite a crowd of</text:p>
      <text:p text:style-name="Preformatted_20_Text">little animals and birds waiting outside. The poor little Lizard, Bill,</text:p>
      <text:p text:style-name="Preformatted_20_Text"><text:soft-page-break/>was in the middle, being held up by two guinea-pigs, who were giving it</text:p>
      <text:p text:style-name="Preformatted_20_Text">something out of a bottle. They all made a rush at Alice the moment she</text:p>
      <text:p text:style-name="Preformatted_20_Text">appeared; but she ran off as hard as she could, and soon found herself</text:p>
      <text:p text:style-name="Preformatted_20_Text">safe in a thick wood.</text:p>
      <text:p text:style-name="Preformatted_20_Text"/>
      <text:p text:style-name="Preformatted_20_Text">“The first thing I’ve got to do,” said Alice to herself, as she</text:p>
      <text:p text:style-name="Preformatted_20_Text">wandered about in the wood, “is to grow to my right size again; and the</text:p>
      <text:p text:style-name="Preformatted_20_Text">second thing is to find my way into that lovely garden. I think that</text:p>
      <text:p text:style-name="Preformatted_20_Text">will be the best plan.”</text:p>
      <text:p text:style-name="Preformatted_20_Text"/>
      <text:p text:style-name="Preformatted_20_Text">It sounded an excellent plan, no doubt, and very neatly and simply</text:p>
      <text:p text:style-name="Preformatted_20_Text">arranged; the only difficulty was, that she had not the smallest idea</text:p>
      <text:p text:style-name="Preformatted_20_Text">how to set about it; and while she was peering about anxiously among</text:p>
      <text:p text:style-name="Preformatted_20_Text">the trees, a little sharp bark just over her head made her look up in a</text:p>
      <text:p text:style-name="Preformatted_20_Text">great hurry.</text:p>
      <text:p text:style-name="Preformatted_20_Text"/>
      <text:p text:style-name="Preformatted_20_Text">An enormous puppy was looking down at her with large round eyes, and</text:p>
      <text:p text:style-name="Preformatted_20_Text">feebly stretching out one paw, trying to touch her. “Poor little</text:p>
      <text:p text:style-name="Preformatted_20_Text">thing!” said Alice, in a coaxing tone, and she tried hard to whistle to</text:p>
      <text:p text:style-name="Preformatted_20_Text">it; but she was terribly frightened all the time at the thought that it</text:p>
      <text:p text:style-name="Preformatted_20_Text">might be hungry, in which case it would be very likely to eat her up in</text:p>
      <text:p text:style-name="Preformatted_20_Text">spite of all her coaxing.</text:p>
      <text:p text:style-name="Preformatted_20_Text"/>
      <text:p text:style-name="Preformatted_20_Text">Hardly knowing what she did, she picked up a little bit of stick, and</text:p>
      <text:p text:style-name="Preformatted_20_Text">held it out to the puppy; whereupon the puppy jumped into the air off</text:p>
      <text:p text:style-name="Preformatted_20_Text">all its feet at once, with a yelp of delight, and rushed at the stick,</text:p>
      <text:p text:style-name="Preformatted_20_Text">and made believe to worry it; then Alice dodged behind a great thistle,</text:p>
      <text:p text:style-name="Preformatted_20_Text">to keep herself from being run over; and the moment she appeared on the</text:p>
      <text:p text:style-name="Preformatted_20_Text">other side, the puppy made another rush at the stick, and tumbled head</text:p>
      <text:p text:style-name="Preformatted_20_Text">over heels in its hurry to get hold of it; then Alice, thinking it was</text:p>
      <text:p text:style-name="Preformatted_20_Text">very like having a game of play with a cart-horse, and expecting every</text:p>
      <text:p text:style-name="Preformatted_20_Text">moment to be trampled under its feet, ran round the thistle again; then</text:p>
      <text:p text:style-name="Preformatted_20_Text">the puppy began a series of short charges at the stick, running a very</text:p>
      <text:p text:style-name="Preformatted_20_Text">little way forwards each time and a long way back, and barking hoarsely</text:p>
      <text:p text:style-name="Preformatted_20_Text">all the while, till at last it sat down a good way off, panting, with</text:p>
      <text:p text:style-name="Preformatted_20_Text">its tongue hanging out of its mouth, and its great eyes half shut.</text:p>
      <text:p text:style-name="Preformatted_20_Text"/>
      <text:p text:style-name="Preformatted_20_Text">This seemed to Alice a good opportunity for making her escape; so she</text:p>
      <text:p text:style-name="Preformatted_20_Text">set off at once, and ran till she was quite tired and out of breath,</text:p>
      <text:p text:style-name="Preformatted_20_Text">and till the puppy’s bark sounded quite faint in the distance.</text:p>
      <text:p text:style-name="Preformatted_20_Text"/>
      <text:p text:style-name="Preformatted_20_Text">“And yet what a dear little puppy it was!” said Alice, as she leant</text:p>
      <text:p text:style-name="Preformatted_20_Text">against a buttercup to rest herself, and fanned herself with one of the</text:p>
      <text:p text:style-name="Preformatted_20_Text">leaves: “I should have liked teaching it tricks very much, if—if I’d</text:p>
      <text:p text:style-name="Preformatted_20_Text">only been the right size to do it! Oh dear! I’d nearly forgotten that</text:p>
      <text:p text:style-name="Preformatted_20_Text">I’ve got to grow up again! Let me see—how _is_ it to be managed? I</text:p>
      <text:p text:style-name="Preformatted_20_Text">suppose I ought to eat or drink something or other; but the great</text:p>
      <text:p text:style-name="Preformatted_20_Text">question is, what?”</text:p>
      <text:p text:style-name="Preformatted_20_Text"/>
      <text:p text:style-name="Preformatted_20_Text">The great question certainly was, what? Alice looked all round her at</text:p>
      <text:p text:style-name="Preformatted_20_Text">the flowers and the blades of grass, but she did not see anything that</text:p>
      <text:p text:style-name="Preformatted_20_Text">looked like the right thing to eat or drink under the circumstances.</text:p>
      <text:p text:style-name="Preformatted_20_Text">There was a large mushroom growing near her, about the same height as</text:p>
      <text:p text:style-name="Preformatted_20_Text">herself; and when she had looked under it, and on both sides of it, and</text:p>
      <text:p text:style-name="Preformatted_20_Text">behind it, it occurred to her that she might as well look and see what</text:p>
      <text:p text:style-name="Preformatted_20_Text">was on the top of it.</text:p>
      <text:p text:style-name="Preformatted_20_Text"/>
      <text:p text:style-name="Preformatted_20_Text">She stretched herself up on tiptoe, and peeped over the edge of the</text:p>
      <text:p text:style-name="Preformatted_20_Text">mushroom, and her eyes immediately met those of a large blue</text:p>
      <text:p text:style-name="Preformatted_20_Text">caterpillar, that was sitting on the top with its arms folded, quietly</text:p>
      <text:p text:style-name="Preformatted_20_Text">smoking a long hookah, and taking not the smallest notice of her or of</text:p>
      <text:p text:style-name="Preformatted_20_Text">anything else.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CHAPTER V.</text:p>
      <text:p text:style-name="Preformatted_20_Text">Advice from a Caterpillar</text:p>
      <text:p text:style-name="Preformatted_20_Text"/>
      <text:p text:style-name="Preformatted_20_Text"/>
      <text:p text:style-name="Preformatted_20_Text">The Caterpillar and Alice looked at each other for some time in</text:p>
      <text:p text:style-name="Preformatted_20_Text">silence: at last the Caterpillar took the hookah out of its mouth, and</text:p>
      <text:p text:style-name="Preformatted_20_Text">addressed her in a languid, sleepy voice.</text:p>
      <text:p text:style-name="Preformatted_20_Text"/>
      <text:p text:style-name="Preformatted_20_Text">“Who are _you?_” said the Caterpillar.</text:p>
      <text:p text:style-name="Preformatted_20_Text"/>
      <text:p text:style-name="Preformatted_20_Text">This was not an encouraging opening for a conversation. Alice replied,</text:p>
      <text:p text:style-name="Preformatted_20_Text">rather shyly, “I—I hardly know, sir, just at present—at least I know</text:p>
      <text:p text:style-name="Preformatted_20_Text">who I _was_ when I got up this morning, but I think I must have been</text:p>
      <text:p text:style-name="Preformatted_20_Text">changed several times since then.”</text:p>
      <text:p text:style-name="Preformatted_20_Text"/>
      <text:p text:style-name="Preformatted_20_Text">“What do you mean by that?” said the Caterpillar sternly. “Explain</text:p>
      <text:p text:style-name="Preformatted_20_Text">yourself!”</text:p>
      <text:p text:style-name="Preformatted_20_Text"/>
      <text:p text:style-name="Preformatted_20_Text">“I can’t explain _myself_, I’m afraid, sir,” said Alice, “because I’m</text:p>
      <text:p text:style-name="Preformatted_20_Text">not myself, you see.”</text:p>
      <text:p text:style-name="Preformatted_20_Text"/>
      <text:p text:style-name="Preformatted_20_Text">“I don’t see,” said the Caterpillar.</text:p>
      <text:p text:style-name="Preformatted_20_Text"/>
      <text:p text:style-name="Preformatted_20_Text">“I’m afraid I can’t put it more clearly,” Alice replied very politely,</text:p>
      <text:p text:style-name="Preformatted_20_Text">“for I can’t understand it myself to begin with; and being so many</text:p>
      <text:p text:style-name="Preformatted_20_Text">different sizes in a day is very confusing.”</text:p>
      <text:p text:style-name="Preformatted_20_Text"/>
      <text:p text:style-name="Preformatted_20_Text">“It isn’t,” said the Caterpillar.</text:p>
      <text:p text:style-name="Preformatted_20_Text"/>
      <text:p text:style-name="Preformatted_20_Text">“Well, perhaps you haven’t found it so yet,” said Alice; “but when you</text:p>
      <text:p text:style-name="Preformatted_20_Text">have to turn into a chrysalis—you will some day, you know—and then</text:p>
      <text:p text:style-name="Preformatted_20_Text">after that into a butterfly, I should think you’ll feel it a little</text:p>
      <text:p text:style-name="Preformatted_20_Text">queer, won’t you?”</text:p>
      <text:p text:style-name="Preformatted_20_Text"/>
      <text:p text:style-name="Preformatted_20_Text">“Not a bit,” said the Caterpillar.</text:p>
      <text:p text:style-name="Preformatted_20_Text"/>
      <text:p text:style-name="Preformatted_20_Text">“Well, perhaps your feelings may be different,” said Alice; “all I know</text:p>
      <text:p text:style-name="Preformatted_20_Text">is, it would feel very queer to _me_.”</text:p>
      <text:p text:style-name="Preformatted_20_Text"/>
      <text:p text:style-name="Preformatted_20_Text">“You!” said the Caterpillar contemptuously. “Who are _you?_”</text:p>
      <text:p text:style-name="Preformatted_20_Text"/>
      <text:p text:style-name="Preformatted_20_Text">Which brought them back again to the beginning of the conversation.</text:p>
      <text:p text:style-name="Preformatted_20_Text">Alice felt a little irritated at the Caterpillar’s making such _very_</text:p>
      <text:p text:style-name="Preformatted_20_Text">short remarks, and she drew herself up and said, very gravely, “I</text:p>
      <text:p text:style-name="Preformatted_20_Text">think, you ought to tell me who _you_ are, first.”</text:p>
      <text:p text:style-name="Preformatted_20_Text"/>
      <text:p text:style-name="Preformatted_20_Text">“Why?” said the Caterpillar.</text:p>
      <text:p text:style-name="Preformatted_20_Text"/>
      <text:p text:style-name="Preformatted_20_Text">Here was another puzzling question; and as Alice could not think of any</text:p>
      <text:p text:style-name="Preformatted_20_Text">good reason, and as the Caterpillar seemed to be in a _very_ unpleasant</text:p>
      <text:p text:style-name="Preformatted_20_Text">state of mind, she turned away.</text:p>
      <text:p text:style-name="Preformatted_20_Text"/>
      <text:p text:style-name="Preformatted_20_Text">“Come back!” the Caterpillar called after her. “I’ve something</text:p>
      <text:p text:style-name="Preformatted_20_Text">important to say!”</text:p>
      <text:p text:style-name="Preformatted_20_Text"/>
      <text:p text:style-name="Preformatted_20_Text">This sounded promising, certainly: Alice turned and came back again.</text:p>
      <text:p text:style-name="Preformatted_20_Text"/>
      <text:p text:style-name="Preformatted_20_Text">“Keep your temper,” said the Caterpillar.</text:p>
      <text:p text:style-name="Preformatted_20_Text"/>
      <text:p text:style-name="Preformatted_20_Text">“Is that all?” said Alice, swallowing down her anger as well as she</text:p>
      <text:p text:style-name="Preformatted_20_Text">could.</text:p>
      <text:p text:style-name="Preformatted_20_Text"/>
      <text:p text:style-name="Preformatted_20_Text"><text:soft-page-break/>“No,” said the Caterpillar.</text:p>
      <text:p text:style-name="Preformatted_20_Text"/>
      <text:p text:style-name="Preformatted_20_Text">Alice thought she might as well wait, as she had nothing else to do,</text:p>
      <text:p text:style-name="Preformatted_20_Text">and perhaps after all it might tell her something worth hearing. For</text:p>
      <text:p text:style-name="Preformatted_20_Text">some minutes it puffed away without speaking, but at last it unfolded</text:p>
      <text:p text:style-name="Preformatted_20_Text">its arms, took the hookah out of its mouth again, and said, “So you</text:p>
      <text:p text:style-name="Preformatted_20_Text">think you’re changed, do you?”</text:p>
      <text:p text:style-name="Preformatted_20_Text"/>
      <text:p text:style-name="Preformatted_20_Text">“I’m afraid I am, sir,” said Alice; “I can’t remember things as I</text:p>
      <text:p text:style-name="Preformatted_20_Text">used—and I don’t keep the same size for ten minutes together!”</text:p>
      <text:p text:style-name="Preformatted_20_Text"/>
      <text:p text:style-name="Preformatted_20_Text">“Can’t remember _what_ things?” said the Caterpillar.</text:p>
      <text:p text:style-name="Preformatted_20_Text"/>
      <text:p text:style-name="Preformatted_20_Text">“Well, I’ve tried to say “How doth the little busy bee,” but it all</text:p>
      <text:p text:style-name="Preformatted_20_Text">came different!” Alice replied in a very melancholy voice.</text:p>
      <text:p text:style-name="Preformatted_20_Text"/>
      <text:p text:style-name="Preformatted_20_Text">“Repeat, “_You are old, Father William_,’” said the Caterpillar.</text:p>
      <text:p text:style-name="Preformatted_20_Text"/>
      <text:p text:style-name="Preformatted_20_Text">Alice folded her hands, and began:—</text:p>
      <text:p text:style-name="Preformatted_20_Text"/>
      <text:p text:style-name="Preformatted_20_Text">“You are old, Father William,” the young man said,</text:p>
      <text:p text:style-name="Preformatted_20_Text"><text:s text:c="4"/>“And your hair has become very white;</text:p>
      <text:p text:style-name="Preformatted_20_Text">And yet you incessantly stand on your head—</text:p>
      <text:p text:style-name="Preformatted_20_Text"><text:s text:c="4"/>Do you think, at your age, it is right?”</text:p>
      <text:p text:style-name="Preformatted_20_Text"/>
      <text:p text:style-name="Preformatted_20_Text">“In my youth,” Father William replied to his son,</text:p>
      <text:p text:style-name="Preformatted_20_Text"><text:s text:c="4"/>“I feared it might injure the brain;</text:p>
      <text:p text:style-name="Preformatted_20_Text">But, now that I’m perfectly sure I have none,</text:p>
      <text:p text:style-name="Preformatted_20_Text"><text:s text:c="4"/>Why, I do it again and again.”</text:p>
      <text:p text:style-name="Preformatted_20_Text"/>
      <text:p text:style-name="Preformatted_20_Text">“You are old,” said the youth, “as I mentioned before,</text:p>
      <text:p text:style-name="Preformatted_20_Text"><text:s text:c="4"/>And have grown most uncommonly fat;</text:p>
      <text:p text:style-name="Preformatted_20_Text">Yet you turned a back-somersault in at the door—</text:p>
      <text:p text:style-name="Preformatted_20_Text"><text:s text:c="4"/>Pray, what is the reason of that?”</text:p>
      <text:p text:style-name="Preformatted_20_Text"/>
      <text:p text:style-name="Preformatted_20_Text">“In my youth,” said the sage, as he shook his grey locks,</text:p>
      <text:p text:style-name="Preformatted_20_Text"><text:s text:c="4"/>“I kept all my limbs very supple</text:p>
      <text:p text:style-name="Preformatted_20_Text">By the use of this ointment—one shilling the box—</text:p>
      <text:p text:style-name="Preformatted_20_Text"><text:s text:c="4"/>Allow me to sell you a couple?”</text:p>
      <text:p text:style-name="Preformatted_20_Text"/>
      <text:p text:style-name="Preformatted_20_Text">“You are old,” said the youth, “and your jaws are too weak</text:p>
      <text:p text:style-name="Preformatted_20_Text"><text:s text:c="4"/>For anything tougher than suet;</text:p>
      <text:p text:style-name="Preformatted_20_Text">Yet you finished the goose, with the bones and the beak—</text:p>
      <text:p text:style-name="Preformatted_20_Text"><text:s text:c="4"/>Pray, how did you manage to do it?”</text:p>
      <text:p text:style-name="Preformatted_20_Text"/>
      <text:p text:style-name="Preformatted_20_Text">“In my youth,” said his father, “I took to the law,</text:p>
      <text:p text:style-name="Preformatted_20_Text"><text:s text:c="4"/>And argued each case with my wife;</text:p>
      <text:p text:style-name="Preformatted_20_Text">And the muscular strength, which it gave to my jaw,</text:p>
      <text:p text:style-name="Preformatted_20_Text"><text:s text:c="4"/>Has lasted the rest of my life.”</text:p>
      <text:p text:style-name="Preformatted_20_Text"/>
      <text:p text:style-name="Preformatted_20_Text">“You are old,” said the youth, “one would hardly suppose</text:p>
      <text:p text:style-name="Preformatted_20_Text"><text:s text:c="4"/>That your eye was as steady as ever;</text:p>
      <text:p text:style-name="Preformatted_20_Text">Yet you balanced an eel on the end of your nose—</text:p>
      <text:p text:style-name="Preformatted_20_Text"><text:s text:c="4"/>What made you so awfully clever?”</text:p>
      <text:p text:style-name="Preformatted_20_Text"/>
      <text:p text:style-name="Preformatted_20_Text">“I have answered three questions, and that is enough,”</text:p>
      <text:p text:style-name="Preformatted_20_Text"><text:s text:c="4"/>Said his father; “don’t give yourself airs!</text:p>
      <text:p text:style-name="Preformatted_20_Text">Do you think I can listen all day to such stuff?</text:p>
      <text:p text:style-name="Preformatted_20_Text"><text:s text:c="4"/>Be off, or I’ll kick you down stairs!”</text:p>
      <text:p text:style-name="Preformatted_20_Text"/>
      <text:p text:style-name="Preformatted_20_Text"/>
      <text:p text:style-name="Preformatted_20_Text">“That is not said right,” said the Caterpillar.</text:p>
      <text:p text:style-name="Preformatted_20_Text"/>
      <text:p text:style-name="Preformatted_20_Text">“Not _quite_ right, I’m afraid,” said Alice, timidly; “some of the</text:p>
      <text:p text:style-name="Preformatted_20_Text"><text:soft-page-break/>words have got altered.”</text:p>
      <text:p text:style-name="Preformatted_20_Text"/>
      <text:p text:style-name="Preformatted_20_Text">“It is wrong from beginning to end,” said the Caterpillar decidedly,</text:p>
      <text:p text:style-name="Preformatted_20_Text">and there was silence for some minutes.</text:p>
      <text:p text:style-name="Preformatted_20_Text"/>
      <text:p text:style-name="Preformatted_20_Text">The Caterpillar was the first to speak.</text:p>
      <text:p text:style-name="Preformatted_20_Text"/>
      <text:p text:style-name="Preformatted_20_Text">“What size do you want to be?” it asked.</text:p>
      <text:p text:style-name="Preformatted_20_Text"/>
      <text:p text:style-name="Preformatted_20_Text">“Oh, I’m not particular as to size,” Alice hastily replied; “only one</text:p>
      <text:p text:style-name="Preformatted_20_Text">doesn’t like changing so often, you know.”</text:p>
      <text:p text:style-name="Preformatted_20_Text"/>
      <text:p text:style-name="Preformatted_20_Text">“I _don’t_ know,” said the Caterpillar.</text:p>
      <text:p text:style-name="Preformatted_20_Text"/>
      <text:p text:style-name="Preformatted_20_Text">Alice said nothing: she had never been so much contradicted in her life</text:p>
      <text:p text:style-name="Preformatted_20_Text">before, and she felt that she was losing her temper.</text:p>
      <text:p text:style-name="Preformatted_20_Text"/>
      <text:p text:style-name="Preformatted_20_Text">“Are you content now?” said the Caterpillar.</text:p>
      <text:p text:style-name="Preformatted_20_Text"/>
      <text:p text:style-name="Preformatted_20_Text">“Well, I should like to be a _little_ larger, sir, if you wouldn’t</text:p>
      <text:p text:style-name="Preformatted_20_Text">mind,” said Alice: “three inches is such a wretched height to be.”</text:p>
      <text:p text:style-name="Preformatted_20_Text"/>
      <text:p text:style-name="Preformatted_20_Text">“It is a very good height indeed!” said the Caterpillar angrily,</text:p>
      <text:p text:style-name="Preformatted_20_Text">rearing itself upright as it spoke (it was exactly three inches high).</text:p>
      <text:p text:style-name="Preformatted_20_Text"/>
      <text:p text:style-name="Preformatted_20_Text">“But I’m not used to it!” pleaded poor Alice in a piteous tone. And she</text:p>
      <text:p text:style-name="Preformatted_20_Text">thought of herself, “I wish the creatures wouldn’t be so easily</text:p>
      <text:p text:style-name="Preformatted_20_Text">offended!”</text:p>
      <text:p text:style-name="Preformatted_20_Text"/>
      <text:p text:style-name="Preformatted_20_Text">“You’ll get used to it in time,” said the Caterpillar; and it put the</text:p>
      <text:p text:style-name="Preformatted_20_Text">hookah into its mouth and began smoking again.</text:p>
      <text:p text:style-name="Preformatted_20_Text"/>
      <text:p text:style-name="Preformatted_20_Text">This time Alice waited patiently until it chose to speak again. In a</text:p>
      <text:p text:style-name="Preformatted_20_Text">minute or two the Caterpillar took the hookah out of its mouth and</text:p>
      <text:p text:style-name="Preformatted_20_Text">yawned once or twice, and shook itself. Then it got down off the</text:p>
      <text:p text:style-name="Preformatted_20_Text">mushroom, and crawled away in the grass, merely remarking as it went,</text:p>
      <text:p text:style-name="Preformatted_20_Text">“One side will make you grow taller, and the other side will make you</text:p>
      <text:p text:style-name="Preformatted_20_Text">grow shorter.”</text:p>
      <text:p text:style-name="Preformatted_20_Text"/>
      <text:p text:style-name="Preformatted_20_Text">“One side of _what?_ The other side of _what?_” thought Alice to</text:p>
      <text:p text:style-name="Preformatted_20_Text">herself.</text:p>
      <text:p text:style-name="Preformatted_20_Text"/>
      <text:p text:style-name="Preformatted_20_Text">“Of the mushroom,” said the Caterpillar, just as if she had asked it</text:p>
      <text:p text:style-name="Preformatted_20_Text">aloud; and in another moment it was out of sight.</text:p>
      <text:p text:style-name="Preformatted_20_Text"/>
      <text:p text:style-name="Preformatted_20_Text">Alice remained looking thoughtfully at the mushroom for a minute,</text:p>
      <text:p text:style-name="Preformatted_20_Text">trying to make out which were the two sides of it; and as it was</text:p>
      <text:p text:style-name="Preformatted_20_Text">perfectly round, she found this a very difficult question. However, at</text:p>
      <text:p text:style-name="Preformatted_20_Text">last she stretched her arms round it as far as they would go, and broke</text:p>
      <text:p text:style-name="Preformatted_20_Text">off a bit of the edge with each hand.</text:p>
      <text:p text:style-name="Preformatted_20_Text"/>
      <text:p text:style-name="Preformatted_20_Text">“And now which is which?” she said to herself, and nibbled a little of</text:p>
      <text:p text:style-name="Preformatted_20_Text">the right-hand bit to try the effect: the next moment she felt a</text:p>
      <text:p text:style-name="Preformatted_20_Text">violent blow underneath her chin: it had struck her foot!</text:p>
      <text:p text:style-name="Preformatted_20_Text"/>
      <text:p text:style-name="Preformatted_20_Text">She was a good deal frightened by this very sudden change, but she felt</text:p>
      <text:p text:style-name="Preformatted_20_Text">that there was no time to be lost, as she was shrinking rapidly; so she</text:p>
      <text:p text:style-name="Preformatted_20_Text">set to work at once to eat some of the other bit. Her chin was pressed</text:p>
      <text:p text:style-name="Preformatted_20_Text">so closely against her foot, that there was hardly room to open her</text:p>
      <text:p text:style-name="Preformatted_20_Text">mouth; but she did it at last, and managed to swallow a morsel of the</text:p>
      <text:p text:style-name="Preformatted_20_Text">lefthand bit.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><text:soft-page-break/><text:s text:c="4"/>* <text:s text:c="5"/>* <text:s text:c="5"/>* <text:s text:c="5"/>* <text:s text:c="5"/>* <text:s text:c="5"/>*</text:p>
      <text:p text:style-name="Preformatted_20_Text"/>
      <text:p text:style-name="Preformatted_20_Text">* <text:s text:c="5"/>* <text:s text:c="5"/>* <text:s text:c="5"/>* <text:s text:c="5"/>* <text:s text:c="5"/>* <text:s text:c="5"/>*</text:p>
      <text:p text:style-name="Preformatted_20_Text"/>
      <text:p text:style-name="Preformatted_20_Text"/>
      <text:p text:style-name="Preformatted_20_Text">“Come, my head’s free at last!” said Alice in a tone of delight, which</text:p>
      <text:p text:style-name="Preformatted_20_Text">changed into alarm in another moment, when she found that her shoulders</text:p>
      <text:p text:style-name="Preformatted_20_Text">were nowhere to be found: all she could see, when she looked down, was</text:p>
      <text:p text:style-name="Preformatted_20_Text">an immense length of neck, which seemed to rise like a stalk out of a</text:p>
      <text:p text:style-name="Preformatted_20_Text">sea of green leaves that lay far below her.</text:p>
      <text:p text:style-name="Preformatted_20_Text"/>
      <text:p text:style-name="Preformatted_20_Text">“What _can_ all that green stuff be?” said Alice. “And where _have_ my</text:p>
      <text:p text:style-name="Preformatted_20_Text">shoulders got to? And oh, my poor hands, how is it I can’t see you?”</text:p>
      <text:p text:style-name="Preformatted_20_Text">She was moving them about as she spoke, but no result seemed to follow,</text:p>
      <text:p text:style-name="Preformatted_20_Text">except a little shaking among the distant green leaves.</text:p>
      <text:p text:style-name="Preformatted_20_Text"/>
      <text:p text:style-name="Preformatted_20_Text">As there seemed to be no chance of getting her hands up to her head,</text:p>
      <text:p text:style-name="Preformatted_20_Text">she tried to get her head down to them, and was delighted to find that</text:p>
      <text:p text:style-name="Preformatted_20_Text">her neck would bend about easily in any direction, like a serpent. She</text:p>
      <text:p text:style-name="Preformatted_20_Text">had just succeeded in curving it down into a graceful zigzag, and was</text:p>
      <text:p text:style-name="Preformatted_20_Text">going to dive in among the leaves, which she found to be nothing but</text:p>
      <text:p text:style-name="Preformatted_20_Text">the tops of the trees under which she had been wandering, when a sharp</text:p>
      <text:p text:style-name="Preformatted_20_Text">hiss made her draw back in a hurry: a large pigeon had flown into her</text:p>
      <text:p text:style-name="Preformatted_20_Text">face, and was beating her violently with its wings.</text:p>
      <text:p text:style-name="Preformatted_20_Text"/>
      <text:p text:style-name="Preformatted_20_Text">“Serpent!” screamed the Pigeon.</text:p>
      <text:p text:style-name="Preformatted_20_Text"/>
      <text:p text:style-name="Preformatted_20_Text">“I’m _not_ a serpent!” said Alice indignantly. “Let me alone!”</text:p>
      <text:p text:style-name="Preformatted_20_Text"/>
      <text:p text:style-name="Preformatted_20_Text">“Serpent, I say again!” repeated the Pigeon, but in a more subdued</text:p>
      <text:p text:style-name="Preformatted_20_Text">tone, and added with a kind of sob, “I’ve tried every way, and nothing</text:p>
      <text:p text:style-name="Preformatted_20_Text">seems to suit them!”</text:p>
      <text:p text:style-name="Preformatted_20_Text"/>
      <text:p text:style-name="Preformatted_20_Text">“I haven’t the least idea what you’re talking about,” said Alice.</text:p>
      <text:p text:style-name="Preformatted_20_Text"/>
      <text:p text:style-name="Preformatted_20_Text">“I’ve tried the roots of trees, and I’ve tried banks, and I’ve tried</text:p>
      <text:p text:style-name="Preformatted_20_Text">hedges,” the Pigeon went on, without attending to her; “but those</text:p>
      <text:p text:style-name="Preformatted_20_Text">serpents! There’s no pleasing them!”</text:p>
      <text:p text:style-name="Preformatted_20_Text"/>
      <text:p text:style-name="Preformatted_20_Text">Alice was more and more puzzled, but she thought there was no use in</text:p>
      <text:p text:style-name="Preformatted_20_Text">saying anything more till the Pigeon had finished.</text:p>
      <text:p text:style-name="Preformatted_20_Text"/>
      <text:p text:style-name="Preformatted_20_Text">“As if it wasn’t trouble enough hatching the eggs,” said the Pigeon;</text:p>
      <text:p text:style-name="Preformatted_20_Text">“but I must be on the look-out for serpents night and day! Why, I</text:p>
      <text:p text:style-name="Preformatted_20_Text">haven’t had a wink of sleep these three weeks!”</text:p>
      <text:p text:style-name="Preformatted_20_Text"/>
      <text:p text:style-name="Preformatted_20_Text">“I’m very sorry you’ve been annoyed,” said Alice, who was beginning to</text:p>
      <text:p text:style-name="Preformatted_20_Text">see its meaning.</text:p>
      <text:p text:style-name="Preformatted_20_Text"/>
      <text:p text:style-name="Preformatted_20_Text">“And just as I’d taken the highest tree in the wood,” continued the</text:p>
      <text:p text:style-name="Preformatted_20_Text">Pigeon, raising its voice to a shriek, “and just as I was thinking I</text:p>
      <text:p text:style-name="Preformatted_20_Text">should be free of them at last, they must needs come wriggling down</text:p>
      <text:p text:style-name="Preformatted_20_Text">from the sky! Ugh, Serpent!”</text:p>
      <text:p text:style-name="Preformatted_20_Text"/>
      <text:p text:style-name="Preformatted_20_Text">“But I’m _not_ a serpent, I tell you!” said Alice. “I’m a—I’m a—”</text:p>
      <text:p text:style-name="Preformatted_20_Text"/>
      <text:p text:style-name="Preformatted_20_Text">“Well! _What_ are you?” said the Pigeon. “I can see you’re trying to</text:p>
      <text:p text:style-name="Preformatted_20_Text">invent something!”</text:p>
      <text:p text:style-name="Preformatted_20_Text"/>
      <text:p text:style-name="Preformatted_20_Text">“I—I’m a little girl,” said Alice, rather doubtfully, as she remembered</text:p>
      <text:p text:style-name="Preformatted_20_Text">the number of changes she had gone through that day.</text:p>
      <text:p text:style-name="Preformatted_20_Text"/>
      <text:p text:style-name="Preformatted_20_Text">“A likely story indeed!” said the Pigeon in a tone of the deepest</text:p>
      <text:p text:style-name="Preformatted_20_Text">contempt. “I’ve seen a good many little girls in my time, but never</text:p>
      <text:p text:style-name="Preformatted_20_Text"><text:soft-page-break/>_one_ with such a neck as that! No, no! You’re a serpent; and there’s</text:p>
      <text:p text:style-name="Preformatted_20_Text">no use denying it. I suppose you’ll be telling me next that you never</text:p>
      <text:p text:style-name="Preformatted_20_Text">tasted an egg!”</text:p>
      <text:p text:style-name="Preformatted_20_Text"/>
      <text:p text:style-name="Preformatted_20_Text">“I _have_ tasted eggs, certainly,” said Alice, who was a very truthful</text:p>
      <text:p text:style-name="Preformatted_20_Text">child; “but little girls eat eggs quite as much as serpents do, you</text:p>
      <text:p text:style-name="Preformatted_20_Text">know.”</text:p>
      <text:p text:style-name="Preformatted_20_Text"/>
      <text:p text:style-name="Preformatted_20_Text">“I don’t believe it,” said the Pigeon; “but if they do, why then</text:p>
      <text:p text:style-name="Preformatted_20_Text">they’re a kind of serpent, that’s all I can say.”</text:p>
      <text:p text:style-name="Preformatted_20_Text"/>
      <text:p text:style-name="Preformatted_20_Text">This was such a new idea to Alice, that she was quite silent for a</text:p>
      <text:p text:style-name="Preformatted_20_Text">minute or two, which gave the Pigeon the opportunity of adding, “You’re</text:p>
      <text:p text:style-name="Preformatted_20_Text">looking for eggs, I know _that_ well enough; and what does it matter to</text:p>
      <text:p text:style-name="Preformatted_20_Text">me whether you’re a little girl or a serpent?”</text:p>
      <text:p text:style-name="Preformatted_20_Text"/>
      <text:p text:style-name="Preformatted_20_Text">“It matters a good deal to _me_,” said Alice hastily; “but I’m not</text:p>
      <text:p text:style-name="Preformatted_20_Text">looking for eggs, as it happens; and if I was, I shouldn’t want</text:p>
      <text:p text:style-name="Preformatted_20_Text">_yours_: I don’t like them raw.”</text:p>
      <text:p text:style-name="Preformatted_20_Text"/>
      <text:p text:style-name="Preformatted_20_Text">“Well, be off, then!” said the Pigeon in a sulky tone, as it settled</text:p>
      <text:p text:style-name="Preformatted_20_Text">down again into its nest. Alice crouched down among the trees as well</text:p>
      <text:p text:style-name="Preformatted_20_Text">as she could, for her neck kept getting entangled among the branches,</text:p>
      <text:p text:style-name="Preformatted_20_Text">and every now and then she had to stop and untwist it. After a while</text:p>
      <text:p text:style-name="Preformatted_20_Text">she remembered that she still held the pieces of mushroom in her hands,</text:p>
      <text:p text:style-name="Preformatted_20_Text">and she set to work very carefully, nibbling first at one and then at</text:p>
      <text:p text:style-name="Preformatted_20_Text">the other, and growing sometimes taller and sometimes shorter, until</text:p>
      <text:p text:style-name="Preformatted_20_Text">she had succeeded in bringing herself down to her usual height.</text:p>
      <text:p text:style-name="Preformatted_20_Text"/>
      <text:p text:style-name="Preformatted_20_Text">It was so long since she had been anything near the right size, that it</text:p>
      <text:p text:style-name="Preformatted_20_Text">felt quite strange at first; but she got used to it in a few minutes,</text:p>
      <text:p text:style-name="Preformatted_20_Text">and began talking to herself, as usual. “Come, there’s half my plan</text:p>
      <text:p text:style-name="Preformatted_20_Text">done now! How puzzling all these changes are! I’m never sure what I’m</text:p>
      <text:p text:style-name="Preformatted_20_Text">going to be, from one minute to another! However, I’ve got back to my</text:p>
      <text:p text:style-name="Preformatted_20_Text">right size: the next thing is, to get into that beautiful garden—how</text:p>
      <text:p text:style-name="Preformatted_20_Text">_is_ that to be done, I wonder?” As she said this, she came suddenly</text:p>
      <text:p text:style-name="Preformatted_20_Text">upon an open place, with a little house in it about four feet high.</text:p>
      <text:p text:style-name="Preformatted_20_Text">“Whoever lives there,” thought Alice, “it’ll never do to come upon them</text:p>
      <text:p text:style-name="Preformatted_20_Text">_this_ size: why, I should frighten them out of their wits!” So she</text:p>
      <text:p text:style-name="Preformatted_20_Text">began nibbling at the righthand bit again, and did not venture to go</text:p>
      <text:p text:style-name="Preformatted_20_Text">near the house till she had brought herself down to nine inches high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VI.</text:p>
      <text:p text:style-name="Preformatted_20_Text">Pig and Pepper</text:p>
      <text:p text:style-name="Preformatted_20_Text"/>
      <text:p text:style-name="Preformatted_20_Text"/>
      <text:p text:style-name="Preformatted_20_Text">For a minute or two she stood looking at the house, and wondering what</text:p>
      <text:p text:style-name="Preformatted_20_Text">to do next, when suddenly a footman in livery came running out of the</text:p>
      <text:p text:style-name="Preformatted_20_Text">wood—(she considered him to be a footman because he was in livery:</text:p>
      <text:p text:style-name="Preformatted_20_Text">otherwise, judging by his face only, she would have called him a</text:p>
      <text:p text:style-name="Preformatted_20_Text">fish)—and rapped loudly at the door with his knuckles. It was opened by</text:p>
      <text:p text:style-name="Preformatted_20_Text">another footman in livery, with a round face, and large eyes like a</text:p>
      <text:p text:style-name="Preformatted_20_Text">frog; and both footmen, Alice noticed, had powdered hair that curled</text:p>
      <text:p text:style-name="Preformatted_20_Text">all over their heads. She felt very curious to know what it was all</text:p>
      <text:p text:style-name="Preformatted_20_Text">about, and crept a little way out of the wood to listen.</text:p>
      <text:p text:style-name="Preformatted_20_Text"/>
      <text:p text:style-name="Preformatted_20_Text">The Fish-Footman began by producing from under his arm a great letter,</text:p>
      <text:p text:style-name="Preformatted_20_Text">nearly as large as himself, and this he handed over to the other,</text:p>
      <text:p text:style-name="Preformatted_20_Text">saying, in a solemn tone, “For the Duchess. An invitation from the</text:p>
      <text:p text:style-name="Preformatted_20_Text">Queen to play croquet.” The Frog-Footman repeated, in the same solemn</text:p>
      <text:p text:style-name="Preformatted_20_Text">tone, only changing the order of the words a little, “From the Queen.</text:p>
      <text:p text:style-name="Preformatted_20_Text"><text:soft-page-break/>An invitation for the Duchess to play croquet.”</text:p>
      <text:p text:style-name="Preformatted_20_Text"/>
      <text:p text:style-name="Preformatted_20_Text">Then they both bowed low, and their curls got entangled together.</text:p>
      <text:p text:style-name="Preformatted_20_Text"/>
      <text:p text:style-name="Preformatted_20_Text">Alice laughed so much at this, that she had to run back into the wood</text:p>
      <text:p text:style-name="Preformatted_20_Text">for fear of their hearing her; and when she next peeped out the</text:p>
      <text:p text:style-name="Preformatted_20_Text">Fish-Footman was gone, and the other was sitting on the ground near the</text:p>
      <text:p text:style-name="Preformatted_20_Text">door, staring stupidly up into the sky.</text:p>
      <text:p text:style-name="Preformatted_20_Text"/>
      <text:p text:style-name="Preformatted_20_Text">Alice went timidly up to the door, and knocked.</text:p>
      <text:p text:style-name="Preformatted_20_Text"/>
      <text:p text:style-name="Preformatted_20_Text">“There’s no sort of use in knocking,” said the Footman, “and that for</text:p>
      <text:p text:style-name="Preformatted_20_Text">two reasons. First, because I’m on the same side of the door as you</text:p>
      <text:p text:style-name="Preformatted_20_Text">are; secondly, because they’re making such a noise inside, no one could</text:p>
      <text:p text:style-name="Preformatted_20_Text">possibly hear you.” And certainly there _was_ a most extraordinary</text:p>
      <text:p text:style-name="Preformatted_20_Text">noise going on within—a constant howling and sneezing, and every now</text:p>
      <text:p text:style-name="Preformatted_20_Text">and then a great crash, as if a dish or kettle had been broken to</text:p>
      <text:p text:style-name="Preformatted_20_Text">pieces.</text:p>
      <text:p text:style-name="Preformatted_20_Text"/>
      <text:p text:style-name="Preformatted_20_Text">“Please, then,” said Alice, “how am I to get in?”</text:p>
      <text:p text:style-name="Preformatted_20_Text"/>
      <text:p text:style-name="Preformatted_20_Text">“There might be some sense in your knocking,” the Footman went on</text:p>
      <text:p text:style-name="Preformatted_20_Text">without attending to her, “if we had the door between us. For instance,</text:p>
      <text:p text:style-name="Preformatted_20_Text">if you were _inside_, you might knock, and I could let you out, you</text:p>
      <text:p text:style-name="Preformatted_20_Text">know.” He was looking up into the sky all the time he was speaking, and</text:p>
      <text:p text:style-name="Preformatted_20_Text">this Alice thought decidedly uncivil. “But perhaps he can’t help it,”</text:p>
      <text:p text:style-name="Preformatted_20_Text">she said to herself; “his eyes are so _very_ nearly at the top of his</text:p>
      <text:p text:style-name="Preformatted_20_Text">head. But at any rate he might answer questions.—How am I to get in?”</text:p>
      <text:p text:style-name="Preformatted_20_Text">she repeated, aloud.</text:p>
      <text:p text:style-name="Preformatted_20_Text"/>
      <text:p text:style-name="Preformatted_20_Text">“I shall sit here,” the Footman remarked, “till tomorrow—”</text:p>
      <text:p text:style-name="Preformatted_20_Text"/>
      <text:p text:style-name="Preformatted_20_Text">At this moment the door of the house opened, and a large plate came</text:p>
      <text:p text:style-name="Preformatted_20_Text">skimming out, straight at the Footman’s head: it just grazed his nose,</text:p>
      <text:p text:style-name="Preformatted_20_Text">and broke to pieces against one of the trees behind him.</text:p>
      <text:p text:style-name="Preformatted_20_Text"/>
      <text:p text:style-name="Preformatted_20_Text">“—or next day, maybe,” the Footman continued in the same tone, exactly</text:p>
      <text:p text:style-name="Preformatted_20_Text">as if nothing had happened.</text:p>
      <text:p text:style-name="Preformatted_20_Text"/>
      <text:p text:style-name="Preformatted_20_Text">“How am I to get in?” asked Alice again, in a louder tone.</text:p>
      <text:p text:style-name="Preformatted_20_Text"/>
      <text:p text:style-name="Preformatted_20_Text">“_Are_ you to get in at all?” said the Footman. “That’s the first</text:p>
      <text:p text:style-name="Preformatted_20_Text">question, you know.”</text:p>
      <text:p text:style-name="Preformatted_20_Text"/>
      <text:p text:style-name="Preformatted_20_Text">It was, no doubt: only Alice did not like to be told so. “It’s really</text:p>
      <text:p text:style-name="Preformatted_20_Text">dreadful,” she muttered to herself, “the way all the creatures argue.</text:p>
      <text:p text:style-name="Preformatted_20_Text">It’s enough to drive one crazy!”</text:p>
      <text:p text:style-name="Preformatted_20_Text"/>
      <text:p text:style-name="Preformatted_20_Text">The Footman seemed to think this a good opportunity for repeating his</text:p>
      <text:p text:style-name="Preformatted_20_Text">remark, with variations. “I shall sit here,” he said, “on and off, for</text:p>
      <text:p text:style-name="Preformatted_20_Text">days and days.”</text:p>
      <text:p text:style-name="Preformatted_20_Text"/>
      <text:p text:style-name="Preformatted_20_Text">“But what am _I_ to do?” said Alice.</text:p>
      <text:p text:style-name="Preformatted_20_Text"/>
      <text:p text:style-name="Preformatted_20_Text">“Anything you like,” said the Footman, and began whistling.</text:p>
      <text:p text:style-name="Preformatted_20_Text"/>
      <text:p text:style-name="Preformatted_20_Text">“Oh, there’s no use in talking to him,” said Alice desperately: “he’s</text:p>
      <text:p text:style-name="Preformatted_20_Text">perfectly idiotic!” And she opened the door and went in.</text:p>
      <text:p text:style-name="Preformatted_20_Text"/>
      <text:p text:style-name="Preformatted_20_Text">The door led right into a large kitchen, which was full of smoke from</text:p>
      <text:p text:style-name="Preformatted_20_Text">one end to the other: the Duchess was sitting on a three-legged stool</text:p>
      <text:p text:style-name="Preformatted_20_Text">in the middle, nursing a baby; the cook was leaning over the fire,</text:p>
      <text:p text:style-name="Preformatted_20_Text">stirring a large cauldron which seemed to be full of soup.</text:p>
      <text:p text:style-name="Preformatted_20_Text"/>
      <text:p text:style-name="Preformatted_20_Text"><text:soft-page-break/>“There’s certainly too much pepper in that soup!” Alice said to</text:p>
      <text:p text:style-name="Preformatted_20_Text">herself, as well as she could for sneezing.</text:p>
      <text:p text:style-name="Preformatted_20_Text"/>
      <text:p text:style-name="Preformatted_20_Text">There was certainly too much of it in the air. Even the Duchess sneezed</text:p>
      <text:p text:style-name="Preformatted_20_Text">occasionally; and as for the baby, it was sneezing and howling</text:p>
      <text:p text:style-name="Preformatted_20_Text">alternately without a moment’s pause. The only things in the kitchen</text:p>
      <text:p text:style-name="Preformatted_20_Text">that did not sneeze, were the cook, and a large cat which was sitting</text:p>
      <text:p text:style-name="Preformatted_20_Text">on the hearth and grinning from ear to ear.</text:p>
      <text:p text:style-name="Preformatted_20_Text"/>
      <text:p text:style-name="Preformatted_20_Text">“Please would you tell me,” said Alice, a little timidly, for she was</text:p>
      <text:p text:style-name="Preformatted_20_Text">not quite sure whether it was good manners for her to speak first, “why</text:p>
      <text:p text:style-name="Preformatted_20_Text">your cat grins like that?”</text:p>
      <text:p text:style-name="Preformatted_20_Text"/>
      <text:p text:style-name="Preformatted_20_Text">“It’s a Cheshire cat,” said the Duchess, “and that’s why. Pig!”</text:p>
      <text:p text:style-name="Preformatted_20_Text"/>
      <text:p text:style-name="Preformatted_20_Text">She said the last word with such sudden violence that Alice quite</text:p>
      <text:p text:style-name="Preformatted_20_Text">jumped; but she saw in another moment that it was addressed to the</text:p>
      <text:p text:style-name="Preformatted_20_Text">baby, and not to her, so she took courage, and went on again:—</text:p>
      <text:p text:style-name="Preformatted_20_Text"/>
      <text:p text:style-name="Preformatted_20_Text">“I didn’t know that Cheshire cats always grinned; in fact, I didn’t</text:p>
      <text:p text:style-name="Preformatted_20_Text">know that cats _could_ grin.”</text:p>
      <text:p text:style-name="Preformatted_20_Text"/>
      <text:p text:style-name="Preformatted_20_Text">“They all can,” said the Duchess; “and most of ’em do.”</text:p>
      <text:p text:style-name="Preformatted_20_Text"/>
      <text:p text:style-name="Preformatted_20_Text">“I don’t know of any that do,” Alice said very politely, feeling quite</text:p>
      <text:p text:style-name="Preformatted_20_Text">pleased to have got into a conversation.</text:p>
      <text:p text:style-name="Preformatted_20_Text"/>
      <text:p text:style-name="Preformatted_20_Text">“You don’t know much,” said the Duchess; “and that’s a fact.”</text:p>
      <text:p text:style-name="Preformatted_20_Text"/>
      <text:p text:style-name="Preformatted_20_Text">Alice did not at all like the tone of this remark, and thought it would</text:p>
      <text:p text:style-name="Preformatted_20_Text">be as well to introduce some other subject of conversation. While she</text:p>
      <text:p text:style-name="Preformatted_20_Text">was trying to fix on one, the cook took the cauldron of soup off the</text:p>
      <text:p text:style-name="Preformatted_20_Text">fire, and at once set to work throwing everything within her reach at</text:p>
      <text:p text:style-name="Preformatted_20_Text">the Duchess and the baby—the fire-irons came first; then followed a</text:p>
      <text:p text:style-name="Preformatted_20_Text">shower of saucepans, plates, and dishes. The Duchess took no notice of</text:p>
      <text:p text:style-name="Preformatted_20_Text">them even when they hit her; and the baby was howling so much already,</text:p>
      <text:p text:style-name="Preformatted_20_Text">that it was quite impossible to say whether the blows hurt it or not.</text:p>
      <text:p text:style-name="Preformatted_20_Text"/>
      <text:p text:style-name="Preformatted_20_Text">“Oh, _please_ mind what you’re doing!” cried Alice, jumping up and down</text:p>
      <text:p text:style-name="Preformatted_20_Text">in an agony of terror. “Oh, there goes his _precious_ nose!” as an</text:p>
      <text:p text:style-name="Preformatted_20_Text">unusually large saucepan flew close by it, and very nearly carried it</text:p>
      <text:p text:style-name="Preformatted_20_Text">off.</text:p>
      <text:p text:style-name="Preformatted_20_Text"/>
      <text:p text:style-name="Preformatted_20_Text">“If everybody minded their own business,” the Duchess said in a hoarse</text:p>
      <text:p text:style-name="Preformatted_20_Text">growl, “the world would go round a deal faster than it does.”</text:p>
      <text:p text:style-name="Preformatted_20_Text"/>
      <text:p text:style-name="Preformatted_20_Text">“Which would _not_ be an advantage,” said Alice, who felt very glad to</text:p>
      <text:p text:style-name="Preformatted_20_Text">get an opportunity of showing off a little of her knowledge. “Just</text:p>
      <text:p text:style-name="Preformatted_20_Text">think of what work it would make with the day and night! You see the</text:p>
      <text:p text:style-name="Preformatted_20_Text">earth takes twenty-four hours to turn round on its axis—”</text:p>
      <text:p text:style-name="Preformatted_20_Text"/>
      <text:p text:style-name="Preformatted_20_Text">“Talking of axes,” said the Duchess, “chop off her head!”</text:p>
      <text:p text:style-name="Preformatted_20_Text"/>
      <text:p text:style-name="Preformatted_20_Text">Alice glanced rather anxiously at the cook, to see if she meant to take</text:p>
      <text:p text:style-name="Preformatted_20_Text">the hint; but the cook was busily stirring the soup, and seemed not to</text:p>
      <text:p text:style-name="Preformatted_20_Text">be listening, so she went on again: “Twenty-four hours, I _think_; or</text:p>
      <text:p text:style-name="Preformatted_20_Text">is it twelve? I—”</text:p>
      <text:p text:style-name="Preformatted_20_Text"/>
      <text:p text:style-name="Preformatted_20_Text">“Oh, don’t bother _me_,” said the Duchess; “I never could abide</text:p>
      <text:p text:style-name="Preformatted_20_Text">figures!” And with that she began nursing her child again, singing a</text:p>
      <text:p text:style-name="Preformatted_20_Text">sort of lullaby to it as she did so, and giving it a violent shake at</text:p>
      <text:p text:style-name="Preformatted_20_Text">the end of every line:</text:p>
      <text:p text:style-name="Preformatted_20_Text"/>
      <text:p text:style-name="Preformatted_20_Text">“Speak roughly to your little boy,</text:p>
      <text:p text:style-name="Preformatted_20_Text"><text:soft-page-break/><text:s text:c="4"/>And beat him when he sneezes:</text:p>
      <text:p text:style-name="Preformatted_20_Text">He only does it to annoy,</text:p>
      <text:p text:style-name="Preformatted_20_Text"><text:s text:c="4"/>Because he knows it teases.”</text:p>
      <text:p text:style-name="Preformatted_20_Text"/>
      <text:p text:style-name="Preformatted_20_Text"/>
      <text:p text:style-name="Preformatted_20_Text">CHORUS.</text:p>
      <text:p text:style-name="Preformatted_20_Text">(In which the cook and the baby joined):</text:p>
      <text:p text:style-name="Preformatted_20_Text"/>
      <text:p text:style-name="Preformatted_20_Text"/>
      <text:p text:style-name="Preformatted_20_Text">“Wow! wow! wow!”</text:p>
      <text:p text:style-name="Preformatted_20_Text"/>
      <text:p text:style-name="Preformatted_20_Text"/>
      <text:p text:style-name="Preformatted_20_Text">While the Duchess sang the second verse of the song, she kept tossing</text:p>
      <text:p text:style-name="Preformatted_20_Text">the baby violently up and down, and the poor little thing howled so,</text:p>
      <text:p text:style-name="Preformatted_20_Text">that Alice could hardly hear the words:—</text:p>
      <text:p text:style-name="Preformatted_20_Text"/>
      <text:p text:style-name="Preformatted_20_Text">“I speak severely to my boy,</text:p>
      <text:p text:style-name="Preformatted_20_Text"><text:s text:c="4"/>I beat him when he sneezes;</text:p>
      <text:p text:style-name="Preformatted_20_Text">For he can thoroughly enjoy</text:p>
      <text:p text:style-name="Preformatted_20_Text"><text:s text:c="4"/>The pepper when he pleases!”</text:p>
      <text:p text:style-name="Preformatted_20_Text"/>
      <text:p text:style-name="Preformatted_20_Text"/>
      <text:p text:style-name="Preformatted_20_Text">CHORUS.</text:p>
      <text:p text:style-name="Preformatted_20_Text"/>
      <text:p text:style-name="Preformatted_20_Text"/>
      <text:p text:style-name="Preformatted_20_Text">“Wow! wow! wow!”</text:p>
      <text:p text:style-name="Preformatted_20_Text"/>
      <text:p text:style-name="Preformatted_20_Text"/>
      <text:p text:style-name="Preformatted_20_Text">“Here! you may nurse it a bit, if you like!” the Duchess said to Alice,</text:p>
      <text:p text:style-name="Preformatted_20_Text">flinging the baby at her as she spoke. “I must go and get ready to play</text:p>
      <text:p text:style-name="Preformatted_20_Text">croquet with the Queen,” and she hurried out of the room. The cook</text:p>
      <text:p text:style-name="Preformatted_20_Text">threw a frying-pan after her as she went out, but it just missed her.</text:p>
      <text:p text:style-name="Preformatted_20_Text"/>
      <text:p text:style-name="Preformatted_20_Text">Alice caught the baby with some difficulty, as it was a queer-shaped</text:p>
      <text:p text:style-name="Preformatted_20_Text">little creature, and held out its arms and legs in all directions,</text:p>
      <text:p text:style-name="Preformatted_20_Text">“just like a star-fish,” thought Alice. The poor little thing was</text:p>
      <text:p text:style-name="Preformatted_20_Text">snorting like a steam-engine when she caught it, and kept doubling</text:p>
      <text:p text:style-name="Preformatted_20_Text">itself up and straightening itself out again, so that altogether, for</text:p>
      <text:p text:style-name="Preformatted_20_Text">the first minute or two, it was as much as she could do to hold it.</text:p>
      <text:p text:style-name="Preformatted_20_Text"/>
      <text:p text:style-name="Preformatted_20_Text">As soon as she had made out the proper way of nursing it, (which was to</text:p>
      <text:p text:style-name="Preformatted_20_Text">twist it up into a sort of knot, and then keep tight hold of its right</text:p>
      <text:p text:style-name="Preformatted_20_Text">ear and left foot, so as to prevent its undoing itself,) she carried it</text:p>
      <text:p text:style-name="Preformatted_20_Text">out into the open air. “If I don’t take this child away with me,”</text:p>
      <text:p text:style-name="Preformatted_20_Text">thought Alice, “they’re sure to kill it in a day or two: wouldn’t it be</text:p>
      <text:p text:style-name="Preformatted_20_Text">murder to leave it behind?” She said the last words out loud, and the</text:p>
      <text:p text:style-name="Preformatted_20_Text">little thing grunted in reply (it had left off sneezing by this time).</text:p>
      <text:p text:style-name="Preformatted_20_Text">“Don’t grunt,” said Alice; “that’s not at all a proper way of</text:p>
      <text:p text:style-name="Preformatted_20_Text">expressing yourself.”</text:p>
      <text:p text:style-name="Preformatted_20_Text"/>
      <text:p text:style-name="Preformatted_20_Text">The baby grunted again, and Alice looked very anxiously into its face</text:p>
      <text:p text:style-name="Preformatted_20_Text">to see what was the matter with it. There could be no doubt that it had</text:p>
      <text:p text:style-name="Preformatted_20_Text">a _very_ turn-up nose, much more like a snout than a real nose; also</text:p>
      <text:p text:style-name="Preformatted_20_Text">its eyes were getting extremely small for a baby: altogether Alice did</text:p>
      <text:p text:style-name="Preformatted_20_Text">not like the look of the thing at all. “But perhaps it was only</text:p>
      <text:p text:style-name="Preformatted_20_Text">sobbing,” she thought, and looked into its eyes again, to see if there</text:p>
      <text:p text:style-name="Preformatted_20_Text">were any tears.</text:p>
      <text:p text:style-name="Preformatted_20_Text"/>
      <text:p text:style-name="Preformatted_20_Text">No, there were no tears. “If you’re going to turn into a pig, my dear,”</text:p>
      <text:p text:style-name="Preformatted_20_Text">said Alice, seriously, “I’ll have nothing more to do with you. Mind</text:p>
      <text:p text:style-name="Preformatted_20_Text">now!” The poor little thing sobbed again (or grunted, it was impossible</text:p>
      <text:p text:style-name="Preformatted_20_Text">to say which), and they went on for some while in silence.</text:p>
      <text:p text:style-name="Preformatted_20_Text"/>
      <text:p text:style-name="Preformatted_20_Text">Alice was just beginning to think to herself, “Now, what am I to do</text:p>
      <text:p text:style-name="Preformatted_20_Text"><text:soft-page-break/>with this creature when I get it home?” when it grunted again, so</text:p>
      <text:p text:style-name="Preformatted_20_Text">violently, that she looked down into its face in some alarm. This time</text:p>
      <text:p text:style-name="Preformatted_20_Text">there could be _no_ mistake about it: it was neither more nor less than</text:p>
      <text:p text:style-name="Preformatted_20_Text">a pig, and she felt that it would be quite absurd for her to carry it</text:p>
      <text:p text:style-name="Preformatted_20_Text">further.</text:p>
      <text:p text:style-name="Preformatted_20_Text"/>
      <text:p text:style-name="Preformatted_20_Text">So she set the little creature down, and felt quite relieved to see it</text:p>
      <text:p text:style-name="Preformatted_20_Text">trot away quietly into the wood. “If it had grown up,” she said to</text:p>
      <text:p text:style-name="Preformatted_20_Text">herself, “it would have made a dreadfully ugly child: but it makes</text:p>
      <text:p text:style-name="Preformatted_20_Text">rather a handsome pig, I think.” And she began thinking over other</text:p>
      <text:p text:style-name="Preformatted_20_Text">children she knew, who might do very well as pigs, and was just saying</text:p>
      <text:p text:style-name="Preformatted_20_Text">to herself, “if one only knew the right way to change them—” when she</text:p>
      <text:p text:style-name="Preformatted_20_Text">was a little startled by seeing the Cheshire Cat sitting on a bough of</text:p>
      <text:p text:style-name="Preformatted_20_Text">a tree a few yards off.</text:p>
      <text:p text:style-name="Preformatted_20_Text"/>
      <text:p text:style-name="Preformatted_20_Text">The Cat only grinned when it saw Alice. It looked good-natured, she</text:p>
      <text:p text:style-name="Preformatted_20_Text">thought: still it had _very_ long claws and a great many teeth, so she</text:p>
      <text:p text:style-name="Preformatted_20_Text">felt that it ought to be treated with respect.</text:p>
      <text:p text:style-name="Preformatted_20_Text"/>
      <text:p text:style-name="Preformatted_20_Text">“Cheshire Puss,” she began, rather timidly, as she did not at all know</text:p>
      <text:p text:style-name="Preformatted_20_Text">whether it would like the name: however, it only grinned a little</text:p>
      <text:p text:style-name="Preformatted_20_Text">wider. “Come, it’s pleased so far,” thought Alice, and she went on.</text:p>
      <text:p text:style-name="Preformatted_20_Text">“Would you tell me, please, which way I ought to go from here?”</text:p>
      <text:p text:style-name="Preformatted_20_Text"/>
      <text:p text:style-name="Preformatted_20_Text">“That depends a good deal on where you want to get to,” said the Cat.</text:p>
      <text:p text:style-name="Preformatted_20_Text"/>
      <text:p text:style-name="Preformatted_20_Text">“I don’t much care where—” said Alice.</text:p>
      <text:p text:style-name="Preformatted_20_Text"/>
      <text:p text:style-name="Preformatted_20_Text">“Then it doesn’t matter which way you go,” said the Cat.</text:p>
      <text:p text:style-name="Preformatted_20_Text"/>
      <text:p text:style-name="Preformatted_20_Text">“—so long as I get _somewhere_,” Alice added as an explanation.</text:p>
      <text:p text:style-name="Preformatted_20_Text"/>
      <text:p text:style-name="Preformatted_20_Text">“Oh, you’re sure to do that,” said the Cat, “if you only walk long</text:p>
      <text:p text:style-name="Preformatted_20_Text">enough.”</text:p>
      <text:p text:style-name="Preformatted_20_Text"/>
      <text:p text:style-name="Preformatted_20_Text">Alice felt that this could not be denied, so she tried another</text:p>
      <text:p text:style-name="Preformatted_20_Text">question. “What sort of people live about here?”</text:p>
      <text:p text:style-name="Preformatted_20_Text"/>
      <text:p text:style-name="Preformatted_20_Text">“In _that_ direction,” the Cat said, waving its right paw round, “lives</text:p>
      <text:p text:style-name="Preformatted_20_Text">a Hatter: and in _that_ direction,” waving the other paw, “lives a</text:p>
      <text:p text:style-name="Preformatted_20_Text">March Hare. Visit either you like: they’re both mad.”</text:p>
      <text:p text:style-name="Preformatted_20_Text"/>
      <text:p text:style-name="Preformatted_20_Text">“But I don’t want to go among mad people,” Alice remarked.</text:p>
      <text:p text:style-name="Preformatted_20_Text"/>
      <text:p text:style-name="Preformatted_20_Text">“Oh, you can’t help that,” said the Cat: “we’re all mad here. I’m mad.</text:p>
      <text:p text:style-name="Preformatted_20_Text">You’re mad.”</text:p>
      <text:p text:style-name="Preformatted_20_Text"/>
      <text:p text:style-name="Preformatted_20_Text">“How do you know I’m mad?” said Alice.</text:p>
      <text:p text:style-name="Preformatted_20_Text"/>
      <text:p text:style-name="Preformatted_20_Text">“You must be,” said the Cat, “or you wouldn’t have come here.”</text:p>
      <text:p text:style-name="Preformatted_20_Text"/>
      <text:p text:style-name="Preformatted_20_Text">Alice didn’t think that proved it at all; however, she went on “And how</text:p>
      <text:p text:style-name="Preformatted_20_Text">do you know that you’re mad?”</text:p>
      <text:p text:style-name="Preformatted_20_Text"/>
      <text:p text:style-name="Preformatted_20_Text">“To begin with,” said the Cat, “a dog’s not mad. You grant that?”</text:p>
      <text:p text:style-name="Preformatted_20_Text"/>
      <text:p text:style-name="Preformatted_20_Text">“I suppose so,” said Alice.</text:p>
      <text:p text:style-name="Preformatted_20_Text"/>
      <text:p text:style-name="Preformatted_20_Text">“Well, then,” the Cat went on, “you see, a dog growls when it’s angry,</text:p>
      <text:p text:style-name="Preformatted_20_Text">and wags its tail when it’s pleased. Now _I_ growl when I’m pleased,</text:p>
      <text:p text:style-name="Preformatted_20_Text">and wag my tail when I’m angry. Therefore I’m mad.”</text:p>
      <text:p text:style-name="Preformatted_20_Text"/>
      <text:p text:style-name="Preformatted_20_Text">“_I_ call it purring, not growling,” said Alice.</text:p>
      <text:p text:style-name="Preformatted_20_Text"/>
      <text:p text:style-name="Preformatted_20_Text"><text:soft-page-break/>“Call it what you like,” said the Cat. “Do you play croquet with the</text:p>
      <text:p text:style-name="Preformatted_20_Text">Queen to-day?”</text:p>
      <text:p text:style-name="Preformatted_20_Text"/>
      <text:p text:style-name="Preformatted_20_Text">“I should like it very much,” said Alice, “but I haven’t been invited</text:p>
      <text:p text:style-name="Preformatted_20_Text">yet.”</text:p>
      <text:p text:style-name="Preformatted_20_Text"/>
      <text:p text:style-name="Preformatted_20_Text">“You’ll see me there,” said the Cat, and vanished.</text:p>
      <text:p text:style-name="Preformatted_20_Text"/>
      <text:p text:style-name="Preformatted_20_Text">Alice was not much surprised at this, she was getting so used to queer</text:p>
      <text:p text:style-name="Preformatted_20_Text">things happening. While she was looking at the place where it had been,</text:p>
      <text:p text:style-name="Preformatted_20_Text">it suddenly appeared again.</text:p>
      <text:p text:style-name="Preformatted_20_Text"/>
      <text:p text:style-name="Preformatted_20_Text">“By-the-bye, what became of the baby?” said the Cat. “I’d nearly</text:p>
      <text:p text:style-name="Preformatted_20_Text">forgotten to ask.”</text:p>
      <text:p text:style-name="Preformatted_20_Text"/>
      <text:p text:style-name="Preformatted_20_Text">“It turned into a pig,” Alice quietly said, just as if it had come back</text:p>
      <text:p text:style-name="Preformatted_20_Text">in a natural way.</text:p>
      <text:p text:style-name="Preformatted_20_Text"/>
      <text:p text:style-name="Preformatted_20_Text">“I thought it would,” said the Cat, and vanished again.</text:p>
      <text:p text:style-name="Preformatted_20_Text"/>
      <text:p text:style-name="Preformatted_20_Text">Alice waited a little, half expecting to see it again, but it did not</text:p>
      <text:p text:style-name="Preformatted_20_Text">appear, and after a minute or two she walked on in the direction in</text:p>
      <text:p text:style-name="Preformatted_20_Text">which the March Hare was said to live. “I’ve seen hatters before,” she</text:p>
      <text:p text:style-name="Preformatted_20_Text">said to herself; “the March Hare will be much the most interesting, and</text:p>
      <text:p text:style-name="Preformatted_20_Text">perhaps as this is May it won’t be raving mad—at least not so mad as it</text:p>
      <text:p text:style-name="Preformatted_20_Text">was in March.” As she said this, she looked up, and there was the Cat</text:p>
      <text:p text:style-name="Preformatted_20_Text">again, sitting on a branch of a tree.</text:p>
      <text:p text:style-name="Preformatted_20_Text"/>
      <text:p text:style-name="Preformatted_20_Text">“Did you say pig, or fig?” said the Cat.</text:p>
      <text:p text:style-name="Preformatted_20_Text"/>
      <text:p text:style-name="Preformatted_20_Text">“I said pig,” replied Alice; “and I wish you wouldn’t keep appearing</text:p>
      <text:p text:style-name="Preformatted_20_Text">and vanishing so suddenly: you make one quite giddy.”</text:p>
      <text:p text:style-name="Preformatted_20_Text"/>
      <text:p text:style-name="Preformatted_20_Text">“All right,” said the Cat; and this time it vanished quite slowly,</text:p>
      <text:p text:style-name="Preformatted_20_Text">beginning with the end of the tail, and ending with the grin, which</text:p>
      <text:p text:style-name="Preformatted_20_Text">remained some time after the rest of it had gone.</text:p>
      <text:p text:style-name="Preformatted_20_Text"/>
      <text:p text:style-name="Preformatted_20_Text">“Well! I’ve often seen a cat without a grin,” thought Alice; “but a</text:p>
      <text:p text:style-name="Preformatted_20_Text">grin without a cat! It’s the most curious thing I ever saw in my life!”</text:p>
      <text:p text:style-name="Preformatted_20_Text"/>
      <text:p text:style-name="Preformatted_20_Text">She had not gone much farther before she came in sight of the house of</text:p>
      <text:p text:style-name="Preformatted_20_Text">the March Hare: she thought it must be the right house, because the</text:p>
      <text:p text:style-name="Preformatted_20_Text">chimneys were shaped like ears and the roof was thatched with fur. It</text:p>
      <text:p text:style-name="Preformatted_20_Text">was so large a house, that she did not like to go nearer till she had</text:p>
      <text:p text:style-name="Preformatted_20_Text">nibbled some more of the lefthand bit of mushroom, and raised herself</text:p>
      <text:p text:style-name="Preformatted_20_Text">to about two feet high: even then she walked up towards it rather</text:p>
      <text:p text:style-name="Preformatted_20_Text">timidly, saying to herself “Suppose it should be raving mad after all!</text:p>
      <text:p text:style-name="Preformatted_20_Text">I almost wish I’d gone to see the Hatter instead!”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VII.</text:p>
      <text:p text:style-name="Preformatted_20_Text">A Mad Tea-Party</text:p>
      <text:p text:style-name="Preformatted_20_Text"/>
      <text:p text:style-name="Preformatted_20_Text"/>
      <text:p text:style-name="Preformatted_20_Text">There was a table set out under a tree in front of the house, and the</text:p>
      <text:p text:style-name="Preformatted_20_Text">March Hare and the Hatter were having tea at it: a Dormouse was sitting</text:p>
      <text:p text:style-name="Preformatted_20_Text">between them, fast asleep, and the other two were using it as a</text:p>
      <text:p text:style-name="Preformatted_20_Text">cushion, resting their elbows on it, and talking over its head. “Very</text:p>
      <text:p text:style-name="Preformatted_20_Text">uncomfortable for the Dormouse,” thought Alice; “only, as it’s asleep,</text:p>
      <text:p text:style-name="Preformatted_20_Text">I suppose it doesn’t mind.”</text:p>
      <text:p text:style-name="Preformatted_20_Text"/>
      <text:p text:style-name="Preformatted_20_Text">The table was a large one, but the three were all crowded together at</text:p>
      <text:p text:style-name="Preformatted_20_Text"><text:soft-page-break/>one corner of it: “No room! No room!” they cried out when they saw</text:p>
      <text:p text:style-name="Preformatted_20_Text">Alice coming. “There’s _plenty_ of room!” said Alice indignantly, and</text:p>
      <text:p text:style-name="Preformatted_20_Text">she sat down in a large arm-chair at one end of the table.</text:p>
      <text:p text:style-name="Preformatted_20_Text"/>
      <text:p text:style-name="Preformatted_20_Text">“Have some wine,” the March Hare said in an encouraging tone.</text:p>
      <text:p text:style-name="Preformatted_20_Text"/>
      <text:p text:style-name="Preformatted_20_Text">Alice looked all round the table, but there was nothing on it but tea.</text:p>
      <text:p text:style-name="Preformatted_20_Text">“I don’t see any wine,” she remarked.</text:p>
      <text:p text:style-name="Preformatted_20_Text"/>
      <text:p text:style-name="Preformatted_20_Text">“There isn’t any,” said the March Hare.</text:p>
      <text:p text:style-name="Preformatted_20_Text"/>
      <text:p text:style-name="Preformatted_20_Text">“Then it wasn’t very civil of you to offer it,” said Alice angrily.</text:p>
      <text:p text:style-name="Preformatted_20_Text"/>
      <text:p text:style-name="Preformatted_20_Text">“It wasn’t very civil of you to sit down without being invited,” said</text:p>
      <text:p text:style-name="Preformatted_20_Text">the March Hare.</text:p>
      <text:p text:style-name="Preformatted_20_Text"/>
      <text:p text:style-name="Preformatted_20_Text">“I didn’t know it was _your_ table,” said Alice; “it’s laid for a great</text:p>
      <text:p text:style-name="Preformatted_20_Text">many more than three.”</text:p>
      <text:p text:style-name="Preformatted_20_Text"/>
      <text:p text:style-name="Preformatted_20_Text">“Your hair wants cutting,” said the Hatter. He had been looking at</text:p>
      <text:p text:style-name="Preformatted_20_Text">Alice for some time with great curiosity, and this was his first</text:p>
      <text:p text:style-name="Preformatted_20_Text">speech.</text:p>
      <text:p text:style-name="Preformatted_20_Text"/>
      <text:p text:style-name="Preformatted_20_Text">“You should learn not to make personal remarks,” Alice said with some</text:p>
      <text:p text:style-name="Preformatted_20_Text">severity; “it’s very rude.”</text:p>
      <text:p text:style-name="Preformatted_20_Text"/>
      <text:p text:style-name="Preformatted_20_Text">The Hatter opened his eyes very wide on hearing this; but all he _said_</text:p>
      <text:p text:style-name="Preformatted_20_Text">was, “Why is a raven like a writing-desk?”</text:p>
      <text:p text:style-name="Preformatted_20_Text"/>
      <text:p text:style-name="Preformatted_20_Text">“Come, we shall have some fun now!” thought Alice. “I’m glad they’ve</text:p>
      <text:p text:style-name="Preformatted_20_Text">begun asking riddles.—I believe I can guess that,” she added aloud.</text:p>
      <text:p text:style-name="Preformatted_20_Text"/>
      <text:p text:style-name="Preformatted_20_Text">“Do you mean that you think you can find out the answer to it?” said</text:p>
      <text:p text:style-name="Preformatted_20_Text">the March Hare.</text:p>
      <text:p text:style-name="Preformatted_20_Text"/>
      <text:p text:style-name="Preformatted_20_Text">“Exactly so,” said Alice.</text:p>
      <text:p text:style-name="Preformatted_20_Text"/>
      <text:p text:style-name="Preformatted_20_Text">“Then you should say what you mean,” the March Hare went on.</text:p>
      <text:p text:style-name="Preformatted_20_Text"/>
      <text:p text:style-name="Preformatted_20_Text">“I do,” Alice hastily replied; “at least—at least I mean what I</text:p>
      <text:p text:style-name="Preformatted_20_Text">say—that’s the same thing, you know.”</text:p>
      <text:p text:style-name="Preformatted_20_Text"/>
      <text:p text:style-name="Preformatted_20_Text">“Not the same thing a bit!” said the Hatter. “You might just as well</text:p>
      <text:p text:style-name="Preformatted_20_Text">say that ‘I see what I eat’ is the same thing as ‘I eat what I see’!”</text:p>
      <text:p text:style-name="Preformatted_20_Text"/>
      <text:p text:style-name="Preformatted_20_Text">“You might just as well say,” added the March Hare, “that ‘I like what</text:p>
      <text:p text:style-name="Preformatted_20_Text">I get’ is the same thing as ‘I get what I like’!”</text:p>
      <text:p text:style-name="Preformatted_20_Text"/>
      <text:p text:style-name="Preformatted_20_Text">“You might just as well say,” added the Dormouse, who seemed to be</text:p>
      <text:p text:style-name="Preformatted_20_Text">talking in his sleep, “that ‘I breathe when I sleep’ is the same thing</text:p>
      <text:p text:style-name="Preformatted_20_Text">as ‘I sleep when I breathe’!”</text:p>
      <text:p text:style-name="Preformatted_20_Text"/>
      <text:p text:style-name="Preformatted_20_Text">“It _is_ the same thing with you,” said the Hatter, and here the</text:p>
      <text:p text:style-name="Preformatted_20_Text">conversation dropped, and the party sat silent for a minute, while</text:p>
      <text:p text:style-name="Preformatted_20_Text">Alice thought over all she could remember about ravens and</text:p>
      <text:p text:style-name="Preformatted_20_Text">writing-desks, which wasn’t much.</text:p>
      <text:p text:style-name="Preformatted_20_Text"/>
      <text:p text:style-name="Preformatted_20_Text">The Hatter was the first to break the silence. “What day of the month</text:p>
      <text:p text:style-name="Preformatted_20_Text">is it?” he said, turning to Alice: he had taken his watch out of his</text:p>
      <text:p text:style-name="Preformatted_20_Text">pocket, and was looking at it uneasily, shaking it every now and then,</text:p>
      <text:p text:style-name="Preformatted_20_Text">and holding it to his ear.</text:p>
      <text:p text:style-name="Preformatted_20_Text"/>
      <text:p text:style-name="Preformatted_20_Text">Alice considered a little, and then said “The fourth.”</text:p>
      <text:p text:style-name="Preformatted_20_Text"/>
      <text:p text:style-name="Preformatted_20_Text"><text:soft-page-break/>“Two days wrong!” sighed the Hatter. “I told you butter wouldn’t suit</text:p>
      <text:p text:style-name="Preformatted_20_Text">the works!” he added looking angrily at the March Hare.</text:p>
      <text:p text:style-name="Preformatted_20_Text"/>
      <text:p text:style-name="Preformatted_20_Text">“It was the _best_ butter,” the March Hare meekly replied.</text:p>
      <text:p text:style-name="Preformatted_20_Text"/>
      <text:p text:style-name="Preformatted_20_Text">“Yes, but some crumbs must have got in as well,” the Hatter grumbled:</text:p>
      <text:p text:style-name="Preformatted_20_Text">“you shouldn’t have put it in with the bread-knife.”</text:p>
      <text:p text:style-name="Preformatted_20_Text"/>
      <text:p text:style-name="Preformatted_20_Text">The March Hare took the watch and looked at it gloomily: then he dipped</text:p>
      <text:p text:style-name="Preformatted_20_Text">it into his cup of tea, and looked at it again: but he could think of</text:p>
      <text:p text:style-name="Preformatted_20_Text">nothing better to say than his first remark, “It was the _best_ butter,</text:p>
      <text:p text:style-name="Preformatted_20_Text">you know.”</text:p>
      <text:p text:style-name="Preformatted_20_Text"/>
      <text:p text:style-name="Preformatted_20_Text">Alice had been looking over his shoulder with some curiosity. “What a</text:p>
      <text:p text:style-name="Preformatted_20_Text">funny watch!” she remarked. “It tells the day of the month, and doesn’t</text:p>
      <text:p text:style-name="Preformatted_20_Text">tell what o’clock it is!”</text:p>
      <text:p text:style-name="Preformatted_20_Text"/>
      <text:p text:style-name="Preformatted_20_Text">“Why should it?” muttered the Hatter. “Does _your_ watch tell you what</text:p>
      <text:p text:style-name="Preformatted_20_Text">year it is?”</text:p>
      <text:p text:style-name="Preformatted_20_Text"/>
      <text:p text:style-name="Preformatted_20_Text">“Of course not,” Alice replied very readily: “but that’s because it</text:p>
      <text:p text:style-name="Preformatted_20_Text">stays the same year for such a long time together.”</text:p>
      <text:p text:style-name="Preformatted_20_Text"/>
      <text:p text:style-name="Preformatted_20_Text">“Which is just the case with _mine_,” said the Hatter.</text:p>
      <text:p text:style-name="Preformatted_20_Text"/>
      <text:p text:style-name="Preformatted_20_Text">Alice felt dreadfully puzzled. The Hatter’s remark seemed to have no</text:p>
      <text:p text:style-name="Preformatted_20_Text">sort of meaning in it, and yet it was certainly English. “I don’t quite</text:p>
      <text:p text:style-name="Preformatted_20_Text">understand you,” she said, as politely as she could.</text:p>
      <text:p text:style-name="Preformatted_20_Text"/>
      <text:p text:style-name="Preformatted_20_Text">“The Dormouse is asleep again,” said the Hatter, and he poured a little</text:p>
      <text:p text:style-name="Preformatted_20_Text">hot tea upon its nose.</text:p>
      <text:p text:style-name="Preformatted_20_Text"/>
      <text:p text:style-name="Preformatted_20_Text">The Dormouse shook its head impatiently, and said, without opening its</text:p>
      <text:p text:style-name="Preformatted_20_Text">eyes, “Of course, of course; just what I was going to remark myself.”</text:p>
      <text:p text:style-name="Preformatted_20_Text"/>
      <text:p text:style-name="Preformatted_20_Text">“Have you guessed the riddle yet?” the Hatter said, turning to Alice</text:p>
      <text:p text:style-name="Preformatted_20_Text">again.</text:p>
      <text:p text:style-name="Preformatted_20_Text"/>
      <text:p text:style-name="Preformatted_20_Text">“No, I give it up,” Alice replied: “what’s the answer?”</text:p>
      <text:p text:style-name="Preformatted_20_Text"/>
      <text:p text:style-name="Preformatted_20_Text">“I haven’t the slightest idea,” said the Hatter.</text:p>
      <text:p text:style-name="Preformatted_20_Text"/>
      <text:p text:style-name="Preformatted_20_Text">“Nor I,” said the March Hare.</text:p>
      <text:p text:style-name="Preformatted_20_Text"/>
      <text:p text:style-name="Preformatted_20_Text">Alice sighed wearily. “I think you might do something better with the</text:p>
      <text:p text:style-name="Preformatted_20_Text">time,” she said, “than waste it in asking riddles that have no</text:p>
      <text:p text:style-name="Preformatted_20_Text">answers.”</text:p>
      <text:p text:style-name="Preformatted_20_Text"/>
      <text:p text:style-name="Preformatted_20_Text">“If you knew Time as well as I do,” said the Hatter, “you wouldn’t talk</text:p>
      <text:p text:style-name="Preformatted_20_Text">about wasting _it_. It’s _him_.”</text:p>
      <text:p text:style-name="Preformatted_20_Text"/>
      <text:p text:style-name="Preformatted_20_Text">“I don’t know what you mean,” said Alice.</text:p>
      <text:p text:style-name="Preformatted_20_Text"/>
      <text:p text:style-name="Preformatted_20_Text">“Of course you don’t!” the Hatter said, tossing his head</text:p>
      <text:p text:style-name="Preformatted_20_Text">contemptuously. “I dare say you never even spoke to Time!”</text:p>
      <text:p text:style-name="Preformatted_20_Text"/>
      <text:p text:style-name="Preformatted_20_Text">“Perhaps not,” Alice cautiously replied: “but I know I have to beat</text:p>
      <text:p text:style-name="Preformatted_20_Text">time when I learn music.”</text:p>
      <text:p text:style-name="Preformatted_20_Text"/>
      <text:p text:style-name="Preformatted_20_Text">“Ah! that accounts for it,” said the Hatter. “He won’t stand beating.</text:p>
      <text:p text:style-name="Preformatted_20_Text">Now, if you only kept on good terms with him, he’d do almost anything</text:p>
      <text:p text:style-name="Preformatted_20_Text">you liked with the clock. For instance, suppose it were nine o’clock in</text:p>
      <text:p text:style-name="Preformatted_20_Text">the morning, just time to begin lessons: you’d only have to whisper a</text:p>
      <text:p text:style-name="Preformatted_20_Text">hint to Time, and round goes the clock in a twinkling! Half-past one,</text:p>
      <text:p text:style-name="Preformatted_20_Text"><text:soft-page-break/>time for dinner!”</text:p>
      <text:p text:style-name="Preformatted_20_Text"/>
      <text:p text:style-name="Preformatted_20_Text">(“I only wish it was,” the March Hare said to itself in a whisper.)</text:p>
      <text:p text:style-name="Preformatted_20_Text"/>
      <text:p text:style-name="Preformatted_20_Text">“That would be grand, certainly,” said Alice thoughtfully: “but then—I</text:p>
      <text:p text:style-name="Preformatted_20_Text">shouldn’t be hungry for it, you know.”</text:p>
      <text:p text:style-name="Preformatted_20_Text"/>
      <text:p text:style-name="Preformatted_20_Text">“Not at first, perhaps,” said the Hatter: “but you could keep it to</text:p>
      <text:p text:style-name="Preformatted_20_Text">half-past one as long as you liked.”</text:p>
      <text:p text:style-name="Preformatted_20_Text"/>
      <text:p text:style-name="Preformatted_20_Text">“Is that the way _you_ manage?” Alice asked.</text:p>
      <text:p text:style-name="Preformatted_20_Text"/>
      <text:p text:style-name="Preformatted_20_Text">The Hatter shook his head mournfully. “Not I!” he replied. “We</text:p>
      <text:p text:style-name="Preformatted_20_Text">quarrelled last March—just before _he_ went mad, you know—” (pointing</text:p>
      <text:p text:style-name="Preformatted_20_Text">with his tea spoon at the March Hare,) “—it was at the great concert</text:p>
      <text:p text:style-name="Preformatted_20_Text">given by the Queen of Hearts, and I had to sing</text:p>
      <text:p text:style-name="Preformatted_20_Text"/>
      <text:p text:style-name="Preformatted_20_Text">‘Twinkle, twinkle, little bat!</text:p>
      <text:p text:style-name="Preformatted_20_Text">How I wonder what you’re at!’</text:p>
      <text:p text:style-name="Preformatted_20_Text"/>
      <text:p text:style-name="Preformatted_20_Text"/>
      <text:p text:style-name="Preformatted_20_Text">You know the song, perhaps?”</text:p>
      <text:p text:style-name="Preformatted_20_Text"/>
      <text:p text:style-name="Preformatted_20_Text">“I’ve heard something like it,” said Alice.</text:p>
      <text:p text:style-name="Preformatted_20_Text"/>
      <text:p text:style-name="Preformatted_20_Text">“It goes on, you know,” the Hatter continued, “in this way:—</text:p>
      <text:p text:style-name="Preformatted_20_Text"/>
      <text:p text:style-name="Preformatted_20_Text">‘Up above the world you fly,</text:p>
      <text:p text:style-name="Preformatted_20_Text">Like a tea-tray in the sky.</text:p>
      <text:p text:style-name="Preformatted_20_Text"><text:s text:c="20"/>Twinkle, twinkle—’”</text:p>
      <text:p text:style-name="Preformatted_20_Text"/>
      <text:p text:style-name="Preformatted_20_Text"/>
      <text:p text:style-name="Preformatted_20_Text">Here the Dormouse shook itself, and began singing in its sleep</text:p>
      <text:p text:style-name="Preformatted_20_Text">“_Twinkle, twinkle, twinkle, twinkle_—” and went on so long that they</text:p>
      <text:p text:style-name="Preformatted_20_Text">had to pinch it to make it stop.</text:p>
      <text:p text:style-name="Preformatted_20_Text"/>
      <text:p text:style-name="Preformatted_20_Text">“Well, I’d hardly finished the first verse,” said the Hatter, “when the</text:p>
      <text:p text:style-name="Preformatted_20_Text">Queen jumped up and bawled out, ‘He’s murdering the time! Off with his</text:p>
      <text:p text:style-name="Preformatted_20_Text">head!’”</text:p>
      <text:p text:style-name="Preformatted_20_Text"/>
      <text:p text:style-name="Preformatted_20_Text">“How dreadfully savage!” exclaimed Alice.</text:p>
      <text:p text:style-name="Preformatted_20_Text"/>
      <text:p text:style-name="Preformatted_20_Text">“And ever since that,” the Hatter went on in a mournful tone, “he won’t</text:p>
      <text:p text:style-name="Preformatted_20_Text">do a thing I ask! It’s always six o’clock now.”</text:p>
      <text:p text:style-name="Preformatted_20_Text"/>
      <text:p text:style-name="Preformatted_20_Text">A bright idea came into Alice’s head. “Is that the reason so many</text:p>
      <text:p text:style-name="Preformatted_20_Text">tea-things are put out here?” she asked.</text:p>
      <text:p text:style-name="Preformatted_20_Text"/>
      <text:p text:style-name="Preformatted_20_Text">“Yes, that’s it,” said the Hatter with a sigh: “it’s always tea-time,</text:p>
      <text:p text:style-name="Preformatted_20_Text">and we’ve no time to wash the things between whiles.”</text:p>
      <text:p text:style-name="Preformatted_20_Text"/>
      <text:p text:style-name="Preformatted_20_Text">“Then you keep moving round, I suppose?” said Alice.</text:p>
      <text:p text:style-name="Preformatted_20_Text"/>
      <text:p text:style-name="Preformatted_20_Text">“Exactly so,” said the Hatter: “as the things get used up.”</text:p>
      <text:p text:style-name="Preformatted_20_Text"/>
      <text:p text:style-name="Preformatted_20_Text">“But what happens when you come to the beginning again?” Alice ventured</text:p>
      <text:p text:style-name="Preformatted_20_Text">to ask.</text:p>
      <text:p text:style-name="Preformatted_20_Text"/>
      <text:p text:style-name="Preformatted_20_Text">“Suppose we change the subject,” the March Hare interrupted, yawning.</text:p>
      <text:p text:style-name="Preformatted_20_Text">“I’m getting tired of this. I vote the young lady tells us a story.”</text:p>
      <text:p text:style-name="Preformatted_20_Text"/>
      <text:p text:style-name="Preformatted_20_Text">“I’m afraid I don’t know one,” said Alice, rather alarmed at the</text:p>
      <text:p text:style-name="Preformatted_20_Text">proposal.</text:p>
      <text:p text:style-name="Preformatted_20_Text"/>
      <text:p text:style-name="Preformatted_20_Text"><text:soft-page-break/>“Then the Dormouse shall!” they both cried. “Wake up, Dormouse!” And</text:p>
      <text:p text:style-name="Preformatted_20_Text">they pinched it on both sides at once.</text:p>
      <text:p text:style-name="Preformatted_20_Text"/>
      <text:p text:style-name="Preformatted_20_Text">The Dormouse slowly opened his eyes. “I wasn’t asleep,” he said in a</text:p>
      <text:p text:style-name="Preformatted_20_Text">hoarse, feeble voice: “I heard every word you fellows were saying.”</text:p>
      <text:p text:style-name="Preformatted_20_Text"/>
      <text:p text:style-name="Preformatted_20_Text">“Tell us a story!” said the March Hare.</text:p>
      <text:p text:style-name="Preformatted_20_Text"/>
      <text:p text:style-name="Preformatted_20_Text">“Yes, please do!” pleaded Alice.</text:p>
      <text:p text:style-name="Preformatted_20_Text"/>
      <text:p text:style-name="Preformatted_20_Text">“And be quick about it,” added the Hatter, “or you’ll be asleep again</text:p>
      <text:p text:style-name="Preformatted_20_Text">before it’s done.”</text:p>
      <text:p text:style-name="Preformatted_20_Text"/>
      <text:p text:style-name="Preformatted_20_Text">“Once upon a time there were three little sisters,” the Dormouse began</text:p>
      <text:p text:style-name="Preformatted_20_Text">in a great hurry; “and their names were Elsie, Lacie, and Tillie; and</text:p>
      <text:p text:style-name="Preformatted_20_Text">they lived at the bottom of a well—”</text:p>
      <text:p text:style-name="Preformatted_20_Text"/>
      <text:p text:style-name="Preformatted_20_Text">“What did they live on?” said Alice, who always took a great interest</text:p>
      <text:p text:style-name="Preformatted_20_Text">in questions of eating and drinking.</text:p>
      <text:p text:style-name="Preformatted_20_Text"/>
      <text:p text:style-name="Preformatted_20_Text">“They lived on treacle,” said the Dormouse, after thinking a minute or</text:p>
      <text:p text:style-name="Preformatted_20_Text">two.</text:p>
      <text:p text:style-name="Preformatted_20_Text"/>
      <text:p text:style-name="Preformatted_20_Text">“They couldn’t have done that, you know,” Alice gently remarked;</text:p>
      <text:p text:style-name="Preformatted_20_Text">“they’d have been ill.”</text:p>
      <text:p text:style-name="Preformatted_20_Text"/>
      <text:p text:style-name="Preformatted_20_Text">“So they were,” said the Dormouse; “_very_ ill.”</text:p>
      <text:p text:style-name="Preformatted_20_Text"/>
      <text:p text:style-name="Preformatted_20_Text">Alice tried to fancy to herself what such an extraordinary ways of</text:p>
      <text:p text:style-name="Preformatted_20_Text">living would be like, but it puzzled her too much, so she went on: “But</text:p>
      <text:p text:style-name="Preformatted_20_Text">why did they live at the bottom of a well?”</text:p>
      <text:p text:style-name="Preformatted_20_Text"/>
      <text:p text:style-name="Preformatted_20_Text">“Take some more tea,” the March Hare said to Alice, very earnestly.</text:p>
      <text:p text:style-name="Preformatted_20_Text"/>
      <text:p text:style-name="Preformatted_20_Text">“I’ve had nothing yet,” Alice replied in an offended tone, “so I can’t</text:p>
      <text:p text:style-name="Preformatted_20_Text">take more.”</text:p>
      <text:p text:style-name="Preformatted_20_Text"/>
      <text:p text:style-name="Preformatted_20_Text">“You mean you can’t take _less_,” said the Hatter: “it’s very easy to</text:p>
      <text:p text:style-name="Preformatted_20_Text">take _more_ than nothing.”</text:p>
      <text:p text:style-name="Preformatted_20_Text"/>
      <text:p text:style-name="Preformatted_20_Text">“Nobody asked _your_ opinion,” said Alice.</text:p>
      <text:p text:style-name="Preformatted_20_Text"/>
      <text:p text:style-name="Preformatted_20_Text">“Who’s making personal remarks now?” the Hatter asked triumphantly.</text:p>
      <text:p text:style-name="Preformatted_20_Text"/>
      <text:p text:style-name="Preformatted_20_Text">Alice did not quite know what to say to this: so she helped herself to</text:p>
      <text:p text:style-name="Preformatted_20_Text">some tea and bread-and-butter, and then turned to the Dormouse, and</text:p>
      <text:p text:style-name="Preformatted_20_Text">repeated her question. “Why did they live at the bottom of a well?”</text:p>
      <text:p text:style-name="Preformatted_20_Text"/>
      <text:p text:style-name="Preformatted_20_Text">The Dormouse again took a minute or two to think about it, and then</text:p>
      <text:p text:style-name="Preformatted_20_Text">said, “It was a treacle-well.”</text:p>
      <text:p text:style-name="Preformatted_20_Text"/>
      <text:p text:style-name="Preformatted_20_Text">“There’s no such thing!” Alice was beginning very angrily, but the</text:p>
      <text:p text:style-name="Preformatted_20_Text">Hatter and the March Hare went “Sh! sh!” and the Dormouse sulkily</text:p>
      <text:p text:style-name="Preformatted_20_Text">remarked, “If you can’t be civil, you’d better finish the story for</text:p>
      <text:p text:style-name="Preformatted_20_Text">yourself.”</text:p>
      <text:p text:style-name="Preformatted_20_Text"/>
      <text:p text:style-name="Preformatted_20_Text">“No, please go on!” Alice said very humbly; “I won’t interrupt again. I</text:p>
      <text:p text:style-name="Preformatted_20_Text">dare say there may be _one_.”</text:p>
      <text:p text:style-name="Preformatted_20_Text"/>
      <text:p text:style-name="Preformatted_20_Text">“One, indeed!” said the Dormouse indignantly. However, he consented to</text:p>
      <text:p text:style-name="Preformatted_20_Text">go on. “And so these three little sisters—they were learning to draw,</text:p>
      <text:p text:style-name="Preformatted_20_Text">you know—”</text:p>
      <text:p text:style-name="Preformatted_20_Text"/>
      <text:p text:style-name="Preformatted_20_Text">“What did they draw?” said Alice, quite forgetting her promise.</text:p>
      <text:p text:style-name="Preformatted_20_Text"><text:soft-page-break/></text:p>
      <text:p text:style-name="Preformatted_20_Text">“Treacle,” said the Dormouse, without considering at all this time.</text:p>
      <text:p text:style-name="Preformatted_20_Text"/>
      <text:p text:style-name="Preformatted_20_Text">“I want a clean cup,” interrupted the Hatter: “let’s all move one place</text:p>
      <text:p text:style-name="Preformatted_20_Text">on.”</text:p>
      <text:p text:style-name="Preformatted_20_Text"/>
      <text:p text:style-name="Preformatted_20_Text">He moved on as he spoke, and the Dormouse followed him: the March Hare</text:p>
      <text:p text:style-name="Preformatted_20_Text">moved into the Dormouse’s place, and Alice rather unwillingly took the</text:p>
      <text:p text:style-name="Preformatted_20_Text">place of the March Hare. The Hatter was the only one who got any</text:p>
      <text:p text:style-name="Preformatted_20_Text">advantage from the change: and Alice was a good deal worse off than</text:p>
      <text:p text:style-name="Preformatted_20_Text">before, as the March Hare had just upset the milk-jug into his plate.</text:p>
      <text:p text:style-name="Preformatted_20_Text"/>
      <text:p text:style-name="Preformatted_20_Text">Alice did not wish to offend the Dormouse again, so she began very</text:p>
      <text:p text:style-name="Preformatted_20_Text">cautiously: “But I don’t understand. Where did they draw the treacle</text:p>
      <text:p text:style-name="Preformatted_20_Text">from?”</text:p>
      <text:p text:style-name="Preformatted_20_Text"/>
      <text:p text:style-name="Preformatted_20_Text">“You can draw water out of a water-well,” said the Hatter; “so I should</text:p>
      <text:p text:style-name="Preformatted_20_Text">think you could draw treacle out of a treacle-well—eh, stupid?”</text:p>
      <text:p text:style-name="Preformatted_20_Text"/>
      <text:p text:style-name="Preformatted_20_Text">“But they were _in_ the well,” Alice said to the Dormouse, not choosing</text:p>
      <text:p text:style-name="Preformatted_20_Text">to notice this last remark.</text:p>
      <text:p text:style-name="Preformatted_20_Text"/>
      <text:p text:style-name="Preformatted_20_Text">“Of course they were,” said the Dormouse; “—well in.”</text:p>
      <text:p text:style-name="Preformatted_20_Text"/>
      <text:p text:style-name="Preformatted_20_Text">This answer so confused poor Alice, that she let the Dormouse go on for</text:p>
      <text:p text:style-name="Preformatted_20_Text">some time without interrupting it.</text:p>
      <text:p text:style-name="Preformatted_20_Text"/>
      <text:p text:style-name="Preformatted_20_Text">“They were learning to draw,” the Dormouse went on, yawning and rubbing</text:p>
      <text:p text:style-name="Preformatted_20_Text">its eyes, for it was getting very sleepy; “and they drew all manner of</text:p>
      <text:p text:style-name="Preformatted_20_Text">things—everything that begins with an M—”</text:p>
      <text:p text:style-name="Preformatted_20_Text"/>
      <text:p text:style-name="Preformatted_20_Text">“Why with an M?” said Alice.</text:p>
      <text:p text:style-name="Preformatted_20_Text"/>
      <text:p text:style-name="Preformatted_20_Text">“Why not?” said the March Hare.</text:p>
      <text:p text:style-name="Preformatted_20_Text"/>
      <text:p text:style-name="Preformatted_20_Text">Alice was silent.</text:p>
      <text:p text:style-name="Preformatted_20_Text"/>
      <text:p text:style-name="Preformatted_20_Text">The Dormouse had closed its eyes by this time, and was going off into a</text:p>
      <text:p text:style-name="Preformatted_20_Text">doze; but, on being pinched by the Hatter, it woke up again with a</text:p>
      <text:p text:style-name="Preformatted_20_Text">little shriek, and went on: “—that begins with an M, such as</text:p>
      <text:p text:style-name="Preformatted_20_Text">mouse-traps, and the moon, and memory, and muchness—you know you say</text:p>
      <text:p text:style-name="Preformatted_20_Text">things are “much of a muchness”—did you ever see such a thing as a</text:p>
      <text:p text:style-name="Preformatted_20_Text">drawing of a muchness?”</text:p>
      <text:p text:style-name="Preformatted_20_Text"/>
      <text:p text:style-name="Preformatted_20_Text">“Really, now you ask me,” said Alice, very much confused, “I don’t</text:p>
      <text:p text:style-name="Preformatted_20_Text">think—”</text:p>
      <text:p text:style-name="Preformatted_20_Text"/>
      <text:p text:style-name="Preformatted_20_Text">“Then you shouldn’t talk,” said the Hatter.</text:p>
      <text:p text:style-name="Preformatted_20_Text"/>
      <text:p text:style-name="Preformatted_20_Text">This piece of rudeness was more than Alice could bear: she got up in</text:p>
      <text:p text:style-name="Preformatted_20_Text">great disgust, and walked off; the Dormouse fell asleep instantly, and</text:p>
      <text:p text:style-name="Preformatted_20_Text">neither of the others took the least notice of her going, though she</text:p>
      <text:p text:style-name="Preformatted_20_Text">looked back once or twice, half hoping that they would call after her:</text:p>
      <text:p text:style-name="Preformatted_20_Text">the last time she saw them, they were trying to put the Dormouse into</text:p>
      <text:p text:style-name="Preformatted_20_Text">the teapot.</text:p>
      <text:p text:style-name="Preformatted_20_Text"/>
      <text:p text:style-name="Preformatted_20_Text">“At any rate I’ll never go _there_ again!” said Alice as she picked her</text:p>
      <text:p text:style-name="Preformatted_20_Text">way through the wood. “It’s the stupidest tea-party I ever was at in</text:p>
      <text:p text:style-name="Preformatted_20_Text">all my life!”</text:p>
      <text:p text:style-name="Preformatted_20_Text"/>
      <text:p text:style-name="Preformatted_20_Text">Just as she said this, she noticed that one of the trees had a door</text:p>
      <text:p text:style-name="Preformatted_20_Text">leading right into it. “That’s very curious!” she thought. “But</text:p>
      <text:p text:style-name="Preformatted_20_Text">everything’s curious today. I think I may as well go in at once.” And</text:p>
      <text:p text:style-name="Preformatted_20_Text">in she went.</text:p>
      <text:p text:style-name="Preformatted_20_Text"><text:soft-page-break/></text:p>
      <text:p text:style-name="Preformatted_20_Text">Once more she found herself in the long hall, and close to the little</text:p>
      <text:p text:style-name="Preformatted_20_Text">glass table. “Now, I’ll manage better this time,” she said to herself,</text:p>
      <text:p text:style-name="Preformatted_20_Text">and began by taking the little golden key, and unlocking the door that</text:p>
      <text:p text:style-name="Preformatted_20_Text">led into the garden. Then she went to work nibbling at the mushroom</text:p>
      <text:p text:style-name="Preformatted_20_Text">(she had kept a piece of it in her pocket) till she was about a foot</text:p>
      <text:p text:style-name="Preformatted_20_Text">high: then she walked down the little passage: and _then_—she found</text:p>
      <text:p text:style-name="Preformatted_20_Text">herself at last in the beautiful garden, among the bright flower-beds</text:p>
      <text:p text:style-name="Preformatted_20_Text">and the cool fountain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VIII.</text:p>
      <text:p text:style-name="Preformatted_20_Text">The Queen’s Croquet-Ground</text:p>
      <text:p text:style-name="Preformatted_20_Text"/>
      <text:p text:style-name="Preformatted_20_Text"/>
      <text:p text:style-name="Preformatted_20_Text">A large rose-tree stood near the entrance of the garden: the roses</text:p>
      <text:p text:style-name="Preformatted_20_Text">growing on it were white, but there were three gardeners at it, busily</text:p>
      <text:p text:style-name="Preformatted_20_Text">painting them red. Alice thought this a very curious thing, and she</text:p>
      <text:p text:style-name="Preformatted_20_Text">went nearer to watch them, and just as she came up to them she heard</text:p>
      <text:p text:style-name="Preformatted_20_Text">one of them say, “Look out now, Five! Don’t go splashing paint over me</text:p>
      <text:p text:style-name="Preformatted_20_Text">like that!”</text:p>
      <text:p text:style-name="Preformatted_20_Text"/>
      <text:p text:style-name="Preformatted_20_Text">“I couldn’t help it,” said Five, in a sulky tone; “Seven jogged my</text:p>
      <text:p text:style-name="Preformatted_20_Text">elbow.”</text:p>
      <text:p text:style-name="Preformatted_20_Text"/>
      <text:p text:style-name="Preformatted_20_Text">On which Seven looked up and said, “That’s right, Five! Always lay the</text:p>
      <text:p text:style-name="Preformatted_20_Text">blame on others!”</text:p>
      <text:p text:style-name="Preformatted_20_Text"/>
      <text:p text:style-name="Preformatted_20_Text">“_You’d_ better not talk!” said Five. “I heard the Queen say only</text:p>
      <text:p text:style-name="Preformatted_20_Text">yesterday you deserved to be beheaded!”</text:p>
      <text:p text:style-name="Preformatted_20_Text"/>
      <text:p text:style-name="Preformatted_20_Text">“What for?” said the one who had spoken first.</text:p>
      <text:p text:style-name="Preformatted_20_Text"/>
      <text:p text:style-name="Preformatted_20_Text">“That’s none of _your_ business, Two!” said Seven.</text:p>
      <text:p text:style-name="Preformatted_20_Text"/>
      <text:p text:style-name="Preformatted_20_Text">“Yes, it _is_ his business!” said Five, “and I’ll tell him—it was for</text:p>
      <text:p text:style-name="Preformatted_20_Text">bringing the cook tulip-roots instead of onions.”</text:p>
      <text:p text:style-name="Preformatted_20_Text"/>
      <text:p text:style-name="Preformatted_20_Text">Seven flung down his brush, and had just begun “Well, of all the unjust</text:p>
      <text:p text:style-name="Preformatted_20_Text">things—” when his eye chanced to fall upon Alice, as she stood watching</text:p>
      <text:p text:style-name="Preformatted_20_Text">them, and he checked himself suddenly: the others looked round also,</text:p>
      <text:p text:style-name="Preformatted_20_Text">and all of them bowed low.</text:p>
      <text:p text:style-name="Preformatted_20_Text"/>
      <text:p text:style-name="Preformatted_20_Text">“Would you tell me,” said Alice, a little timidly, “why you are</text:p>
      <text:p text:style-name="Preformatted_20_Text">painting those roses?”</text:p>
      <text:p text:style-name="Preformatted_20_Text"/>
      <text:p text:style-name="Preformatted_20_Text">Five and Seven said nothing, but looked at Two. Two began in a low</text:p>
      <text:p text:style-name="Preformatted_20_Text">voice, “Why the fact is, you see, Miss, this here ought to have been a</text:p>
      <text:p text:style-name="Preformatted_20_Text">_red_ rose-tree, and we put a white one in by mistake; and if the Queen</text:p>
      <text:p text:style-name="Preformatted_20_Text">was to find it out, we should all have our heads cut off, you know. So</text:p>
      <text:p text:style-name="Preformatted_20_Text">you see, Miss, we’re doing our best, afore she comes, to—” At this</text:p>
      <text:p text:style-name="Preformatted_20_Text">moment Five, who had been anxiously looking across the garden, called</text:p>
      <text:p text:style-name="Preformatted_20_Text">out “The Queen! The Queen!” and the three gardeners instantly threw</text:p>
      <text:p text:style-name="Preformatted_20_Text">themselves flat upon their faces. There was a sound of many footsteps,</text:p>
      <text:p text:style-name="Preformatted_20_Text">and Alice looked round, eager to see the Queen.</text:p>
      <text:p text:style-name="Preformatted_20_Text"/>
      <text:p text:style-name="Preformatted_20_Text">First came ten soldiers carrying clubs; these were all shaped like the</text:p>
      <text:p text:style-name="Preformatted_20_Text">three gardeners, oblong and flat, with their hands and feet at the</text:p>
      <text:p text:style-name="Preformatted_20_Text">corners: next the ten courtiers; these were ornamented all over with</text:p>
      <text:p text:style-name="Preformatted_20_Text">diamonds, and walked two and two, as the soldiers did. After these came</text:p>
      <text:p text:style-name="Preformatted_20_Text">the royal children; there were ten of them, and the little dears came</text:p>
      <text:p text:style-name="Preformatted_20_Text">jumping merrily along hand in hand, in couples: they were all</text:p>
      <text:p text:style-name="Preformatted_20_Text"><text:soft-page-break/>ornamented with hearts. Next came the guests, mostly Kings and Queens,</text:p>
      <text:p text:style-name="Preformatted_20_Text">and among them Alice recognised the White Rabbit: it was talking in a</text:p>
      <text:p text:style-name="Preformatted_20_Text">hurried nervous manner, smiling at everything that was said, and went</text:p>
      <text:p text:style-name="Preformatted_20_Text">by without noticing her. Then followed the Knave of Hearts, carrying</text:p>
      <text:p text:style-name="Preformatted_20_Text">the King’s crown on a crimson velvet cushion; and, last of all this</text:p>
      <text:p text:style-name="Preformatted_20_Text">grand procession, came THE KING AND QUEEN OF HEARTS.</text:p>
      <text:p text:style-name="Preformatted_20_Text"/>
      <text:p text:style-name="Preformatted_20_Text">Alice was rather doubtful whether she ought not to lie down on her face</text:p>
      <text:p text:style-name="Preformatted_20_Text">like the three gardeners, but she could not remember ever having heard</text:p>
      <text:p text:style-name="Preformatted_20_Text">of such a rule at processions; “and besides, what would be the use of a</text:p>
      <text:p text:style-name="Preformatted_20_Text">procession,” thought she, “if people had all to lie down upon their</text:p>
      <text:p text:style-name="Preformatted_20_Text">faces, so that they couldn’t see it?” So she stood still where she was,</text:p>
      <text:p text:style-name="Preformatted_20_Text">and waited.</text:p>
      <text:p text:style-name="Preformatted_20_Text"/>
      <text:p text:style-name="Preformatted_20_Text">When the procession came opposite to Alice, they all stopped and looked</text:p>
      <text:p text:style-name="Preformatted_20_Text">at her, and the Queen said severely “Who is this?” She said it to the</text:p>
      <text:p text:style-name="Preformatted_20_Text">Knave of Hearts, who only bowed and smiled in reply.</text:p>
      <text:p text:style-name="Preformatted_20_Text"/>
      <text:p text:style-name="Preformatted_20_Text">“Idiot!” said the Queen, tossing her head impatiently; and, turning to</text:p>
      <text:p text:style-name="Preformatted_20_Text">Alice, she went on, “What’s your name, child?”</text:p>
      <text:p text:style-name="Preformatted_20_Text"/>
      <text:p text:style-name="Preformatted_20_Text">“My name is Alice, so please your Majesty,” said Alice very politely;</text:p>
      <text:p text:style-name="Preformatted_20_Text">but she added, to herself, “Why, they’re only a pack of cards, after</text:p>
      <text:p text:style-name="Preformatted_20_Text">all. I needn’t be afraid of them!”</text:p>
      <text:p text:style-name="Preformatted_20_Text"/>
      <text:p text:style-name="Preformatted_20_Text">“And who are _these?_” said the Queen, pointing to the three gardeners</text:p>
      <text:p text:style-name="Preformatted_20_Text">who were lying round the rose-tree; for, you see, as they were lying on</text:p>
      <text:p text:style-name="Preformatted_20_Text">their faces, and the pattern on their backs was the same as the rest of</text:p>
      <text:p text:style-name="Preformatted_20_Text">the pack, she could not tell whether they were gardeners, or soldiers,</text:p>
      <text:p text:style-name="Preformatted_20_Text">or courtiers, or three of her own children.</text:p>
      <text:p text:style-name="Preformatted_20_Text"/>
      <text:p text:style-name="Preformatted_20_Text">“How should _I_ know?” said Alice, surprised at her own courage. “It’s</text:p>
      <text:p text:style-name="Preformatted_20_Text">no business of _mine_.”</text:p>
      <text:p text:style-name="Preformatted_20_Text"/>
      <text:p text:style-name="Preformatted_20_Text">The Queen turned crimson with fury, and, after glaring at her for a</text:p>
      <text:p text:style-name="Preformatted_20_Text">moment like a wild beast, screamed “Off with her head! Off—”</text:p>
      <text:p text:style-name="Preformatted_20_Text"/>
      <text:p text:style-name="Preformatted_20_Text">“Nonsense!” said Alice, very loudly and decidedly, and the Queen was</text:p>
      <text:p text:style-name="Preformatted_20_Text">silent.</text:p>
      <text:p text:style-name="Preformatted_20_Text"/>
      <text:p text:style-name="Preformatted_20_Text">The King laid his hand upon her arm, and timidly said “Consider, my</text:p>
      <text:p text:style-name="Preformatted_20_Text">dear: she is only a child!”</text:p>
      <text:p text:style-name="Preformatted_20_Text"/>
      <text:p text:style-name="Preformatted_20_Text">The Queen turned angrily away from him, and said to the Knave “Turn</text:p>
      <text:p text:style-name="Preformatted_20_Text">them over!”</text:p>
      <text:p text:style-name="Preformatted_20_Text"/>
      <text:p text:style-name="Preformatted_20_Text">The Knave did so, very carefully, with one foot.</text:p>
      <text:p text:style-name="Preformatted_20_Text"/>
      <text:p text:style-name="Preformatted_20_Text">“Get up!” said the Queen, in a shrill, loud voice, and the three</text:p>
      <text:p text:style-name="Preformatted_20_Text">gardeners instantly jumped up, and began bowing to the King, the Queen,</text:p>
      <text:p text:style-name="Preformatted_20_Text">the royal children, and everybody else.</text:p>
      <text:p text:style-name="Preformatted_20_Text"/>
      <text:p text:style-name="Preformatted_20_Text">“Leave off that!” screamed the Queen. “You make me giddy.” And then,</text:p>
      <text:p text:style-name="Preformatted_20_Text">turning to the rose-tree, she went on, “What _have_ you been doing</text:p>
      <text:p text:style-name="Preformatted_20_Text">here?”</text:p>
      <text:p text:style-name="Preformatted_20_Text"/>
      <text:p text:style-name="Preformatted_20_Text">“May it please your Majesty,” said Two, in a very humble tone, going</text:p>
      <text:p text:style-name="Preformatted_20_Text">down on one knee as he spoke, “we were trying—”</text:p>
      <text:p text:style-name="Preformatted_20_Text"/>
      <text:p text:style-name="Preformatted_20_Text">“_I_ see!” said the Queen, who had meanwhile been examining the roses.</text:p>
      <text:p text:style-name="Preformatted_20_Text">“Off with their heads!” and the procession moved on, three of the</text:p>
      <text:p text:style-name="Preformatted_20_Text">soldiers remaining behind to execute the unfortunate gardeners, who ran</text:p>
      <text:p text:style-name="Preformatted_20_Text">to Alice for protection.</text:p>
      <text:p text:style-name="Preformatted_20_Text"/>
      <text:p text:style-name="Preformatted_20_Text"><text:soft-page-break/>“You shan’t be beheaded!” said Alice, and she put them into a large</text:p>
      <text:p text:style-name="Preformatted_20_Text">flower-pot that stood near. The three soldiers wandered about for a</text:p>
      <text:p text:style-name="Preformatted_20_Text">minute or two, looking for them, and then quietly marched off after the</text:p>
      <text:p text:style-name="Preformatted_20_Text">others.</text:p>
      <text:p text:style-name="Preformatted_20_Text"/>
      <text:p text:style-name="Preformatted_20_Text">“Are their heads off?” shouted the Queen.</text:p>
      <text:p text:style-name="Preformatted_20_Text"/>
      <text:p text:style-name="Preformatted_20_Text">“Their heads are gone, if it please your Majesty!” the soldiers shouted</text:p>
      <text:p text:style-name="Preformatted_20_Text">in reply.</text:p>
      <text:p text:style-name="Preformatted_20_Text"/>
      <text:p text:style-name="Preformatted_20_Text">“That’s right!” shouted the Queen. “Can you play croquet?”</text:p>
      <text:p text:style-name="Preformatted_20_Text"/>
      <text:p text:style-name="Preformatted_20_Text">The soldiers were silent, and looked at Alice, as the question was</text:p>
      <text:p text:style-name="Preformatted_20_Text">evidently meant for her.</text:p>
      <text:p text:style-name="Preformatted_20_Text"/>
      <text:p text:style-name="Preformatted_20_Text">“Yes!” shouted Alice.</text:p>
      <text:p text:style-name="Preformatted_20_Text"/>
      <text:p text:style-name="Preformatted_20_Text">“Come on, then!” roared the Queen, and Alice joined the procession,</text:p>
      <text:p text:style-name="Preformatted_20_Text">wondering very much what would happen next.</text:p>
      <text:p text:style-name="Preformatted_20_Text"/>
      <text:p text:style-name="Preformatted_20_Text">“It’s—it’s a very fine day!” said a timid voice at her side. She was</text:p>
      <text:p text:style-name="Preformatted_20_Text">walking by the White Rabbit, who was peeping anxiously into her face.</text:p>
      <text:p text:style-name="Preformatted_20_Text"/>
      <text:p text:style-name="Preformatted_20_Text">“Very,” said Alice: “—where’s the Duchess?”</text:p>
      <text:p text:style-name="Preformatted_20_Text"/>
      <text:p text:style-name="Preformatted_20_Text">“Hush! Hush!” said the Rabbit in a low, hurried tone. He looked</text:p>
      <text:p text:style-name="Preformatted_20_Text">anxiously over his shoulder as he spoke, and then raised himself upon</text:p>
      <text:p text:style-name="Preformatted_20_Text">tiptoe, put his mouth close to her ear, and whispered “She’s under</text:p>
      <text:p text:style-name="Preformatted_20_Text">sentence of execution.”</text:p>
      <text:p text:style-name="Preformatted_20_Text"/>
      <text:p text:style-name="Preformatted_20_Text">“What for?” said Alice.</text:p>
      <text:p text:style-name="Preformatted_20_Text"/>
      <text:p text:style-name="Preformatted_20_Text">“Did you say ‘What a pity!’?” the Rabbit asked.</text:p>
      <text:p text:style-name="Preformatted_20_Text"/>
      <text:p text:style-name="Preformatted_20_Text">“No, I didn’t,” said Alice: “I don’t think it’s at all a pity. I said</text:p>
      <text:p text:style-name="Preformatted_20_Text">‘What for?’”</text:p>
      <text:p text:style-name="Preformatted_20_Text"/>
      <text:p text:style-name="Preformatted_20_Text">“She boxed the Queen’s ears—” the Rabbit began. Alice gave a little</text:p>
      <text:p text:style-name="Preformatted_20_Text">scream of laughter. “Oh, hush!” the Rabbit whispered in a frightened</text:p>
      <text:p text:style-name="Preformatted_20_Text">tone. “The Queen will hear you! You see, she came rather late, and the</text:p>
      <text:p text:style-name="Preformatted_20_Text">Queen said—”</text:p>
      <text:p text:style-name="Preformatted_20_Text"/>
      <text:p text:style-name="Preformatted_20_Text">“Get to your places!” shouted the Queen in a voice of thunder, and</text:p>
      <text:p text:style-name="Preformatted_20_Text">people began running about in all directions, tumbling up against each</text:p>
      <text:p text:style-name="Preformatted_20_Text">other; however, they got settled down in a minute or two, and the game</text:p>
      <text:p text:style-name="Preformatted_20_Text">began. Alice thought she had never seen such a curious croquet-ground</text:p>
      <text:p text:style-name="Preformatted_20_Text">in her life; it was all ridges and furrows; the balls were live</text:p>
      <text:p text:style-name="Preformatted_20_Text">hedgehogs, the mallets live flamingoes, and the soldiers had to double</text:p>
      <text:p text:style-name="Preformatted_20_Text">themselves up and to stand on their hands and feet, to make the arches.</text:p>
      <text:p text:style-name="Preformatted_20_Text"/>
      <text:p text:style-name="Preformatted_20_Text">The chief difficulty Alice found at first was in managing her flamingo:</text:p>
      <text:p text:style-name="Preformatted_20_Text">she succeeded in getting its body tucked away, comfortably enough,</text:p>
      <text:p text:style-name="Preformatted_20_Text">under her arm, with its legs hanging down, but generally, just as she</text:p>
      <text:p text:style-name="Preformatted_20_Text">had got its neck nicely straightened out, and was going to give the</text:p>
      <text:p text:style-name="Preformatted_20_Text">hedgehog a blow with its head, it _would_ twist itself round and look</text:p>
      <text:p text:style-name="Preformatted_20_Text">up in her face, with such a puzzled expression that she could not help</text:p>
      <text:p text:style-name="Preformatted_20_Text">bursting out laughing: and when she had got its head down, and was</text:p>
      <text:p text:style-name="Preformatted_20_Text">going to begin again, it was very provoking to find that the hedgehog</text:p>
      <text:p text:style-name="Preformatted_20_Text">had unrolled itself, and was in the act of crawling away: besides all</text:p>
      <text:p text:style-name="Preformatted_20_Text">this, there was generally a ridge or furrow in the way wherever she</text:p>
      <text:p text:style-name="Preformatted_20_Text">wanted to send the hedgehog to, and, as the doubled-up soldiers were</text:p>
      <text:p text:style-name="Preformatted_20_Text">always getting up and walking off to other parts of the ground, Alice</text:p>
      <text:p text:style-name="Preformatted_20_Text">soon came to the conclusion that it was a very difficult game indeed.</text:p>
      <text:p text:style-name="Preformatted_20_Text"/>
      <text:p text:style-name="Preformatted_20_Text"><text:soft-page-break/>The players all played at once without waiting for turns, quarrelling</text:p>
      <text:p text:style-name="Preformatted_20_Text">all the while, and fighting for the hedgehogs; and in a very short time</text:p>
      <text:p text:style-name="Preformatted_20_Text">the Queen was in a furious passion, and went stamping about, and</text:p>
      <text:p text:style-name="Preformatted_20_Text">shouting “Off with his head!” or “Off with her head!” about once in a</text:p>
      <text:p text:style-name="Preformatted_20_Text">minute.</text:p>
      <text:p text:style-name="Preformatted_20_Text"/>
      <text:p text:style-name="Preformatted_20_Text">Alice began to feel very uneasy: to be sure, she had not as yet had any</text:p>
      <text:p text:style-name="Preformatted_20_Text">dispute with the Queen, but she knew that it might happen any minute,</text:p>
      <text:p text:style-name="Preformatted_20_Text">“and then,” thought she, “what would become of me? They’re dreadfully</text:p>
      <text:p text:style-name="Preformatted_20_Text">fond of beheading people here; the great wonder is, that there’s any</text:p>
      <text:p text:style-name="Preformatted_20_Text">one left alive!”</text:p>
      <text:p text:style-name="Preformatted_20_Text"/>
      <text:p text:style-name="Preformatted_20_Text">She was looking about for some way of escape, and wondering whether she</text:p>
      <text:p text:style-name="Preformatted_20_Text">could get away without being seen, when she noticed a curious</text:p>
      <text:p text:style-name="Preformatted_20_Text">appearance in the air: it puzzled her very much at first, but, after</text:p>
      <text:p text:style-name="Preformatted_20_Text">watching it a minute or two, she made it out to be a grin, and she said</text:p>
      <text:p text:style-name="Preformatted_20_Text">to herself “It’s the Cheshire Cat: now I shall have somebody to talk</text:p>
      <text:p text:style-name="Preformatted_20_Text">to.”</text:p>
      <text:p text:style-name="Preformatted_20_Text"/>
      <text:p text:style-name="Preformatted_20_Text">“How are you getting on?” said the Cat, as soon as there was mouth</text:p>
      <text:p text:style-name="Preformatted_20_Text">enough for it to speak with.</text:p>
      <text:p text:style-name="Preformatted_20_Text"/>
      <text:p text:style-name="Preformatted_20_Text">Alice waited till the eyes appeared, and then nodded. “It’s no use</text:p>
      <text:p text:style-name="Preformatted_20_Text">speaking to it,” she thought, “till its ears have come, or at least one</text:p>
      <text:p text:style-name="Preformatted_20_Text">of them.” In another minute the whole head appeared, and then Alice put</text:p>
      <text:p text:style-name="Preformatted_20_Text">down her flamingo, and began an account of the game, feeling very glad</text:p>
      <text:p text:style-name="Preformatted_20_Text">she had someone to listen to her. The Cat seemed to think that there</text:p>
      <text:p text:style-name="Preformatted_20_Text">was enough of it now in sight, and no more of it appeared.</text:p>
      <text:p text:style-name="Preformatted_20_Text"/>
      <text:p text:style-name="Preformatted_20_Text">“I don’t think they play at all fairly,” Alice began, in rather a</text:p>
      <text:p text:style-name="Preformatted_20_Text">complaining tone, “and they all quarrel so dreadfully one can’t hear</text:p>
      <text:p text:style-name="Preformatted_20_Text">oneself speak—and they don’t seem to have any rules in particular; at</text:p>
      <text:p text:style-name="Preformatted_20_Text">least, if there are, nobody attends to them—and you’ve no idea how</text:p>
      <text:p text:style-name="Preformatted_20_Text">confusing it is all the things being alive; for instance, there’s the</text:p>
      <text:p text:style-name="Preformatted_20_Text">arch I’ve got to go through next walking about at the other end of the</text:p>
      <text:p text:style-name="Preformatted_20_Text">ground—and I should have croqueted the Queen’s hedgehog just now, only</text:p>
      <text:p text:style-name="Preformatted_20_Text">it ran away when it saw mine coming!”</text:p>
      <text:p text:style-name="Preformatted_20_Text"/>
      <text:p text:style-name="Preformatted_20_Text">“How do you like the Queen?” said the Cat in a low voice.</text:p>
      <text:p text:style-name="Preformatted_20_Text"/>
      <text:p text:style-name="Preformatted_20_Text">“Not at all,” said Alice: “she’s so extremely—” Just then she noticed</text:p>
      <text:p text:style-name="Preformatted_20_Text">that the Queen was close behind her, listening: so she went on,</text:p>
      <text:p text:style-name="Preformatted_20_Text">“—likely to win, that it’s hardly worth while finishing the game.”</text:p>
      <text:p text:style-name="Preformatted_20_Text"/>
      <text:p text:style-name="Preformatted_20_Text">The Queen smiled and passed on.</text:p>
      <text:p text:style-name="Preformatted_20_Text"/>
      <text:p text:style-name="Preformatted_20_Text">“Who _are_ you talking to?” said the King, going up to Alice, and</text:p>
      <text:p text:style-name="Preformatted_20_Text">looking at the Cat’s head with great curiosity.</text:p>
      <text:p text:style-name="Preformatted_20_Text"/>
      <text:p text:style-name="Preformatted_20_Text">“It’s a friend of mine—a Cheshire Cat,” said Alice: “allow me to</text:p>
      <text:p text:style-name="Preformatted_20_Text">introduce it.”</text:p>
      <text:p text:style-name="Preformatted_20_Text"/>
      <text:p text:style-name="Preformatted_20_Text">“I don’t like the look of it at all,” said the King: “however, it may</text:p>
      <text:p text:style-name="Preformatted_20_Text">kiss my hand if it likes.”</text:p>
      <text:p text:style-name="Preformatted_20_Text"/>
      <text:p text:style-name="Preformatted_20_Text">“I’d rather not,” the Cat remarked.</text:p>
      <text:p text:style-name="Preformatted_20_Text"/>
      <text:p text:style-name="Preformatted_20_Text">“Don’t be impertinent,” said the King, “and don’t look at me like</text:p>
      <text:p text:style-name="Preformatted_20_Text">that!” He got behind Alice as he spoke.</text:p>
      <text:p text:style-name="Preformatted_20_Text"/>
      <text:p text:style-name="Preformatted_20_Text">“A cat may look at a king,” said Alice. “I’ve read that in some book,</text:p>
      <text:p text:style-name="Preformatted_20_Text">but I don’t remember where.”</text:p>
      <text:p text:style-name="Preformatted_20_Text"/>
      <text:p text:style-name="Preformatted_20_Text">“Well, it must be removed,” said the King very decidedly, and he called</text:p>
      <text:p text:style-name="Preformatted_20_Text"><text:soft-page-break/>the Queen, who was passing at the moment, “My dear! I wish you would</text:p>
      <text:p text:style-name="Preformatted_20_Text">have this cat removed!”</text:p>
      <text:p text:style-name="Preformatted_20_Text"/>
      <text:p text:style-name="Preformatted_20_Text">The Queen had only one way of settling all difficulties, great or</text:p>
      <text:p text:style-name="Preformatted_20_Text">small. “Off with his head!” she said, without even looking round.</text:p>
      <text:p text:style-name="Preformatted_20_Text"/>
      <text:p text:style-name="Preformatted_20_Text">“I’ll fetch the executioner myself,” said the King eagerly, and he</text:p>
      <text:p text:style-name="Preformatted_20_Text">hurried off.</text:p>
      <text:p text:style-name="Preformatted_20_Text"/>
      <text:p text:style-name="Preformatted_20_Text">Alice thought she might as well go back, and see how the game was going</text:p>
      <text:p text:style-name="Preformatted_20_Text">on, as she heard the Queen’s voice in the distance, screaming with</text:p>
      <text:p text:style-name="Preformatted_20_Text">passion. She had already heard her sentence three of the players to be</text:p>
      <text:p text:style-name="Preformatted_20_Text">executed for having missed their turns, and she did not like the look</text:p>
      <text:p text:style-name="Preformatted_20_Text">of things at all, as the game was in such confusion that she never knew</text:p>
      <text:p text:style-name="Preformatted_20_Text">whether it was her turn or not. So she went in search of her hedgehog.</text:p>
      <text:p text:style-name="Preformatted_20_Text"/>
      <text:p text:style-name="Preformatted_20_Text">The hedgehog was engaged in a fight with another hedgehog, which seemed</text:p>
      <text:p text:style-name="Preformatted_20_Text">to Alice an excellent opportunity for croqueting one of them with the</text:p>
      <text:p text:style-name="Preformatted_20_Text">other: the only difficulty was, that her flamingo was gone across to</text:p>
      <text:p text:style-name="Preformatted_20_Text">the other side of the garden, where Alice could see it trying in a</text:p>
      <text:p text:style-name="Preformatted_20_Text">helpless sort of way to fly up into a tree.</text:p>
      <text:p text:style-name="Preformatted_20_Text"/>
      <text:p text:style-name="Preformatted_20_Text">By the time she had caught the flamingo and brought it back, the fight</text:p>
      <text:p text:style-name="Preformatted_20_Text">was over, and both the hedgehogs were out of sight: “but it doesn’t</text:p>
      <text:p text:style-name="Preformatted_20_Text">matter much,” thought Alice, “as all the arches are gone from this side</text:p>
      <text:p text:style-name="Preformatted_20_Text">of the ground.” So she tucked it away under her arm, that it might not</text:p>
      <text:p text:style-name="Preformatted_20_Text">escape again, and went back for a little more conversation with her</text:p>
      <text:p text:style-name="Preformatted_20_Text">friend.</text:p>
      <text:p text:style-name="Preformatted_20_Text"/>
      <text:p text:style-name="Preformatted_20_Text">When she got back to the Cheshire Cat, she was surprised to find quite</text:p>
      <text:p text:style-name="Preformatted_20_Text">a large crowd collected round it: there was a dispute going on between</text:p>
      <text:p text:style-name="Preformatted_20_Text">the executioner, the King, and the Queen, who were all talking at once,</text:p>
      <text:p text:style-name="Preformatted_20_Text">while all the rest were quite silent, and looked very uncomfortable.</text:p>
      <text:p text:style-name="Preformatted_20_Text"/>
      <text:p text:style-name="Preformatted_20_Text">The moment Alice appeared, she was appealed to by all three to settle</text:p>
      <text:p text:style-name="Preformatted_20_Text">the question, and they repeated their arguments to her, though, as they</text:p>
      <text:p text:style-name="Preformatted_20_Text">all spoke at once, she found it very hard indeed to make out exactly</text:p>
      <text:p text:style-name="Preformatted_20_Text">what they said.</text:p>
      <text:p text:style-name="Preformatted_20_Text"/>
      <text:p text:style-name="Preformatted_20_Text">The executioner’s argument was, that you couldn’t cut off a head unless</text:p>
      <text:p text:style-name="Preformatted_20_Text">there was a body to cut it off from: that he had never had to do such a</text:p>
      <text:p text:style-name="Preformatted_20_Text">thing before, and he wasn’t going to begin at _his_ time of life.</text:p>
      <text:p text:style-name="Preformatted_20_Text"/>
      <text:p text:style-name="Preformatted_20_Text">The King’s argument was, that anything that had a head could be</text:p>
      <text:p text:style-name="Preformatted_20_Text">beheaded, and that you weren’t to talk nonsense.</text:p>
      <text:p text:style-name="Preformatted_20_Text"/>
      <text:p text:style-name="Preformatted_20_Text">The Queen’s argument was, that if something wasn’t done about it in</text:p>
      <text:p text:style-name="Preformatted_20_Text">less than no time she’d have everybody executed, all round. (It was</text:p>
      <text:p text:style-name="Preformatted_20_Text">this last remark that had made the whole party look so grave and</text:p>
      <text:p text:style-name="Preformatted_20_Text">anxious.)</text:p>
      <text:p text:style-name="Preformatted_20_Text"/>
      <text:p text:style-name="Preformatted_20_Text">Alice could think of nothing else to say but “It belongs to the</text:p>
      <text:p text:style-name="Preformatted_20_Text">Duchess: you’d better ask _her_ about it.”</text:p>
      <text:p text:style-name="Preformatted_20_Text"/>
      <text:p text:style-name="Preformatted_20_Text">“She’s in prison,” the Queen said to the executioner: “fetch her here.”</text:p>
      <text:p text:style-name="Preformatted_20_Text">And the executioner went off like an arrow.</text:p>
      <text:p text:style-name="Preformatted_20_Text"/>
      <text:p text:style-name="Preformatted_20_Text">The Cat’s head began fading away the moment he was gone, and, by the</text:p>
      <text:p text:style-name="Preformatted_20_Text">time he had come back with the Duchess, it had entirely disappeared; so</text:p>
      <text:p text:style-name="Preformatted_20_Text">the King and the executioner ran wildly up and down looking for it,</text:p>
      <text:p text:style-name="Preformatted_20_Text">while the rest of the party went back to the game.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CHAPTER IX.</text:p>
      <text:p text:style-name="Preformatted_20_Text">The Mock Turtle’s Story</text:p>
      <text:p text:style-name="Preformatted_20_Text"/>
      <text:p text:style-name="Preformatted_20_Text"/>
      <text:p text:style-name="Preformatted_20_Text">“You can’t think how glad I am to see you again, you dear old thing!”</text:p>
      <text:p text:style-name="Preformatted_20_Text">said the Duchess, as she tucked her arm affectionately into Alice’s,</text:p>
      <text:p text:style-name="Preformatted_20_Text">and they walked off together.</text:p>
      <text:p text:style-name="Preformatted_20_Text"/>
      <text:p text:style-name="Preformatted_20_Text">Alice was very glad to find her in such a pleasant temper, and thought</text:p>
      <text:p text:style-name="Preformatted_20_Text">to herself that perhaps it was only the pepper that had made her so</text:p>
      <text:p text:style-name="Preformatted_20_Text">savage when they met in the kitchen.</text:p>
      <text:p text:style-name="Preformatted_20_Text"/>
      <text:p text:style-name="Preformatted_20_Text">“When _I’m_ a Duchess,” she said to herself, (not in a very hopeful</text:p>
      <text:p text:style-name="Preformatted_20_Text">tone though), “I won’t have any pepper in my kitchen _at all_. Soup</text:p>
      <text:p text:style-name="Preformatted_20_Text">does very well without—Maybe it’s always pepper that makes people</text:p>
      <text:p text:style-name="Preformatted_20_Text">hot-tempered,” she went on, very much pleased at having found out a new</text:p>
      <text:p text:style-name="Preformatted_20_Text">kind of rule, “and vinegar that makes them sour—and camomile that makes</text:p>
      <text:p text:style-name="Preformatted_20_Text">them bitter—and—and barley-sugar and such things that make children</text:p>
      <text:p text:style-name="Preformatted_20_Text">sweet-tempered. I only wish people knew _that_: then they wouldn’t be</text:p>
      <text:p text:style-name="Preformatted_20_Text">so stingy about it, you know—”</text:p>
      <text:p text:style-name="Preformatted_20_Text"/>
      <text:p text:style-name="Preformatted_20_Text">She had quite forgotten the Duchess by this time, and was a little</text:p>
      <text:p text:style-name="Preformatted_20_Text">startled when she heard her voice close to her ear. “You’re thinking</text:p>
      <text:p text:style-name="Preformatted_20_Text">about something, my dear, and that makes you forget to talk. I can’t</text:p>
      <text:p text:style-name="Preformatted_20_Text">tell you just now what the moral of that is, but I shall remember it in</text:p>
      <text:p text:style-name="Preformatted_20_Text">a bit.”</text:p>
      <text:p text:style-name="Preformatted_20_Text"/>
      <text:p text:style-name="Preformatted_20_Text">“Perhaps it hasn’t one,” Alice ventured to remark.</text:p>
      <text:p text:style-name="Preformatted_20_Text"/>
      <text:p text:style-name="Preformatted_20_Text">“Tut, tut, child!” said the Duchess. “Everything’s got a moral, if only</text:p>
      <text:p text:style-name="Preformatted_20_Text">you can find it.” And she squeezed herself up closer to Alice’s side as</text:p>
      <text:p text:style-name="Preformatted_20_Text">she spoke.</text:p>
      <text:p text:style-name="Preformatted_20_Text"/>
      <text:p text:style-name="Preformatted_20_Text">Alice did not much like keeping so close to her: first, because the</text:p>
      <text:p text:style-name="Preformatted_20_Text">Duchess was _very_ ugly; and secondly, because she was exactly the</text:p>
      <text:p text:style-name="Preformatted_20_Text">right height to rest her chin upon Alice’s shoulder, and it was an</text:p>
      <text:p text:style-name="Preformatted_20_Text">uncomfortably sharp chin. However, she did not like to be rude, so she</text:p>
      <text:p text:style-name="Preformatted_20_Text">bore it as well as she could.</text:p>
      <text:p text:style-name="Preformatted_20_Text"/>
      <text:p text:style-name="Preformatted_20_Text">“The game’s going on rather better now,” she said, by way of keeping up</text:p>
      <text:p text:style-name="Preformatted_20_Text">the conversation a little.</text:p>
      <text:p text:style-name="Preformatted_20_Text"/>
      <text:p text:style-name="Preformatted_20_Text">“’Tis so,” said the Duchess: “and the moral of that is—‘Oh, ’tis love,</text:p>
      <text:p text:style-name="Preformatted_20_Text">’tis love, that makes the world go round!’”</text:p>
      <text:p text:style-name="Preformatted_20_Text"/>
      <text:p text:style-name="Preformatted_20_Text">“Somebody said,” Alice whispered, “that it’s done by everybody minding</text:p>
      <text:p text:style-name="Preformatted_20_Text">their own business!”</text:p>
      <text:p text:style-name="Preformatted_20_Text"/>
      <text:p text:style-name="Preformatted_20_Text">“Ah, well! It means much the same thing,” said the Duchess, digging her</text:p>
      <text:p text:style-name="Preformatted_20_Text">sharp little chin into Alice’s shoulder as she added, “and the moral of</text:p>
      <text:p text:style-name="Preformatted_20_Text">_that_ is—‘Take care of the sense, and the sounds will take care of</text:p>
      <text:p text:style-name="Preformatted_20_Text">themselves.’”</text:p>
      <text:p text:style-name="Preformatted_20_Text"/>
      <text:p text:style-name="Preformatted_20_Text">“How fond she is of finding morals in things!” Alice thought to</text:p>
      <text:p text:style-name="Preformatted_20_Text">herself.</text:p>
      <text:p text:style-name="Preformatted_20_Text"/>
      <text:p text:style-name="Preformatted_20_Text">“I dare say you’re wondering why I don’t put my arm round your waist,”</text:p>
      <text:p text:style-name="Preformatted_20_Text">the Duchess said after a pause: “the reason is, that I’m doubtful about</text:p>
      <text:p text:style-name="Preformatted_20_Text">the temper of your flamingo. Shall I try the experiment?”</text:p>
      <text:p text:style-name="Preformatted_20_Text"/>
      <text:p text:style-name="Preformatted_20_Text">“He might bite,” Alice cautiously replied, not feeling at all anxious</text:p>
      <text:p text:style-name="Preformatted_20_Text">to have the experiment tried.</text:p>
      <text:p text:style-name="Preformatted_20_Text"/>
      <text:p text:style-name="Preformatted_20_Text"><text:soft-page-break/>“Very true,” said the Duchess: “flamingoes and mustard both bite. And</text:p>
      <text:p text:style-name="Preformatted_20_Text">the moral of that is—‘Birds of a feather flock together.’”</text:p>
      <text:p text:style-name="Preformatted_20_Text"/>
      <text:p text:style-name="Preformatted_20_Text">“Only mustard isn’t a bird,” Alice remarked.</text:p>
      <text:p text:style-name="Preformatted_20_Text"/>
      <text:p text:style-name="Preformatted_20_Text">“Right, as usual,” said the Duchess: “what a clear way you have of</text:p>
      <text:p text:style-name="Preformatted_20_Text">putting things!”</text:p>
      <text:p text:style-name="Preformatted_20_Text"/>
      <text:p text:style-name="Preformatted_20_Text">“It’s a mineral, I _think_,” said Alice.</text:p>
      <text:p text:style-name="Preformatted_20_Text"/>
      <text:p text:style-name="Preformatted_20_Text">“Of course it is,” said the Duchess, who seemed ready to agree to</text:p>
      <text:p text:style-name="Preformatted_20_Text">everything that Alice said; “there’s a large mustard-mine near here.</text:p>
      <text:p text:style-name="Preformatted_20_Text">And the moral of that is—‘The more there is of mine, the less there is</text:p>
      <text:p text:style-name="Preformatted_20_Text">of yours.’”</text:p>
      <text:p text:style-name="Preformatted_20_Text"/>
      <text:p text:style-name="Preformatted_20_Text">“Oh, I know!” exclaimed Alice, who had not attended to this last</text:p>
      <text:p text:style-name="Preformatted_20_Text">remark, “it’s a vegetable. It doesn’t look like one, but it is.”</text:p>
      <text:p text:style-name="Preformatted_20_Text"/>
      <text:p text:style-name="Preformatted_20_Text">“I quite agree with you,” said the Duchess; “and the moral of that</text:p>
      <text:p text:style-name="Preformatted_20_Text">is—‘Be what you would seem to be’—or if you’d like it put more</text:p>
      <text:p text:style-name="Preformatted_20_Text">simply—‘Never imagine yourself not to be otherwise than what it might</text:p>
      <text:p text:style-name="Preformatted_20_Text">appear to others that what you were or might have been was not</text:p>
      <text:p text:style-name="Preformatted_20_Text">otherwise than what you had been would have appeared to them to be</text:p>
      <text:p text:style-name="Preformatted_20_Text">otherwise.’”</text:p>
      <text:p text:style-name="Preformatted_20_Text"/>
      <text:p text:style-name="Preformatted_20_Text">“I think I should understand that better,” Alice said very politely,</text:p>
      <text:p text:style-name="Preformatted_20_Text">“if I had it written down: but I can’t quite follow it as you say it.”</text:p>
      <text:p text:style-name="Preformatted_20_Text"/>
      <text:p text:style-name="Preformatted_20_Text">“That’s nothing to what I could say if I chose,” the Duchess replied,</text:p>
      <text:p text:style-name="Preformatted_20_Text">in a pleased tone.</text:p>
      <text:p text:style-name="Preformatted_20_Text"/>
      <text:p text:style-name="Preformatted_20_Text">“Pray don’t trouble yourself to say it any longer than that,” said</text:p>
      <text:p text:style-name="Preformatted_20_Text">Alice.</text:p>
      <text:p text:style-name="Preformatted_20_Text"/>
      <text:p text:style-name="Preformatted_20_Text">“Oh, don’t talk about trouble!” said the Duchess. “I make you a present</text:p>
      <text:p text:style-name="Preformatted_20_Text">of everything I’ve said as yet.”</text:p>
      <text:p text:style-name="Preformatted_20_Text"/>
      <text:p text:style-name="Preformatted_20_Text">“A cheap sort of present!” thought Alice. “I’m glad they don’t give</text:p>
      <text:p text:style-name="Preformatted_20_Text">birthday presents like that!” But she did not venture to say it out</text:p>
      <text:p text:style-name="Preformatted_20_Text">loud.</text:p>
      <text:p text:style-name="Preformatted_20_Text"/>
      <text:p text:style-name="Preformatted_20_Text">“Thinking again?” the Duchess asked, with another dig of her sharp</text:p>
      <text:p text:style-name="Preformatted_20_Text">little chin.</text:p>
      <text:p text:style-name="Preformatted_20_Text"/>
      <text:p text:style-name="Preformatted_20_Text">“I’ve a right to think,” said Alice sharply, for she was beginning to</text:p>
      <text:p text:style-name="Preformatted_20_Text">feel a little worried.</text:p>
      <text:p text:style-name="Preformatted_20_Text"/>
      <text:p text:style-name="Preformatted_20_Text">“Just about as much right,” said the Duchess, “as pigs have to fly; and</text:p>
      <text:p text:style-name="Preformatted_20_Text">the m—”</text:p>
      <text:p text:style-name="Preformatted_20_Text"/>
      <text:p text:style-name="Preformatted_20_Text">But here, to Alice’s great surprise, the Duchess’s voice died away,</text:p>
      <text:p text:style-name="Preformatted_20_Text">even in the middle of her favourite word ‘moral,’ and the arm that was</text:p>
      <text:p text:style-name="Preformatted_20_Text">linked into hers began to tremble. Alice looked up, and there stood the</text:p>
      <text:p text:style-name="Preformatted_20_Text">Queen in front of them, with her arms folded, frowning like a</text:p>
      <text:p text:style-name="Preformatted_20_Text">thunderstorm.</text:p>
      <text:p text:style-name="Preformatted_20_Text"/>
      <text:p text:style-name="Preformatted_20_Text">“A fine day, your Majesty!” the Duchess began in a low, weak voice.</text:p>
      <text:p text:style-name="Preformatted_20_Text"/>
      <text:p text:style-name="Preformatted_20_Text">“Now, I give you fair warning,” shouted the Queen, stamping on the</text:p>
      <text:p text:style-name="Preformatted_20_Text">ground as she spoke; “either you or your head must be off, and that in</text:p>
      <text:p text:style-name="Preformatted_20_Text">about half no time! Take your choice!”</text:p>
      <text:p text:style-name="Preformatted_20_Text"/>
      <text:p text:style-name="Preformatted_20_Text">The Duchess took her choice, and was gone in a moment.</text:p>
      <text:p text:style-name="Preformatted_20_Text"/>
      <text:p text:style-name="Preformatted_20_Text"><text:soft-page-break/>“Let’s go on with the game,” the Queen said to Alice; and Alice was too</text:p>
      <text:p text:style-name="Preformatted_20_Text">much frightened to say a word, but slowly followed her back to the</text:p>
      <text:p text:style-name="Preformatted_20_Text">croquet-ground.</text:p>
      <text:p text:style-name="Preformatted_20_Text"/>
      <text:p text:style-name="Preformatted_20_Text">The other guests had taken advantage of the Queen’s absence, and were</text:p>
      <text:p text:style-name="Preformatted_20_Text">resting in the shade: however, the moment they saw her, they hurried</text:p>
      <text:p text:style-name="Preformatted_20_Text">back to the game, the Queen merely remarking that a moment’s delay</text:p>
      <text:p text:style-name="Preformatted_20_Text">would cost them their lives.</text:p>
      <text:p text:style-name="Preformatted_20_Text"/>
      <text:p text:style-name="Preformatted_20_Text">All the time they were playing the Queen never left off quarrelling</text:p>
      <text:p text:style-name="Preformatted_20_Text">with the other players, and shouting “Off with his head!” or “Off with</text:p>
      <text:p text:style-name="Preformatted_20_Text">her head!” Those whom she sentenced were taken into custody by the</text:p>
      <text:p text:style-name="Preformatted_20_Text">soldiers, who of course had to leave off being arches to do this, so</text:p>
      <text:p text:style-name="Preformatted_20_Text">that by the end of half an hour or so there were no arches left, and</text:p>
      <text:p text:style-name="Preformatted_20_Text">all the players, except the King, the Queen, and Alice, were in custody</text:p>
      <text:p text:style-name="Preformatted_20_Text">and under sentence of execution.</text:p>
      <text:p text:style-name="Preformatted_20_Text"/>
      <text:p text:style-name="Preformatted_20_Text">Then the Queen left off, quite out of breath, and said to Alice, “Have</text:p>
      <text:p text:style-name="Preformatted_20_Text">you seen the Mock Turtle yet?”</text:p>
      <text:p text:style-name="Preformatted_20_Text"/>
      <text:p text:style-name="Preformatted_20_Text">“No,” said Alice. “I don’t even know what a Mock Turtle is.”</text:p>
      <text:p text:style-name="Preformatted_20_Text"/>
      <text:p text:style-name="Preformatted_20_Text">“It’s the thing Mock Turtle Soup is made from,” said the Queen.</text:p>
      <text:p text:style-name="Preformatted_20_Text"/>
      <text:p text:style-name="Preformatted_20_Text">“I never saw one, or heard of one,” said Alice.</text:p>
      <text:p text:style-name="Preformatted_20_Text"/>
      <text:p text:style-name="Preformatted_20_Text">“Come on, then,” said the Queen, “and he shall tell you his history,”</text:p>
      <text:p text:style-name="Preformatted_20_Text"/>
      <text:p text:style-name="Preformatted_20_Text">As they walked off together, Alice heard the King say in a low voice,</text:p>
      <text:p text:style-name="Preformatted_20_Text">to the company generally, “You are all pardoned.” “Come, _that’s_ a</text:p>
      <text:p text:style-name="Preformatted_20_Text">good thing!” she said to herself, for she had felt quite unhappy at the</text:p>
      <text:p text:style-name="Preformatted_20_Text">number of executions the Queen had ordered.</text:p>
      <text:p text:style-name="Preformatted_20_Text"/>
      <text:p text:style-name="Preformatted_20_Text">They very soon came upon a Gryphon, lying fast asleep in the sun. (If</text:p>
      <text:p text:style-name="Preformatted_20_Text">you don’t know what a Gryphon is, look at the picture.) “Up, lazy</text:p>
      <text:p text:style-name="Preformatted_20_Text">thing!” said the Queen, “and take this young lady to see the Mock</text:p>
      <text:p text:style-name="Preformatted_20_Text">Turtle, and to hear his history. I must go back and see after some</text:p>
      <text:p text:style-name="Preformatted_20_Text">executions I have ordered;” and she walked off, leaving Alice alone</text:p>
      <text:p text:style-name="Preformatted_20_Text">with the Gryphon. Alice did not quite like the look of the creature,</text:p>
      <text:p text:style-name="Preformatted_20_Text">but on the whole she thought it would be quite as safe to stay with it</text:p>
      <text:p text:style-name="Preformatted_20_Text">as to go after that savage Queen: so she waited.</text:p>
      <text:p text:style-name="Preformatted_20_Text"/>
      <text:p text:style-name="Preformatted_20_Text">The Gryphon sat up and rubbed its eyes: then it watched the Queen till</text:p>
      <text:p text:style-name="Preformatted_20_Text">she was out of sight: then it chuckled. “What fun!” said the Gryphon,</text:p>
      <text:p text:style-name="Preformatted_20_Text">half to itself, half to Alice.</text:p>
      <text:p text:style-name="Preformatted_20_Text"/>
      <text:p text:style-name="Preformatted_20_Text">“What _is_ the fun?” said Alice.</text:p>
      <text:p text:style-name="Preformatted_20_Text"/>
      <text:p text:style-name="Preformatted_20_Text">“Why, _she_,” said the Gryphon. “It’s all her fancy, that: they never</text:p>
      <text:p text:style-name="Preformatted_20_Text">executes nobody, you know. Come on!”</text:p>
      <text:p text:style-name="Preformatted_20_Text"/>
      <text:p text:style-name="Preformatted_20_Text">“Everybody says ‘come on!’ here,” thought Alice, as she went slowly</text:p>
      <text:p text:style-name="Preformatted_20_Text">after it: “I never was so ordered about in all my life, never!”</text:p>
      <text:p text:style-name="Preformatted_20_Text"/>
      <text:p text:style-name="Preformatted_20_Text">They had not gone far before they saw the Mock Turtle in the distance,</text:p>
      <text:p text:style-name="Preformatted_20_Text">sitting sad and lonely on a little ledge of rock, and, as they came</text:p>
      <text:p text:style-name="Preformatted_20_Text">nearer, Alice could hear him sighing as if his heart would break. She</text:p>
      <text:p text:style-name="Preformatted_20_Text">pitied him deeply. “What is his sorrow?” she asked the Gryphon, and the</text:p>
      <text:p text:style-name="Preformatted_20_Text">Gryphon answered, very nearly in the same words as before, “It’s all</text:p>
      <text:p text:style-name="Preformatted_20_Text">his fancy, that: he hasn’t got no sorrow, you know. Come on!”</text:p>
      <text:p text:style-name="Preformatted_20_Text"/>
      <text:p text:style-name="Preformatted_20_Text">So they went up to the Mock Turtle, who looked at them with large eyes</text:p>
      <text:p text:style-name="Preformatted_20_Text">full of tears, but said nothing.</text:p>
      <text:p text:style-name="Preformatted_20_Text"/>
      <text:p text:style-name="Preformatted_20_Text"><text:soft-page-break/>“This here young lady,” said the Gryphon, “she wants for to know your</text:p>
      <text:p text:style-name="Preformatted_20_Text">history, she do.”</text:p>
      <text:p text:style-name="Preformatted_20_Text"/>
      <text:p text:style-name="Preformatted_20_Text">“I’ll tell it her,” said the Mock Turtle in a deep, hollow tone: “sit</text:p>
      <text:p text:style-name="Preformatted_20_Text">down, both of you, and don’t speak a word till I’ve finished.”</text:p>
      <text:p text:style-name="Preformatted_20_Text"/>
      <text:p text:style-name="Preformatted_20_Text">So they sat down, and nobody spoke for some minutes. Alice thought to</text:p>
      <text:p text:style-name="Preformatted_20_Text">herself, “I don’t see how he can _ever_ finish, if he doesn’t begin.”</text:p>
      <text:p text:style-name="Preformatted_20_Text">But she waited patiently.</text:p>
      <text:p text:style-name="Preformatted_20_Text"/>
      <text:p text:style-name="Preformatted_20_Text">“Once,” said the Mock Turtle at last, with a deep sigh, “I was a real</text:p>
      <text:p text:style-name="Preformatted_20_Text">Turtle.”</text:p>
      <text:p text:style-name="Preformatted_20_Text"/>
      <text:p text:style-name="Preformatted_20_Text">These words were followed by a very long silence, broken only by an</text:p>
      <text:p text:style-name="Preformatted_20_Text">occasional exclamation of “Hjckrrh!” from the Gryphon, and the constant</text:p>
      <text:p text:style-name="Preformatted_20_Text">heavy sobbing of the Mock Turtle. Alice was very nearly getting up and</text:p>
      <text:p text:style-name="Preformatted_20_Text">saying, “Thank you, sir, for your interesting story,” but she could not</text:p>
      <text:p text:style-name="Preformatted_20_Text">help thinking there _must_ be more to come, so she sat still and said</text:p>
      <text:p text:style-name="Preformatted_20_Text">nothing.</text:p>
      <text:p text:style-name="Preformatted_20_Text"/>
      <text:p text:style-name="Preformatted_20_Text">“When we were little,” the Mock Turtle went on at last, more calmly,</text:p>
      <text:p text:style-name="Preformatted_20_Text">though still sobbing a little now and then, “we went to school in the</text:p>
      <text:p text:style-name="Preformatted_20_Text">sea. The master was an old Turtle—we used to call him Tortoise—”</text:p>
      <text:p text:style-name="Preformatted_20_Text"/>
      <text:p text:style-name="Preformatted_20_Text">“Why did you call him Tortoise, if he wasn’t one?” Alice asked.</text:p>
      <text:p text:style-name="Preformatted_20_Text"/>
      <text:p text:style-name="Preformatted_20_Text">“We called him Tortoise because he taught us,” said the Mock Turtle</text:p>
      <text:p text:style-name="Preformatted_20_Text">angrily: “really you are very dull!”</text:p>
      <text:p text:style-name="Preformatted_20_Text"/>
      <text:p text:style-name="Preformatted_20_Text">“You ought to be ashamed of yourself for asking such a simple</text:p>
      <text:p text:style-name="Preformatted_20_Text">question,” added the Gryphon; and then they both sat silent and looked</text:p>
      <text:p text:style-name="Preformatted_20_Text">at poor Alice, who felt ready to sink into the earth. At last the</text:p>
      <text:p text:style-name="Preformatted_20_Text">Gryphon said to the Mock Turtle, “Drive on, old fellow! Don’t be all</text:p>
      <text:p text:style-name="Preformatted_20_Text">day about it!” and he went on in these words:</text:p>
      <text:p text:style-name="Preformatted_20_Text"/>
      <text:p text:style-name="Preformatted_20_Text">“Yes, we went to school in the sea, though you mayn’t believe it—”</text:p>
      <text:p text:style-name="Preformatted_20_Text"/>
      <text:p text:style-name="Preformatted_20_Text">“I never said I didn’t!” interrupted Alice.</text:p>
      <text:p text:style-name="Preformatted_20_Text"/>
      <text:p text:style-name="Preformatted_20_Text">“You did,” said the Mock Turtle.</text:p>
      <text:p text:style-name="Preformatted_20_Text"/>
      <text:p text:style-name="Preformatted_20_Text">“Hold your tongue!” added the Gryphon, before Alice could speak again.</text:p>
      <text:p text:style-name="Preformatted_20_Text">The Mock Turtle went on.</text:p>
      <text:p text:style-name="Preformatted_20_Text"/>
      <text:p text:style-name="Preformatted_20_Text">“We had the best of educations—in fact, we went to school every day—”</text:p>
      <text:p text:style-name="Preformatted_20_Text"/>
      <text:p text:style-name="Preformatted_20_Text">“_I’ve_ been to a day-school, too,” said Alice; “you needn’t be so</text:p>
      <text:p text:style-name="Preformatted_20_Text">proud as all that.”</text:p>
      <text:p text:style-name="Preformatted_20_Text"/>
      <text:p text:style-name="Preformatted_20_Text">“With extras?” asked the Mock Turtle a little anxiously.</text:p>
      <text:p text:style-name="Preformatted_20_Text"/>
      <text:p text:style-name="Preformatted_20_Text">“Yes,” said Alice, “we learned French and music.”</text:p>
      <text:p text:style-name="Preformatted_20_Text"/>
      <text:p text:style-name="Preformatted_20_Text">“And washing?” said the Mock Turtle.</text:p>
      <text:p text:style-name="Preformatted_20_Text"/>
      <text:p text:style-name="Preformatted_20_Text">“Certainly not!” said Alice indignantly.</text:p>
      <text:p text:style-name="Preformatted_20_Text"/>
      <text:p text:style-name="Preformatted_20_Text">“Ah! then yours wasn’t a really good school,” said the Mock Turtle in a</text:p>
      <text:p text:style-name="Preformatted_20_Text">tone of great relief. “Now at _ours_ they had at the end of the bill,</text:p>
      <text:p text:style-name="Preformatted_20_Text">‘French, music, _and washing_—extra.’”</text:p>
      <text:p text:style-name="Preformatted_20_Text"/>
      <text:p text:style-name="Preformatted_20_Text">“You couldn’t have wanted it much,” said Alice; “living at the bottom</text:p>
      <text:p text:style-name="Preformatted_20_Text">of the sea.”</text:p>
      <text:p text:style-name="Preformatted_20_Text"/>
      <text:p text:style-name="Preformatted_20_Text"><text:soft-page-break/>“I couldn’t afford to learn it.” said the Mock Turtle with a sigh. “I</text:p>
      <text:p text:style-name="Preformatted_20_Text">only took the regular course.”</text:p>
      <text:p text:style-name="Preformatted_20_Text"/>
      <text:p text:style-name="Preformatted_20_Text">“What was that?” inquired Alice.</text:p>
      <text:p text:style-name="Preformatted_20_Text"/>
      <text:p text:style-name="Preformatted_20_Text">“Reeling and Writhing, of course, to begin with,” the Mock Turtle</text:p>
      <text:p text:style-name="Preformatted_20_Text">replied; “and then the different branches of Arithmetic—Ambition,</text:p>
      <text:p text:style-name="Preformatted_20_Text">Distraction, Uglification, and Derision.”</text:p>
      <text:p text:style-name="Preformatted_20_Text"/>
      <text:p text:style-name="Preformatted_20_Text">“I never heard of ‘Uglification,’” Alice ventured to say. “What is it?”</text:p>
      <text:p text:style-name="Preformatted_20_Text"/>
      <text:p text:style-name="Preformatted_20_Text">The Gryphon lifted up both its paws in surprise. “What! Never heard of</text:p>
      <text:p text:style-name="Preformatted_20_Text">uglifying!” it exclaimed. “You know what to beautify is, I suppose?”</text:p>
      <text:p text:style-name="Preformatted_20_Text"/>
      <text:p text:style-name="Preformatted_20_Text">“Yes,” said Alice doubtfully: “it means—to—make—anything—prettier.”</text:p>
      <text:p text:style-name="Preformatted_20_Text"/>
      <text:p text:style-name="Preformatted_20_Text">“Well, then,” the Gryphon went on, “if you don’t know what to uglify</text:p>
      <text:p text:style-name="Preformatted_20_Text">is, you _are_ a simpleton.”</text:p>
      <text:p text:style-name="Preformatted_20_Text"/>
      <text:p text:style-name="Preformatted_20_Text">Alice did not feel encouraged to ask any more questions about it, so</text:p>
      <text:p text:style-name="Preformatted_20_Text">she turned to the Mock Turtle, and said “What else had you to learn?”</text:p>
      <text:p text:style-name="Preformatted_20_Text"/>
      <text:p text:style-name="Preformatted_20_Text">“Well, there was Mystery,” the Mock Turtle replied, counting off the</text:p>
      <text:p text:style-name="Preformatted_20_Text">subjects on his flappers, “—Mystery, ancient and modern, with</text:p>
      <text:p text:style-name="Preformatted_20_Text">Seaography: then Drawling—the Drawling-master was an old conger-eel,</text:p>
      <text:p text:style-name="Preformatted_20_Text">that used to come once a week: _he_ taught us Drawling, Stretching, and</text:p>
      <text:p text:style-name="Preformatted_20_Text">Fainting in Coils.”</text:p>
      <text:p text:style-name="Preformatted_20_Text"/>
      <text:p text:style-name="Preformatted_20_Text">“What was _that_ like?” said Alice.</text:p>
      <text:p text:style-name="Preformatted_20_Text"/>
      <text:p text:style-name="Preformatted_20_Text">“Well, I can’t show it you myself,” the Mock Turtle said: “I’m too</text:p>
      <text:p text:style-name="Preformatted_20_Text">stiff. And the Gryphon never learnt it.”</text:p>
      <text:p text:style-name="Preformatted_20_Text"/>
      <text:p text:style-name="Preformatted_20_Text">“Hadn’t time,” said the Gryphon: “I went to the Classics master,</text:p>
      <text:p text:style-name="Preformatted_20_Text">though. He was an old crab, _he_ was.”</text:p>
      <text:p text:style-name="Preformatted_20_Text"/>
      <text:p text:style-name="Preformatted_20_Text">“I never went to him,” the Mock Turtle said with a sigh: “he taught</text:p>
      <text:p text:style-name="Preformatted_20_Text">Laughing and Grief, they used to say.”</text:p>
      <text:p text:style-name="Preformatted_20_Text"/>
      <text:p text:style-name="Preformatted_20_Text">“So he did, so he did,” said the Gryphon, sighing in his turn; and both</text:p>
      <text:p text:style-name="Preformatted_20_Text">creatures hid their faces in their paws.</text:p>
      <text:p text:style-name="Preformatted_20_Text"/>
      <text:p text:style-name="Preformatted_20_Text">“And how many hours a day did you do lessons?” said Alice, in a hurry</text:p>
      <text:p text:style-name="Preformatted_20_Text">to change the subject.</text:p>
      <text:p text:style-name="Preformatted_20_Text"/>
      <text:p text:style-name="Preformatted_20_Text">“Ten hours the first day,” said the Mock Turtle: “nine the next, and so</text:p>
      <text:p text:style-name="Preformatted_20_Text">on.”</text:p>
      <text:p text:style-name="Preformatted_20_Text"/>
      <text:p text:style-name="Preformatted_20_Text">“What a curious plan!” exclaimed Alice.</text:p>
      <text:p text:style-name="Preformatted_20_Text"/>
      <text:p text:style-name="Preformatted_20_Text">“That’s the reason they’re called lessons,” the Gryphon remarked:</text:p>
      <text:p text:style-name="Preformatted_20_Text">“because they lessen from day to day.”</text:p>
      <text:p text:style-name="Preformatted_20_Text"/>
      <text:p text:style-name="Preformatted_20_Text">This was quite a new idea to Alice, and she thought it over a little</text:p>
      <text:p text:style-name="Preformatted_20_Text">before she made her next remark. “Then the eleventh day must have been</text:p>
      <text:p text:style-name="Preformatted_20_Text">a holiday?”</text:p>
      <text:p text:style-name="Preformatted_20_Text"/>
      <text:p text:style-name="Preformatted_20_Text">“Of course it was,” said the Mock Turtle.</text:p>
      <text:p text:style-name="Preformatted_20_Text"/>
      <text:p text:style-name="Preformatted_20_Text">“And how did you manage on the twelfth?” Alice went on eagerly.</text:p>
      <text:p text:style-name="Preformatted_20_Text"/>
      <text:p text:style-name="Preformatted_20_Text">“That’s enough about lessons,” the Gryphon interrupted in a very</text:p>
      <text:p text:style-name="Preformatted_20_Text">decided tone: “tell her something about the games now.”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CHAPTER X.</text:p>
      <text:p text:style-name="Preformatted_20_Text">The Lobster Quadrille</text:p>
      <text:p text:style-name="Preformatted_20_Text"/>
      <text:p text:style-name="Preformatted_20_Text"/>
      <text:p text:style-name="Preformatted_20_Text">The Mock Turtle sighed deeply, and drew the back of one flapper across</text:p>
      <text:p text:style-name="Preformatted_20_Text">his eyes. He looked at Alice, and tried to speak, but for a minute or</text:p>
      <text:p text:style-name="Preformatted_20_Text">two sobs choked his voice. “Same as if he had a bone in his throat,”</text:p>
      <text:p text:style-name="Preformatted_20_Text">said the Gryphon: and it set to work shaking him and punching him in</text:p>
      <text:p text:style-name="Preformatted_20_Text">the back. At last the Mock Turtle recovered his voice, and, with tears</text:p>
      <text:p text:style-name="Preformatted_20_Text">running down his cheeks, he went on again:—</text:p>
      <text:p text:style-name="Preformatted_20_Text"/>
      <text:p text:style-name="Preformatted_20_Text">“You may not have lived much under the sea—” (“I haven’t,” said</text:p>
      <text:p text:style-name="Preformatted_20_Text">Alice)—“and perhaps you were never even introduced to a lobster—”</text:p>
      <text:p text:style-name="Preformatted_20_Text">(Alice began to say “I once tasted—” but checked herself hastily, and</text:p>
      <text:p text:style-name="Preformatted_20_Text">said “No, never”) “—so you can have no idea what a delightful thing a</text:p>
      <text:p text:style-name="Preformatted_20_Text">Lobster Quadrille is!”</text:p>
      <text:p text:style-name="Preformatted_20_Text"/>
      <text:p text:style-name="Preformatted_20_Text">“No, indeed,” said Alice. “What sort of a dance is it?”</text:p>
      <text:p text:style-name="Preformatted_20_Text"/>
      <text:p text:style-name="Preformatted_20_Text">“Why,” said the Gryphon, “you first form into a line along the</text:p>
      <text:p text:style-name="Preformatted_20_Text">sea-shore—”</text:p>
      <text:p text:style-name="Preformatted_20_Text"/>
      <text:p text:style-name="Preformatted_20_Text">“Two lines!” cried the Mock Turtle. “Seals, turtles, salmon, and so on;</text:p>
      <text:p text:style-name="Preformatted_20_Text">then, when you’ve cleared all the jelly-fish out of the way—”</text:p>
      <text:p text:style-name="Preformatted_20_Text"/>
      <text:p text:style-name="Preformatted_20_Text">“_That_ generally takes some time,” interrupted the Gryphon.</text:p>
      <text:p text:style-name="Preformatted_20_Text"/>
      <text:p text:style-name="Preformatted_20_Text">“—you advance twice—”</text:p>
      <text:p text:style-name="Preformatted_20_Text"/>
      <text:p text:style-name="Preformatted_20_Text">“Each with a lobster as a partner!” cried the Gryphon.</text:p>
      <text:p text:style-name="Preformatted_20_Text"/>
      <text:p text:style-name="Preformatted_20_Text">“Of course,” the Mock Turtle said: “advance twice, set to partners—”</text:p>
      <text:p text:style-name="Preformatted_20_Text"/>
      <text:p text:style-name="Preformatted_20_Text">“—change lobsters, and retire in same order,” continued the Gryphon.</text:p>
      <text:p text:style-name="Preformatted_20_Text"/>
      <text:p text:style-name="Preformatted_20_Text">“Then, you know,” the Mock Turtle went on, “you throw the—”</text:p>
      <text:p text:style-name="Preformatted_20_Text"/>
      <text:p text:style-name="Preformatted_20_Text">“The lobsters!” shouted the Gryphon, with a bound into the air.</text:p>
      <text:p text:style-name="Preformatted_20_Text"/>
      <text:p text:style-name="Preformatted_20_Text">“—as far out to sea as you can—”</text:p>
      <text:p text:style-name="Preformatted_20_Text"/>
      <text:p text:style-name="Preformatted_20_Text">“Swim after them!” screamed the Gryphon.</text:p>
      <text:p text:style-name="Preformatted_20_Text"/>
      <text:p text:style-name="Preformatted_20_Text">“Turn a somersault in the sea!” cried the Mock Turtle, capering wildly</text:p>
      <text:p text:style-name="Preformatted_20_Text">about.</text:p>
      <text:p text:style-name="Preformatted_20_Text"/>
      <text:p text:style-name="Preformatted_20_Text">“Change lobsters again!” yelled the Gryphon at the top of its voice.</text:p>
      <text:p text:style-name="Preformatted_20_Text"/>
      <text:p text:style-name="Preformatted_20_Text">“Back to land again, and that’s all the first figure,” said the Mock</text:p>
      <text:p text:style-name="Preformatted_20_Text">Turtle, suddenly dropping his voice; and the two creatures, who had</text:p>
      <text:p text:style-name="Preformatted_20_Text">been jumping about like mad things all this time, sat down again very</text:p>
      <text:p text:style-name="Preformatted_20_Text">sadly and quietly, and looked at Alice.</text:p>
      <text:p text:style-name="Preformatted_20_Text"/>
      <text:p text:style-name="Preformatted_20_Text">“It must be a very pretty dance,” said Alice timidly.</text:p>
      <text:p text:style-name="Preformatted_20_Text"/>
      <text:p text:style-name="Preformatted_20_Text">“Would you like to see a little of it?” said the Mock Turtle.</text:p>
      <text:p text:style-name="Preformatted_20_Text"/>
      <text:p text:style-name="Preformatted_20_Text">“Very much indeed,” said Alice.</text:p>
      <text:p text:style-name="Preformatted_20_Text"/>
      <text:p text:style-name="Preformatted_20_Text">“Come, let’s try the first figure!” said the Mock Turtle to the</text:p>
      <text:p text:style-name="Preformatted_20_Text">Gryphon. “We can do without lobsters, you know. Which shall sing?”</text:p>
      <text:p text:style-name="Preformatted_20_Text"><text:soft-page-break/></text:p>
      <text:p text:style-name="Preformatted_20_Text">“Oh, _you_ sing,” said the Gryphon. “I’ve forgotten the words.”</text:p>
      <text:p text:style-name="Preformatted_20_Text"/>
      <text:p text:style-name="Preformatted_20_Text">So they began solemnly dancing round and round Alice, every now and</text:p>
      <text:p text:style-name="Preformatted_20_Text">then treading on her toes when they passed too close, and waving their</text:p>
      <text:p text:style-name="Preformatted_20_Text">forepaws to mark the time, while the Mock Turtle sang this, very slowly</text:p>
      <text:p text:style-name="Preformatted_20_Text">and sadly:—</text:p>
      <text:p text:style-name="Preformatted_20_Text"/>
      <text:p text:style-name="Preformatted_20_Text">“Will you walk a little faster?” said a whiting to a snail.</text:p>
      <text:p text:style-name="Preformatted_20_Text">“There’s a porpoise close behind us, and he’s treading on my tail.</text:p>
      <text:p text:style-name="Preformatted_20_Text">See how eagerly the lobsters and the turtles all advance!</text:p>
      <text:p text:style-name="Preformatted_20_Text">They are waiting on the shingle—will you come and join the dance?</text:p>
      <text:p text:style-name="Preformatted_20_Text">Will you, won’t you, will you, won’t you, will you join the dance?</text:p>
      <text:p text:style-name="Preformatted_20_Text">Will you, won’t you, will you, won’t you, won’t you join the dance?</text:p>
      <text:p text:style-name="Preformatted_20_Text"/>
      <text:p text:style-name="Preformatted_20_Text">“You can really have no notion how delightful it will be</text:p>
      <text:p text:style-name="Preformatted_20_Text">When they take us up and throw us, with the lobsters, out to sea!”</text:p>
      <text:p text:style-name="Preformatted_20_Text">But the snail replied “Too far, too far!” and gave a look askance—</text:p>
      <text:p text:style-name="Preformatted_20_Text">Said he thanked the whiting kindly, but he would not join the dance.</text:p>
      <text:p text:style-name="Preformatted_20_Text">Would not, could not, would not, could not, would not join the dance.</text:p>
      <text:p text:style-name="Preformatted_20_Text">Would not, could not, would not, could not, could not join the dance.</text:p>
      <text:p text:style-name="Preformatted_20_Text"/>
      <text:p text:style-name="Preformatted_20_Text">“What matters it how far we go?” his scaly friend replied.</text:p>
      <text:p text:style-name="Preformatted_20_Text">“There is another shore, you know, upon the other side.</text:p>
      <text:p text:style-name="Preformatted_20_Text">The further off from England the nearer is to France—</text:p>
      <text:p text:style-name="Preformatted_20_Text">Then turn not pale, beloved snail, but come and join the dance.</text:p>
      <text:p text:style-name="Preformatted_20_Text">Will you, won’t you, will you, won’t you, will you join the dance?</text:p>
      <text:p text:style-name="Preformatted_20_Text">Will you, won’t you, will you, won’t you, won’t you join the dance?”</text:p>
      <text:p text:style-name="Preformatted_20_Text"/>
      <text:p text:style-name="Preformatted_20_Text"/>
      <text:p text:style-name="Preformatted_20_Text">“Thank you, it’s a very interesting dance to watch,” said Alice,</text:p>
      <text:p text:style-name="Preformatted_20_Text">feeling very glad that it was over at last: “and I do so like that</text:p>
      <text:p text:style-name="Preformatted_20_Text">curious song about the whiting!”</text:p>
      <text:p text:style-name="Preformatted_20_Text"/>
      <text:p text:style-name="Preformatted_20_Text">“Oh, as to the whiting,” said the Mock Turtle, “they—you’ve seen them,</text:p>
      <text:p text:style-name="Preformatted_20_Text">of course?”</text:p>
      <text:p text:style-name="Preformatted_20_Text"/>
      <text:p text:style-name="Preformatted_20_Text">“Yes,” said Alice, “I’ve often seen them at dinn—” she checked herself</text:p>
      <text:p text:style-name="Preformatted_20_Text">hastily.</text:p>
      <text:p text:style-name="Preformatted_20_Text"/>
      <text:p text:style-name="Preformatted_20_Text">“I don’t know where Dinn may be,” said the Mock Turtle, “but if you’ve</text:p>
      <text:p text:style-name="Preformatted_20_Text">seen them so often, of course you know what they’re like.”</text:p>
      <text:p text:style-name="Preformatted_20_Text"/>
      <text:p text:style-name="Preformatted_20_Text">“I believe so,” Alice replied thoughtfully. “They have their tails in</text:p>
      <text:p text:style-name="Preformatted_20_Text">their mouths—and they’re all over crumbs.”</text:p>
      <text:p text:style-name="Preformatted_20_Text"/>
      <text:p text:style-name="Preformatted_20_Text">“You’re wrong about the crumbs,” said the Mock Turtle: “crumbs would</text:p>
      <text:p text:style-name="Preformatted_20_Text">all wash off in the sea. But they _have_ their tails in their mouths;</text:p>
      <text:p text:style-name="Preformatted_20_Text">and the reason is—” here the Mock Turtle yawned and shut his</text:p>
      <text:p text:style-name="Preformatted_20_Text">eyes.—“Tell her about the reason and all that,” he said to the Gryphon.</text:p>
      <text:p text:style-name="Preformatted_20_Text"/>
      <text:p text:style-name="Preformatted_20_Text">“The reason is,” said the Gryphon, “that they _would_ go with the</text:p>
      <text:p text:style-name="Preformatted_20_Text">lobsters to the dance. So they got thrown out to sea. So they had to</text:p>
      <text:p text:style-name="Preformatted_20_Text">fall a long way. So they got their tails fast in their mouths. So they</text:p>
      <text:p text:style-name="Preformatted_20_Text">couldn’t get them out again. That’s all.”</text:p>
      <text:p text:style-name="Preformatted_20_Text"/>
      <text:p text:style-name="Preformatted_20_Text">“Thank you,” said Alice, “it’s very interesting. I never knew so much</text:p>
      <text:p text:style-name="Preformatted_20_Text">about a whiting before.”</text:p>
      <text:p text:style-name="Preformatted_20_Text"/>
      <text:p text:style-name="Preformatted_20_Text">“I can tell you more than that, if you like,” said the Gryphon. “Do you</text:p>
      <text:p text:style-name="Preformatted_20_Text">know why it’s called a whiting?”</text:p>
      <text:p text:style-name="Preformatted_20_Text"/>
      <text:p text:style-name="Preformatted_20_Text">“I never thought about it,” said Alice. “Why?”</text:p>
      <text:p text:style-name="Preformatted_20_Text"/>
      <text:p text:style-name="Preformatted_20_Text"><text:soft-page-break/>“_It does the boots and shoes_,” the Gryphon replied very solemnly.</text:p>
      <text:p text:style-name="Preformatted_20_Text"/>
      <text:p text:style-name="Preformatted_20_Text">Alice was thoroughly puzzled. “Does the boots and shoes!” she repeated</text:p>
      <text:p text:style-name="Preformatted_20_Text">in a wondering tone.</text:p>
      <text:p text:style-name="Preformatted_20_Text"/>
      <text:p text:style-name="Preformatted_20_Text">“Why, what are _your_ shoes done with?” said the Gryphon. “I mean, what</text:p>
      <text:p text:style-name="Preformatted_20_Text">makes them so shiny?”</text:p>
      <text:p text:style-name="Preformatted_20_Text"/>
      <text:p text:style-name="Preformatted_20_Text">Alice looked down at them, and considered a little before she gave her</text:p>
      <text:p text:style-name="Preformatted_20_Text">answer. “They’re done with blacking, I believe.”</text:p>
      <text:p text:style-name="Preformatted_20_Text"/>
      <text:p text:style-name="Preformatted_20_Text">“Boots and shoes under the sea,” the Gryphon went on in a deep voice,</text:p>
      <text:p text:style-name="Preformatted_20_Text">“are done with a whiting. Now you know.”</text:p>
      <text:p text:style-name="Preformatted_20_Text"/>
      <text:p text:style-name="Preformatted_20_Text">“And what are they made of?” Alice asked in a tone of great curiosity.</text:p>
      <text:p text:style-name="Preformatted_20_Text"/>
      <text:p text:style-name="Preformatted_20_Text">“Soles and eels, of course,” the Gryphon replied rather impatiently:</text:p>
      <text:p text:style-name="Preformatted_20_Text">“any shrimp could have told you that.”</text:p>
      <text:p text:style-name="Preformatted_20_Text"/>
      <text:p text:style-name="Preformatted_20_Text">“If I’d been the whiting,” said Alice, whose thoughts were still</text:p>
      <text:p text:style-name="Preformatted_20_Text">running on the song, “I’d have said to the porpoise, ‘Keep back,</text:p>
      <text:p text:style-name="Preformatted_20_Text">please: we don’t want _you_ with us!’”</text:p>
      <text:p text:style-name="Preformatted_20_Text"/>
      <text:p text:style-name="Preformatted_20_Text">“They were obliged to have him with them,” the Mock Turtle said: “no</text:p>
      <text:p text:style-name="Preformatted_20_Text">wise fish would go anywhere without a porpoise.”</text:p>
      <text:p text:style-name="Preformatted_20_Text"/>
      <text:p text:style-name="Preformatted_20_Text">“Wouldn’t it really?” said Alice in a tone of great surprise.</text:p>
      <text:p text:style-name="Preformatted_20_Text"/>
      <text:p text:style-name="Preformatted_20_Text">“Of course not,” said the Mock Turtle: “why, if a fish came to _me_,</text:p>
      <text:p text:style-name="Preformatted_20_Text">and told me he was going a journey, I should say ‘With what porpoise?’”</text:p>
      <text:p text:style-name="Preformatted_20_Text"/>
      <text:p text:style-name="Preformatted_20_Text">“Don’t you mean ‘purpose’?” said Alice.</text:p>
      <text:p text:style-name="Preformatted_20_Text"/>
      <text:p text:style-name="Preformatted_20_Text">“I mean what I say,” the Mock Turtle replied in an offended tone. And</text:p>
      <text:p text:style-name="Preformatted_20_Text">the Gryphon added “Come, let’s hear some of _your_ adventures.”</text:p>
      <text:p text:style-name="Preformatted_20_Text"/>
      <text:p text:style-name="Preformatted_20_Text">“I could tell you my adventures—beginning from this morning,” said</text:p>
      <text:p text:style-name="Preformatted_20_Text">Alice a little timidly: “but it’s no use going back to yesterday,</text:p>
      <text:p text:style-name="Preformatted_20_Text">because I was a different person then.”</text:p>
      <text:p text:style-name="Preformatted_20_Text"/>
      <text:p text:style-name="Preformatted_20_Text">“Explain all that,” said the Mock Turtle.</text:p>
      <text:p text:style-name="Preformatted_20_Text"/>
      <text:p text:style-name="Preformatted_20_Text">“No, no! The adventures first,” said the Gryphon in an impatient tone:</text:p>
      <text:p text:style-name="Preformatted_20_Text">“explanations take such a dreadful time.”</text:p>
      <text:p text:style-name="Preformatted_20_Text"/>
      <text:p text:style-name="Preformatted_20_Text">So Alice began telling them her adventures from the time when she first</text:p>
      <text:p text:style-name="Preformatted_20_Text">saw the White Rabbit. She was a little nervous about it just at first,</text:p>
      <text:p text:style-name="Preformatted_20_Text">the two creatures got so close to her, one on each side, and opened</text:p>
      <text:p text:style-name="Preformatted_20_Text">their eyes and mouths so _very_ wide, but she gained courage as she</text:p>
      <text:p text:style-name="Preformatted_20_Text">went on. Her listeners were perfectly quiet till she got to the part</text:p>
      <text:p text:style-name="Preformatted_20_Text">about her repeating “_You are old, Father William_,” to the</text:p>
      <text:p text:style-name="Preformatted_20_Text">Caterpillar, and the words all coming different, and then the Mock</text:p>
      <text:p text:style-name="Preformatted_20_Text">Turtle drew a long breath, and said “That’s very curious.”</text:p>
      <text:p text:style-name="Preformatted_20_Text"/>
      <text:p text:style-name="Preformatted_20_Text">“It’s all about as curious as it can be,” said the Gryphon.</text:p>
      <text:p text:style-name="Preformatted_20_Text"/>
      <text:p text:style-name="Preformatted_20_Text">“It all came different!” the Mock Turtle repeated thoughtfully. “I</text:p>
      <text:p text:style-name="Preformatted_20_Text">should like to hear her try and repeat something now. Tell her to</text:p>
      <text:p text:style-name="Preformatted_20_Text">begin.” He looked at the Gryphon as if he thought it had some kind of</text:p>
      <text:p text:style-name="Preformatted_20_Text">authority over Alice.</text:p>
      <text:p text:style-name="Preformatted_20_Text"/>
      <text:p text:style-name="Preformatted_20_Text">“Stand up and repeat ‘’_Tis the voice of the sluggard_,’” said the</text:p>
      <text:p text:style-name="Preformatted_20_Text">Gryphon.</text:p>
      <text:p text:style-name="Preformatted_20_Text"/>
      <text:p text:style-name="Preformatted_20_Text"><text:soft-page-break/>“How the creatures order one about, and make one repeat lessons!”</text:p>
      <text:p text:style-name="Preformatted_20_Text">thought Alice; “I might as well be at school at once.” However, she got</text:p>
      <text:p text:style-name="Preformatted_20_Text">up, and began to repeat it, but her head was so full of the Lobster</text:p>
      <text:p text:style-name="Preformatted_20_Text">Quadrille, that she hardly knew what she was saying, and the words came</text:p>
      <text:p text:style-name="Preformatted_20_Text">very queer indeed:—</text:p>
      <text:p text:style-name="Preformatted_20_Text"/>
      <text:p text:style-name="Preformatted_20_Text">“’Tis the voice of the Lobster; I heard him declare,</text:p>
      <text:p text:style-name="Preformatted_20_Text">“You have baked me too brown, I must sugar my hair.”</text:p>
      <text:p text:style-name="Preformatted_20_Text">As a duck with its eyelids, so he with his nose</text:p>
      <text:p text:style-name="Preformatted_20_Text">Trims his belt and his buttons, and turns out his toes.”</text:p>
      <text:p text:style-name="Preformatted_20_Text"/>
      <text:p text:style-name="Preformatted_20_Text">[later editions continued as follows</text:p>
      <text:p text:style-name="Preformatted_20_Text">When the sands are all dry, he is gay as a lark,</text:p>
      <text:p text:style-name="Preformatted_20_Text">And will talk in contemptuous tones of the Shark,</text:p>
      <text:p text:style-name="Preformatted_20_Text">But, when the tide rises and sharks are around,</text:p>
      <text:p text:style-name="Preformatted_20_Text">His voice has a timid and tremulous sound.]</text:p>
      <text:p text:style-name="Preformatted_20_Text"/>
      <text:p text:style-name="Preformatted_20_Text"/>
      <text:p text:style-name="Preformatted_20_Text">“That’s different from what _I_ used to say when I was a child,” said</text:p>
      <text:p text:style-name="Preformatted_20_Text">the Gryphon.</text:p>
      <text:p text:style-name="Preformatted_20_Text"/>
      <text:p text:style-name="Preformatted_20_Text">“Well, I never heard it before,” said the Mock Turtle; “but it sounds</text:p>
      <text:p text:style-name="Preformatted_20_Text">uncommon nonsense.”</text:p>
      <text:p text:style-name="Preformatted_20_Text"/>
      <text:p text:style-name="Preformatted_20_Text">Alice said nothing; she had sat down with her face in her hands,</text:p>
      <text:p text:style-name="Preformatted_20_Text">wondering if anything would _ever_ happen in a natural way again.</text:p>
      <text:p text:style-name="Preformatted_20_Text"/>
      <text:p text:style-name="Preformatted_20_Text">“I should like to have it explained,” said the Mock Turtle.</text:p>
      <text:p text:style-name="Preformatted_20_Text"/>
      <text:p text:style-name="Preformatted_20_Text">“She can’t explain it,” said the Gryphon hastily. “Go on with the next</text:p>
      <text:p text:style-name="Preformatted_20_Text">verse.”</text:p>
      <text:p text:style-name="Preformatted_20_Text"/>
      <text:p text:style-name="Preformatted_20_Text">“But about his toes?” the Mock Turtle persisted. “How _could_ he turn</text:p>
      <text:p text:style-name="Preformatted_20_Text">them out with his nose, you know?”</text:p>
      <text:p text:style-name="Preformatted_20_Text"/>
      <text:p text:style-name="Preformatted_20_Text">“It’s the first position in dancing.” Alice said; but was dreadfully</text:p>
      <text:p text:style-name="Preformatted_20_Text">puzzled by the whole thing, and longed to change the subject.</text:p>
      <text:p text:style-name="Preformatted_20_Text"/>
      <text:p text:style-name="Preformatted_20_Text">“Go on with the next verse,” the Gryphon repeated impatiently: “it</text:p>
      <text:p text:style-name="Preformatted_20_Text">begins ‘_I passed by his garden_.’”</text:p>
      <text:p text:style-name="Preformatted_20_Text"/>
      <text:p text:style-name="Preformatted_20_Text">Alice did not dare to disobey, though she felt sure it would all come</text:p>
      <text:p text:style-name="Preformatted_20_Text">wrong, and she went on in a trembling voice:—</text:p>
      <text:p text:style-name="Preformatted_20_Text"/>
      <text:p text:style-name="Preformatted_20_Text">“I passed by his garden, and marked, with one eye,</text:p>
      <text:p text:style-name="Preformatted_20_Text">How the Owl and the Panther were sharing a pie—”</text:p>
      <text:p text:style-name="Preformatted_20_Text"/>
      <text:p text:style-name="Preformatted_20_Text">[later editions continued as follows</text:p>
      <text:p text:style-name="Preformatted_20_Text">The Panther took pie-crust, and gravy, and meat,</text:p>
      <text:p text:style-name="Preformatted_20_Text">While the Owl had the dish as its share of the treat.</text:p>
      <text:p text:style-name="Preformatted_20_Text">When the pie was all finished, the Owl, as a boon,</text:p>
      <text:p text:style-name="Preformatted_20_Text">Was kindly permitted to pocket the spoon:</text:p>
      <text:p text:style-name="Preformatted_20_Text">While the Panther received knife and fork with a growl,</text:p>
      <text:p text:style-name="Preformatted_20_Text">And concluded the banquet—]</text:p>
      <text:p text:style-name="Preformatted_20_Text"/>
      <text:p text:style-name="Preformatted_20_Text"/>
      <text:p text:style-name="Preformatted_20_Text">“What _is_ the use of repeating all that stuff,” the Mock Turtle</text:p>
      <text:p text:style-name="Preformatted_20_Text">interrupted, “if you don’t explain it as you go on? It’s by far the</text:p>
      <text:p text:style-name="Preformatted_20_Text">most confusing thing _I_ ever heard!”</text:p>
      <text:p text:style-name="Preformatted_20_Text"/>
      <text:p text:style-name="Preformatted_20_Text">“Yes, I think you’d better leave off,” said the Gryphon: and Alice was</text:p>
      <text:p text:style-name="Preformatted_20_Text">only too glad to do so.</text:p>
      <text:p text:style-name="Preformatted_20_Text"/>
      <text:p text:style-name="Preformatted_20_Text">“Shall we try another figure of the Lobster Quadrille?” the Gryphon</text:p>
      <text:p text:style-name="Preformatted_20_Text"><text:soft-page-break/>went on. “Or would you like the Mock Turtle to sing you a song?”</text:p>
      <text:p text:style-name="Preformatted_20_Text"/>
      <text:p text:style-name="Preformatted_20_Text">“Oh, a song, please, if the Mock Turtle would be so kind,” Alice</text:p>
      <text:p text:style-name="Preformatted_20_Text">replied, so eagerly that the Gryphon said, in a rather offended tone,</text:p>
      <text:p text:style-name="Preformatted_20_Text">“Hm! No accounting for tastes! Sing her ‘_Turtle Soup_,’ will you, old</text:p>
      <text:p text:style-name="Preformatted_20_Text">fellow?”</text:p>
      <text:p text:style-name="Preformatted_20_Text"/>
      <text:p text:style-name="Preformatted_20_Text">The Mock Turtle sighed deeply, and began, in a voice sometimes choked</text:p>
      <text:p text:style-name="Preformatted_20_Text">with sobs, to sing this:—</text:p>
      <text:p text:style-name="Preformatted_20_Text"/>
      <text:p text:style-name="Preformatted_20_Text">“Beautiful Soup, so rich and green,</text:p>
      <text:p text:style-name="Preformatted_20_Text">Waiting in a hot tureen!</text:p>
      <text:p text:style-name="Preformatted_20_Text">Who for such dainties would not stoop?</text:p>
      <text:p text:style-name="Preformatted_20_Text">Soup of the evening, beautiful Soup!</text:p>
      <text:p text:style-name="Preformatted_20_Text">Soup of the evening, beautiful Soup!</text:p>
      <text:p text:style-name="Preformatted_20_Text"><text:s text:c="4"/>Beau—ootiful Soo—oop!</text:p>
      <text:p text:style-name="Preformatted_20_Text"><text:s text:c="4"/>Beau—ootiful Soo—oop!</text:p>
      <text:p text:style-name="Preformatted_20_Text">Soo—oop of the e—e—evening,</text:p>
      <text:p text:style-name="Preformatted_20_Text"><text:s text:c="4"/>Beautiful, beautiful Soup!</text:p>
      <text:p text:style-name="Preformatted_20_Text"/>
      <text:p text:style-name="Preformatted_20_Text">“Beautiful Soup! Who cares for fish,</text:p>
      <text:p text:style-name="Preformatted_20_Text">Game, or any other dish?</text:p>
      <text:p text:style-name="Preformatted_20_Text">Who would not give all else for two p</text:p>
      <text:p text:style-name="Preformatted_20_Text">ennyworth only of beautiful Soup?</text:p>
      <text:p text:style-name="Preformatted_20_Text">Pennyworth only of beautiful Soup?</text:p>
      <text:p text:style-name="Preformatted_20_Text"><text:s text:c="4"/>Beau—ootiful Soo—oop!</text:p>
      <text:p text:style-name="Preformatted_20_Text"><text:s text:c="4"/>Beau—ootiful Soo—oop!</text:p>
      <text:p text:style-name="Preformatted_20_Text">Soo—oop of the e—e—evening,</text:p>
      <text:p text:style-name="Preformatted_20_Text"><text:s text:c="4"/>Beautiful, beauti—FUL SOUP!”</text:p>
      <text:p text:style-name="Preformatted_20_Text"/>
      <text:p text:style-name="Preformatted_20_Text"/>
      <text:p text:style-name="Preformatted_20_Text">“Chorus again!” cried the Gryphon, and the Mock Turtle had just begun</text:p>
      <text:p text:style-name="Preformatted_20_Text">to repeat it, when a cry of “The trial’s beginning!” was heard in the</text:p>
      <text:p text:style-name="Preformatted_20_Text">distance.</text:p>
      <text:p text:style-name="Preformatted_20_Text"/>
      <text:p text:style-name="Preformatted_20_Text">“Come on!” cried the Gryphon, and, taking Alice by the hand, it hurried</text:p>
      <text:p text:style-name="Preformatted_20_Text">off, without waiting for the end of the song.</text:p>
      <text:p text:style-name="Preformatted_20_Text"/>
      <text:p text:style-name="Preformatted_20_Text">“What trial is it?” Alice panted as she ran; but the Gryphon only</text:p>
      <text:p text:style-name="Preformatted_20_Text">answered “Come on!” and ran the faster, while more and more faintly</text:p>
      <text:p text:style-name="Preformatted_20_Text">came, carried on the breeze that followed them, the melancholy words:—</text:p>
      <text:p text:style-name="Preformatted_20_Text"/>
      <text:p text:style-name="Preformatted_20_Text">“Soo—oop of the e—e—evening,</text:p>
      <text:p text:style-name="Preformatted_20_Text"><text:s text:c="4"/>Beautiful, beautiful Soup!”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XI.</text:p>
      <text:p text:style-name="Preformatted_20_Text">Who Stole the Tarts?</text:p>
      <text:p text:style-name="Preformatted_20_Text"/>
      <text:p text:style-name="Preformatted_20_Text"/>
      <text:p text:style-name="Preformatted_20_Text">The King and Queen of Hearts were seated on their throne when they</text:p>
      <text:p text:style-name="Preformatted_20_Text">arrived, with a great crowd assembled about them—all sorts of little</text:p>
      <text:p text:style-name="Preformatted_20_Text">birds and beasts, as well as the whole pack of cards: the Knave was</text:p>
      <text:p text:style-name="Preformatted_20_Text">standing before them, in chains, with a soldier on each side to guard</text:p>
      <text:p text:style-name="Preformatted_20_Text">him; and near the King was the White Rabbit, with a trumpet in one</text:p>
      <text:p text:style-name="Preformatted_20_Text">hand, and a scroll of parchment in the other. In the very middle of the</text:p>
      <text:p text:style-name="Preformatted_20_Text">court was a table, with a large dish of tarts upon it: they looked so</text:p>
      <text:p text:style-name="Preformatted_20_Text">good, that it made Alice quite hungry to look at them—“I wish they’d</text:p>
      <text:p text:style-name="Preformatted_20_Text">get the trial done,” she thought, “and hand round the refreshments!”</text:p>
      <text:p text:style-name="Preformatted_20_Text">But there seemed to be no chance of this, so she began looking at</text:p>
      <text:p text:style-name="Preformatted_20_Text">everything about her, to pass away the time.</text:p>
      <text:p text:style-name="Preformatted_20_Text"/>
      <text:p text:style-name="Preformatted_20_Text"><text:soft-page-break/>Alice had never been in a court of justice before, but she had read</text:p>
      <text:p text:style-name="Preformatted_20_Text">about them in books, and she was quite pleased to find that she knew</text:p>
      <text:p text:style-name="Preformatted_20_Text">the name of nearly everything there. “That’s the judge,” she said to</text:p>
      <text:p text:style-name="Preformatted_20_Text">herself, “because of his great wig.”</text:p>
      <text:p text:style-name="Preformatted_20_Text"/>
      <text:p text:style-name="Preformatted_20_Text">The judge, by the way, was the King; and as he wore his crown over the</text:p>
      <text:p text:style-name="Preformatted_20_Text">wig, (look at the frontispiece if you want to see how he did it,) he</text:p>
      <text:p text:style-name="Preformatted_20_Text">did not look at all comfortable, and it was certainly not becoming.</text:p>
      <text:p text:style-name="Preformatted_20_Text"/>
      <text:p text:style-name="Preformatted_20_Text">“And that’s the jury-box,” thought Alice, “and those twelve creatures,”</text:p>
      <text:p text:style-name="Preformatted_20_Text">(she was obliged to say “creatures,” you see, because some of them were</text:p>
      <text:p text:style-name="Preformatted_20_Text">animals, and some were birds,) “I suppose they are the jurors.” She</text:p>
      <text:p text:style-name="Preformatted_20_Text">said this last word two or three times over to herself, being rather</text:p>
      <text:p text:style-name="Preformatted_20_Text">proud of it: for she thought, and rightly too, that very few little</text:p>
      <text:p text:style-name="Preformatted_20_Text">girls of her age knew the meaning of it at all. However, “jury-men”</text:p>
      <text:p text:style-name="Preformatted_20_Text">would have done just as well.</text:p>
      <text:p text:style-name="Preformatted_20_Text"/>
      <text:p text:style-name="Preformatted_20_Text">The twelve jurors were all writing very busily on slates. “What are</text:p>
      <text:p text:style-name="Preformatted_20_Text">they doing?” Alice whispered to the Gryphon. “They can’t have anything</text:p>
      <text:p text:style-name="Preformatted_20_Text">to put down yet, before the trial’s begun.”</text:p>
      <text:p text:style-name="Preformatted_20_Text"/>
      <text:p text:style-name="Preformatted_20_Text">“They’re putting down their names,” the Gryphon whispered in reply,</text:p>
      <text:p text:style-name="Preformatted_20_Text">“for fear they should forget them before the end of the trial.”</text:p>
      <text:p text:style-name="Preformatted_20_Text"/>
      <text:p text:style-name="Preformatted_20_Text">“Stupid things!” Alice began in a loud, indignant voice, but she</text:p>
      <text:p text:style-name="Preformatted_20_Text">stopped hastily, for the White Rabbit cried out, “Silence in the</text:p>
      <text:p text:style-name="Preformatted_20_Text">court!” and the King put on his spectacles and looked anxiously round,</text:p>
      <text:p text:style-name="Preformatted_20_Text">to make out who was talking.</text:p>
      <text:p text:style-name="Preformatted_20_Text"/>
      <text:p text:style-name="Preformatted_20_Text">Alice could see, as well as if she were looking over their shoulders,</text:p>
      <text:p text:style-name="Preformatted_20_Text">that all the jurors were writing down “stupid things!” on their slates,</text:p>
      <text:p text:style-name="Preformatted_20_Text">and she could even make out that one of them didn’t know how to spell</text:p>
      <text:p text:style-name="Preformatted_20_Text">“stupid,” and that he had to ask his neighbour to tell him. “A nice</text:p>
      <text:p text:style-name="Preformatted_20_Text">muddle their slates’ll be in before the trial’s over!” thought Alice.</text:p>
      <text:p text:style-name="Preformatted_20_Text"/>
      <text:p text:style-name="Preformatted_20_Text">One of the jurors had a pencil that squeaked. This of course, Alice</text:p>
      <text:p text:style-name="Preformatted_20_Text">could _not_ stand, and she went round the court and got behind him, and</text:p>
      <text:p text:style-name="Preformatted_20_Text">very soon found an opportunity of taking it away. She did it so quickly</text:p>
      <text:p text:style-name="Preformatted_20_Text">that the poor little juror (it was Bill, the Lizard) could not make out</text:p>
      <text:p text:style-name="Preformatted_20_Text">at all what had become of it; so, after hunting all about for it, he</text:p>
      <text:p text:style-name="Preformatted_20_Text">was obliged to write with one finger for the rest of the day; and this</text:p>
      <text:p text:style-name="Preformatted_20_Text">was of very little use, as it left no mark on the slate.</text:p>
      <text:p text:style-name="Preformatted_20_Text"/>
      <text:p text:style-name="Preformatted_20_Text">“Herald, read the accusation!” said the King.</text:p>
      <text:p text:style-name="Preformatted_20_Text"/>
      <text:p text:style-name="Preformatted_20_Text">On this the White Rabbit blew three blasts on the trumpet, and then</text:p>
      <text:p text:style-name="Preformatted_20_Text">unrolled the parchment scroll, and read as follows:—</text:p>
      <text:p text:style-name="Preformatted_20_Text"/>
      <text:p text:style-name="Preformatted_20_Text">“The Queen of Hearts, she made some tarts,</text:p>
      <text:p text:style-name="Preformatted_20_Text"><text:s text:c="4"/>All on a summer day:</text:p>
      <text:p text:style-name="Preformatted_20_Text">The Knave of Hearts, he stole those tarts,</text:p>
      <text:p text:style-name="Preformatted_20_Text"><text:s text:c="4"/>And took them quite away!”</text:p>
      <text:p text:style-name="Preformatted_20_Text"/>
      <text:p text:style-name="Preformatted_20_Text"/>
      <text:p text:style-name="Preformatted_20_Text">“Consider your verdict,” the King said to the jury.</text:p>
      <text:p text:style-name="Preformatted_20_Text"/>
      <text:p text:style-name="Preformatted_20_Text">“Not yet, not yet!” the Rabbit hastily interrupted. “There’s a great</text:p>
      <text:p text:style-name="Preformatted_20_Text">deal to come before that!”</text:p>
      <text:p text:style-name="Preformatted_20_Text"/>
      <text:p text:style-name="Preformatted_20_Text">“Call the first witness,” said the King; and the White Rabbit blew</text:p>
      <text:p text:style-name="Preformatted_20_Text">three blasts on the trumpet, and called out, “First witness!”</text:p>
      <text:p text:style-name="Preformatted_20_Text"/>
      <text:p text:style-name="Preformatted_20_Text">The first witness was the Hatter. He came in with a teacup in one hand</text:p>
      <text:p text:style-name="Preformatted_20_Text">and a piece of bread-and-butter in the other. “I beg pardon, your</text:p>
      <text:p text:style-name="Preformatted_20_Text"><text:soft-page-break/>Majesty,” he began, “for bringing these in: but I hadn’t quite finished</text:p>
      <text:p text:style-name="Preformatted_20_Text">my tea when I was sent for.”</text:p>
      <text:p text:style-name="Preformatted_20_Text"/>
      <text:p text:style-name="Preformatted_20_Text">“You ought to have finished,” said the King. “When did you begin?”</text:p>
      <text:p text:style-name="Preformatted_20_Text"/>
      <text:p text:style-name="Preformatted_20_Text">The Hatter looked at the March Hare, who had followed him into the</text:p>
      <text:p text:style-name="Preformatted_20_Text">court, arm-in-arm with the Dormouse. “Fourteenth of March, I _think_ it</text:p>
      <text:p text:style-name="Preformatted_20_Text">was,” he said.</text:p>
      <text:p text:style-name="Preformatted_20_Text"/>
      <text:p text:style-name="Preformatted_20_Text">“Fifteenth,” said the March Hare.</text:p>
      <text:p text:style-name="Preformatted_20_Text"/>
      <text:p text:style-name="Preformatted_20_Text">“Sixteenth,” added the Dormouse.</text:p>
      <text:p text:style-name="Preformatted_20_Text"/>
      <text:p text:style-name="Preformatted_20_Text">“Write that down,” the King said to the jury, and the jury eagerly</text:p>
      <text:p text:style-name="Preformatted_20_Text">wrote down all three dates on their slates, and then added them up, and</text:p>
      <text:p text:style-name="Preformatted_20_Text">reduced the answer to shillings and pence.</text:p>
      <text:p text:style-name="Preformatted_20_Text"/>
      <text:p text:style-name="Preformatted_20_Text">“Take off your hat,” the King said to the Hatter.</text:p>
      <text:p text:style-name="Preformatted_20_Text"/>
      <text:p text:style-name="Preformatted_20_Text">“It isn’t mine,” said the Hatter.</text:p>
      <text:p text:style-name="Preformatted_20_Text"/>
      <text:p text:style-name="Preformatted_20_Text">“_Stolen!_” the King exclaimed, turning to the jury, who instantly made</text:p>
      <text:p text:style-name="Preformatted_20_Text">a memorandum of the fact.</text:p>
      <text:p text:style-name="Preformatted_20_Text"/>
      <text:p text:style-name="Preformatted_20_Text">“I keep them to sell,” the Hatter added as an explanation; “I’ve none</text:p>
      <text:p text:style-name="Preformatted_20_Text">of my own. I’m a hatter.”</text:p>
      <text:p text:style-name="Preformatted_20_Text"/>
      <text:p text:style-name="Preformatted_20_Text">Here the Queen put on her spectacles, and began staring at the Hatter,</text:p>
      <text:p text:style-name="Preformatted_20_Text">who turned pale and fidgeted.</text:p>
      <text:p text:style-name="Preformatted_20_Text"/>
      <text:p text:style-name="Preformatted_20_Text">“Give your evidence,” said the King; “and don’t be nervous, or I’ll</text:p>
      <text:p text:style-name="Preformatted_20_Text">have you executed on the spot.”</text:p>
      <text:p text:style-name="Preformatted_20_Text"/>
      <text:p text:style-name="Preformatted_20_Text">This did not seem to encourage the witness at all: he kept shifting</text:p>
      <text:p text:style-name="Preformatted_20_Text">from one foot to the other, looking uneasily at the Queen, and in his</text:p>
      <text:p text:style-name="Preformatted_20_Text">confusion he bit a large piece out of his teacup instead of the</text:p>
      <text:p text:style-name="Preformatted_20_Text">bread-and-butter.</text:p>
      <text:p text:style-name="Preformatted_20_Text"/>
      <text:p text:style-name="Preformatted_20_Text">Just at this moment Alice felt a very curious sensation, which puzzled</text:p>
      <text:p text:style-name="Preformatted_20_Text">her a good deal until she made out what it was: she was beginning to</text:p>
      <text:p text:style-name="Preformatted_20_Text">grow larger again, and she thought at first she would get up and leave</text:p>
      <text:p text:style-name="Preformatted_20_Text">the court; but on second thoughts she decided to remain where she was</text:p>
      <text:p text:style-name="Preformatted_20_Text">as long as there was room for her.</text:p>
      <text:p text:style-name="Preformatted_20_Text"/>
      <text:p text:style-name="Preformatted_20_Text">“I wish you wouldn’t squeeze so.” said the Dormouse, who was sitting</text:p>
      <text:p text:style-name="Preformatted_20_Text">next to her. “I can hardly breathe.”</text:p>
      <text:p text:style-name="Preformatted_20_Text"/>
      <text:p text:style-name="Preformatted_20_Text">“I can’t help it,” said Alice very meekly: “I’m growing.”</text:p>
      <text:p text:style-name="Preformatted_20_Text"/>
      <text:p text:style-name="Preformatted_20_Text">“You’ve no right to grow _here_,” said the Dormouse.</text:p>
      <text:p text:style-name="Preformatted_20_Text"/>
      <text:p text:style-name="Preformatted_20_Text">“Don’t talk nonsense,” said Alice more boldly: “you know you’re growing</text:p>
      <text:p text:style-name="Preformatted_20_Text">too.”</text:p>
      <text:p text:style-name="Preformatted_20_Text"/>
      <text:p text:style-name="Preformatted_20_Text">“Yes, but _I_ grow at a reasonable pace,” said the Dormouse: “not in</text:p>
      <text:p text:style-name="Preformatted_20_Text">that ridiculous fashion.” And he got up very sulkily and crossed over</text:p>
      <text:p text:style-name="Preformatted_20_Text">to the other side of the court.</text:p>
      <text:p text:style-name="Preformatted_20_Text"/>
      <text:p text:style-name="Preformatted_20_Text">All this time the Queen had never left off staring at the Hatter, and,</text:p>
      <text:p text:style-name="Preformatted_20_Text">just as the Dormouse crossed the court, she said to one of the officers</text:p>
      <text:p text:style-name="Preformatted_20_Text">of the court, “Bring me the list of the singers in the last concert!”</text:p>
      <text:p text:style-name="Preformatted_20_Text">on which the wretched Hatter trembled so, that he shook both his shoes</text:p>
      <text:p text:style-name="Preformatted_20_Text">off.</text:p>
      <text:p text:style-name="Preformatted_20_Text"/>
      <text:p text:style-name="Preformatted_20_Text"><text:soft-page-break/>“Give your evidence,” the King repeated angrily, “or I’ll have you</text:p>
      <text:p text:style-name="Preformatted_20_Text">executed, whether you’re nervous or not.”</text:p>
      <text:p text:style-name="Preformatted_20_Text"/>
      <text:p text:style-name="Preformatted_20_Text">“I’m a poor man, your Majesty,” the Hatter began, in a trembling voice,</text:p>
      <text:p text:style-name="Preformatted_20_Text">“—and I hadn’t begun my tea—not above a week or so—and what with the</text:p>
      <text:p text:style-name="Preformatted_20_Text">bread-and-butter getting so thin—and the twinkling of the tea—”</text:p>
      <text:p text:style-name="Preformatted_20_Text"/>
      <text:p text:style-name="Preformatted_20_Text">“The twinkling of the _what?_” said the King.</text:p>
      <text:p text:style-name="Preformatted_20_Text"/>
      <text:p text:style-name="Preformatted_20_Text">“It _began_ with the tea,” the Hatter replied.</text:p>
      <text:p text:style-name="Preformatted_20_Text"/>
      <text:p text:style-name="Preformatted_20_Text">“Of course twinkling begins with a T!” said the King sharply. “Do you</text:p>
      <text:p text:style-name="Preformatted_20_Text">take me for a dunce? Go on!”</text:p>
      <text:p text:style-name="Preformatted_20_Text"/>
      <text:p text:style-name="Preformatted_20_Text">“I’m a poor man,” the Hatter went on, “and most things twinkled after</text:p>
      <text:p text:style-name="Preformatted_20_Text">that—only the March Hare said—”</text:p>
      <text:p text:style-name="Preformatted_20_Text"/>
      <text:p text:style-name="Preformatted_20_Text">“I didn’t!” the March Hare interrupted in a great hurry.</text:p>
      <text:p text:style-name="Preformatted_20_Text"/>
      <text:p text:style-name="Preformatted_20_Text">“You did!” said the Hatter.</text:p>
      <text:p text:style-name="Preformatted_20_Text"/>
      <text:p text:style-name="Preformatted_20_Text">“I deny it!” said the March Hare.</text:p>
      <text:p text:style-name="Preformatted_20_Text"/>
      <text:p text:style-name="Preformatted_20_Text">“He denies it,” said the King: “leave out that part.”</text:p>
      <text:p text:style-name="Preformatted_20_Text"/>
      <text:p text:style-name="Preformatted_20_Text">“Well, at any rate, the Dormouse said—” the Hatter went on, looking</text:p>
      <text:p text:style-name="Preformatted_20_Text">anxiously round to see if he would deny it too: but the Dormouse denied</text:p>
      <text:p text:style-name="Preformatted_20_Text">nothing, being fast asleep.</text:p>
      <text:p text:style-name="Preformatted_20_Text"/>
      <text:p text:style-name="Preformatted_20_Text">“After that,” continued the Hatter, “I cut some more bread-and-butter—”</text:p>
      <text:p text:style-name="Preformatted_20_Text"/>
      <text:p text:style-name="Preformatted_20_Text">“But what did the Dormouse say?” one of the jury asked.</text:p>
      <text:p text:style-name="Preformatted_20_Text"/>
      <text:p text:style-name="Preformatted_20_Text">“That I can’t remember,” said the Hatter.</text:p>
      <text:p text:style-name="Preformatted_20_Text"/>
      <text:p text:style-name="Preformatted_20_Text">“You _must_ remember,” remarked the King, “or I’ll have you executed.”</text:p>
      <text:p text:style-name="Preformatted_20_Text"/>
      <text:p text:style-name="Preformatted_20_Text">The miserable Hatter dropped his teacup and bread-and-butter, and went</text:p>
      <text:p text:style-name="Preformatted_20_Text">down on one knee. “I’m a poor man, your Majesty,” he began.</text:p>
      <text:p text:style-name="Preformatted_20_Text"/>
      <text:p text:style-name="Preformatted_20_Text">“You’re a _very_ poor _speaker_,” said the King.</text:p>
      <text:p text:style-name="Preformatted_20_Text"/>
      <text:p text:style-name="Preformatted_20_Text">Here one of the guinea-pigs cheered, and was immediately suppressed by</text:p>
      <text:p text:style-name="Preformatted_20_Text">the officers of the court. (As that is rather a hard word, I will just</text:p>
      <text:p text:style-name="Preformatted_20_Text">explain to you how it was done. They had a large canvas bag, which tied</text:p>
      <text:p text:style-name="Preformatted_20_Text">up at the mouth with strings: into this they slipped the guinea-pig,</text:p>
      <text:p text:style-name="Preformatted_20_Text">head first, and then sat upon it.)</text:p>
      <text:p text:style-name="Preformatted_20_Text"/>
      <text:p text:style-name="Preformatted_20_Text">“I’m glad I’ve seen that done,” thought Alice. “I’ve so often read in</text:p>
      <text:p text:style-name="Preformatted_20_Text">the newspapers, at the end of trials, “There was some attempts at</text:p>
      <text:p text:style-name="Preformatted_20_Text">applause, which was immediately suppressed by the officers of the</text:p>
      <text:p text:style-name="Preformatted_20_Text">court,” and I never understood what it meant till now.”</text:p>
      <text:p text:style-name="Preformatted_20_Text"/>
      <text:p text:style-name="Preformatted_20_Text">“If that’s all you know about it, you may stand down,” continued the</text:p>
      <text:p text:style-name="Preformatted_20_Text">King.</text:p>
      <text:p text:style-name="Preformatted_20_Text"/>
      <text:p text:style-name="Preformatted_20_Text">“I can’t go no lower,” said the Hatter: “I’m on the floor, as it is.”</text:p>
      <text:p text:style-name="Preformatted_20_Text"/>
      <text:p text:style-name="Preformatted_20_Text">“Then you may _sit_ down,” the King replied.</text:p>
      <text:p text:style-name="Preformatted_20_Text"/>
      <text:p text:style-name="Preformatted_20_Text">Here the other guinea-pig cheered, and was suppressed.</text:p>
      <text:p text:style-name="Preformatted_20_Text"/>
      <text:p text:style-name="Preformatted_20_Text">“Come, that finished the guinea-pigs!” thought Alice. “Now we shall get</text:p>
      <text:p text:style-name="Preformatted_20_Text">on better.”</text:p>
      <text:p text:style-name="Preformatted_20_Text"><text:soft-page-break/></text:p>
      <text:p text:style-name="Preformatted_20_Text">“I’d rather finish my tea,” said the Hatter, with an anxious look at</text:p>
      <text:p text:style-name="Preformatted_20_Text">the Queen, who was reading the list of singers.</text:p>
      <text:p text:style-name="Preformatted_20_Text"/>
      <text:p text:style-name="Preformatted_20_Text">“You may go,” said the King, and the Hatter hurriedly left the court,</text:p>
      <text:p text:style-name="Preformatted_20_Text">without even waiting to put his shoes on.</text:p>
      <text:p text:style-name="Preformatted_20_Text"/>
      <text:p text:style-name="Preformatted_20_Text">“—and just take his head off outside,” the Queen added to one of the</text:p>
      <text:p text:style-name="Preformatted_20_Text">officers: but the Hatter was out of sight before the officer could get</text:p>
      <text:p text:style-name="Preformatted_20_Text">to the door.</text:p>
      <text:p text:style-name="Preformatted_20_Text"/>
      <text:p text:style-name="Preformatted_20_Text">“Call the next witness!” said the King.</text:p>
      <text:p text:style-name="Preformatted_20_Text"/>
      <text:p text:style-name="Preformatted_20_Text">The next witness was the Duchess’s cook. She carried the pepper-box in</text:p>
      <text:p text:style-name="Preformatted_20_Text">her hand, and Alice guessed who it was, even before she got into the</text:p>
      <text:p text:style-name="Preformatted_20_Text">court, by the way the people near the door began sneezing all at once.</text:p>
      <text:p text:style-name="Preformatted_20_Text"/>
      <text:p text:style-name="Preformatted_20_Text">“Give your evidence,” said the King.</text:p>
      <text:p text:style-name="Preformatted_20_Text"/>
      <text:p text:style-name="Preformatted_20_Text">“Shan’t,” said the cook.</text:p>
      <text:p text:style-name="Preformatted_20_Text"/>
      <text:p text:style-name="Preformatted_20_Text">The King looked anxiously at the White Rabbit, who said in a low voice,</text:p>
      <text:p text:style-name="Preformatted_20_Text">“Your Majesty must cross-examine _this_ witness.”</text:p>
      <text:p text:style-name="Preformatted_20_Text"/>
      <text:p text:style-name="Preformatted_20_Text">“Well, if I must, I must,” the King said, with a melancholy air, and,</text:p>
      <text:p text:style-name="Preformatted_20_Text">after folding his arms and frowning at the cook till his eyes were</text:p>
      <text:p text:style-name="Preformatted_20_Text">nearly out of sight, he said in a deep voice, “What are tarts made of?”</text:p>
      <text:p text:style-name="Preformatted_20_Text"/>
      <text:p text:style-name="Preformatted_20_Text">“Pepper, mostly,” said the cook.</text:p>
      <text:p text:style-name="Preformatted_20_Text"/>
      <text:p text:style-name="Preformatted_20_Text">“Treacle,” said a sleepy voice behind her.</text:p>
      <text:p text:style-name="Preformatted_20_Text"/>
      <text:p text:style-name="Preformatted_20_Text">“Collar that Dormouse,” the Queen shrieked out. “Behead that Dormouse!</text:p>
      <text:p text:style-name="Preformatted_20_Text">Turn that Dormouse out of court! Suppress him! Pinch him! Off with his</text:p>
      <text:p text:style-name="Preformatted_20_Text">whiskers!”</text:p>
      <text:p text:style-name="Preformatted_20_Text"/>
      <text:p text:style-name="Preformatted_20_Text">For some minutes the whole court was in confusion, getting the Dormouse</text:p>
      <text:p text:style-name="Preformatted_20_Text">turned out, and, by the time they had settled down again, the cook had</text:p>
      <text:p text:style-name="Preformatted_20_Text">disappeared.</text:p>
      <text:p text:style-name="Preformatted_20_Text"/>
      <text:p text:style-name="Preformatted_20_Text">“Never mind!” said the King, with an air of great relief. “Call the</text:p>
      <text:p text:style-name="Preformatted_20_Text">next witness.” And he added in an undertone to the Queen, “Really, my</text:p>
      <text:p text:style-name="Preformatted_20_Text">dear, _you_ must cross-examine the next witness. It quite makes my</text:p>
      <text:p text:style-name="Preformatted_20_Text">forehead ache!”</text:p>
      <text:p text:style-name="Preformatted_20_Text"/>
      <text:p text:style-name="Preformatted_20_Text">Alice watched the White Rabbit as he fumbled over the list, feeling</text:p>
      <text:p text:style-name="Preformatted_20_Text">very curious to see what the next witness would be like, “—for they</text:p>
      <text:p text:style-name="Preformatted_20_Text">haven’t got much evidence _yet_,” she said to herself. Imagine her</text:p>
      <text:p text:style-name="Preformatted_20_Text">surprise, when the White Rabbit read out, at the top of his shrill</text:p>
      <text:p text:style-name="Preformatted_20_Text">little voice, the name “Alice!”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CHAPTER XII.</text:p>
      <text:p text:style-name="Preformatted_20_Text">Alice’s Evidence</text:p>
      <text:p text:style-name="Preformatted_20_Text"/>
      <text:p text:style-name="Preformatted_20_Text"/>
      <text:p text:style-name="Preformatted_20_Text">“Here!” cried Alice, quite forgetting in the flurry of the moment how</text:p>
      <text:p text:style-name="Preformatted_20_Text">large she had grown in the last few minutes, and she jumped up in such</text:p>
      <text:p text:style-name="Preformatted_20_Text">a hurry that she tipped over the jury-box with the edge of her skirt,</text:p>
      <text:p text:style-name="Preformatted_20_Text">upsetting all the jurymen on to the heads of the crowd below, and there</text:p>
      <text:p text:style-name="Preformatted_20_Text">they lay sprawling about, reminding her very much of a globe of</text:p>
      <text:p text:style-name="Preformatted_20_Text">goldfish she had accidentally upset the week before.</text:p>
      <text:p text:style-name="Preformatted_20_Text"><text:soft-page-break/></text:p>
      <text:p text:style-name="Preformatted_20_Text">“Oh, I _beg_ your pardon!” she exclaimed in a tone of great dismay, and</text:p>
      <text:p text:style-name="Preformatted_20_Text">began picking them up again as quickly as she could, for the accident</text:p>
      <text:p text:style-name="Preformatted_20_Text">of the goldfish kept running in her head, and she had a vague sort of</text:p>
      <text:p text:style-name="Preformatted_20_Text">idea that they must be collected at once and put back into the</text:p>
      <text:p text:style-name="Preformatted_20_Text">jury-box, or they would die.</text:p>
      <text:p text:style-name="Preformatted_20_Text"/>
      <text:p text:style-name="Preformatted_20_Text">“The trial cannot proceed,” said the King in a very grave voice, “until</text:p>
      <text:p text:style-name="Preformatted_20_Text">all the jurymen are back in their proper places—_all_,” he repeated</text:p>
      <text:p text:style-name="Preformatted_20_Text">with great emphasis, looking hard at Alice as he said so.</text:p>
      <text:p text:style-name="Preformatted_20_Text"/>
      <text:p text:style-name="Preformatted_20_Text">Alice looked at the jury-box, and saw that, in her haste, she had put</text:p>
      <text:p text:style-name="Preformatted_20_Text">the Lizard in head downwards, and the poor little thing was waving its</text:p>
      <text:p text:style-name="Preformatted_20_Text">tail about in a melancholy way, being quite unable to move. She soon</text:p>
      <text:p text:style-name="Preformatted_20_Text">got it out again, and put it right; “not that it signifies much,” she</text:p>
      <text:p text:style-name="Preformatted_20_Text">said to herself; “I should think it would be _quite_ as much use in the</text:p>
      <text:p text:style-name="Preformatted_20_Text">trial one way up as the other.”</text:p>
      <text:p text:style-name="Preformatted_20_Text"/>
      <text:p text:style-name="Preformatted_20_Text">As soon as the jury had a little recovered from the shock of being</text:p>
      <text:p text:style-name="Preformatted_20_Text">upset, and their slates and pencils had been found and handed back to</text:p>
      <text:p text:style-name="Preformatted_20_Text">them, they set to work very diligently to write out a history of the</text:p>
      <text:p text:style-name="Preformatted_20_Text">accident, all except the Lizard, who seemed too much overcome to do</text:p>
      <text:p text:style-name="Preformatted_20_Text">anything but sit with its mouth open, gazing up into the roof of the</text:p>
      <text:p text:style-name="Preformatted_20_Text">court.</text:p>
      <text:p text:style-name="Preformatted_20_Text"/>
      <text:p text:style-name="Preformatted_20_Text">“What do you know about this business?” the King said to Alice.</text:p>
      <text:p text:style-name="Preformatted_20_Text"/>
      <text:p text:style-name="Preformatted_20_Text">“Nothing,” said Alice.</text:p>
      <text:p text:style-name="Preformatted_20_Text"/>
      <text:p text:style-name="Preformatted_20_Text">“Nothing _whatever?_” persisted the King.</text:p>
      <text:p text:style-name="Preformatted_20_Text"/>
      <text:p text:style-name="Preformatted_20_Text">“Nothing whatever,” said Alice.</text:p>
      <text:p text:style-name="Preformatted_20_Text"/>
      <text:p text:style-name="Preformatted_20_Text">“That’s very important,” the King said, turning to the jury. They were</text:p>
      <text:p text:style-name="Preformatted_20_Text">just beginning to write this down on their slates, when the White</text:p>
      <text:p text:style-name="Preformatted_20_Text">Rabbit interrupted: “_Un_important, your Majesty means, of course,” he</text:p>
      <text:p text:style-name="Preformatted_20_Text">said in a very respectful tone, but frowning and making faces at him as</text:p>
      <text:p text:style-name="Preformatted_20_Text">he spoke.</text:p>
      <text:p text:style-name="Preformatted_20_Text"/>
      <text:p text:style-name="Preformatted_20_Text">“_Un_important, of course, I meant,” the King hastily said, and went on</text:p>
      <text:p text:style-name="Preformatted_20_Text">to himself in an undertone,</text:p>
      <text:p text:style-name="Preformatted_20_Text"/>
      <text:p text:style-name="Preformatted_20_Text">“important—unimportant—unimportant—important—” as if he were trying</text:p>
      <text:p text:style-name="Preformatted_20_Text">which word sounded best.</text:p>
      <text:p text:style-name="Preformatted_20_Text"/>
      <text:p text:style-name="Preformatted_20_Text">Some of the jury wrote it down “important,” and some “unimportant.”</text:p>
      <text:p text:style-name="Preformatted_20_Text">Alice could see this, as she was near enough to look over their slates;</text:p>
      <text:p text:style-name="Preformatted_20_Text">“but it doesn’t matter a bit,” she thought to herself.</text:p>
      <text:p text:style-name="Preformatted_20_Text"/>
      <text:p text:style-name="Preformatted_20_Text">At this moment the King, who had been for some time busily writing in</text:p>
      <text:p text:style-name="Preformatted_20_Text">his note-book, cackled out “Silence!” and read out from his book, “Rule</text:p>
      <text:p text:style-name="Preformatted_20_Text">Forty-two. _All persons more than a mile high to leave the court_.”</text:p>
      <text:p text:style-name="Preformatted_20_Text"/>
      <text:p text:style-name="Preformatted_20_Text">Everybody looked at Alice.</text:p>
      <text:p text:style-name="Preformatted_20_Text"/>
      <text:p text:style-name="Preformatted_20_Text">“_I’m_ not a mile high,” said Alice.</text:p>
      <text:p text:style-name="Preformatted_20_Text"/>
      <text:p text:style-name="Preformatted_20_Text">“You are,” said the King.</text:p>
      <text:p text:style-name="Preformatted_20_Text"/>
      <text:p text:style-name="Preformatted_20_Text">“Nearly two miles high,” added the Queen.</text:p>
      <text:p text:style-name="Preformatted_20_Text"/>
      <text:p text:style-name="Preformatted_20_Text">“Well, I shan’t go, at any rate,” said Alice: “besides, that’s not a</text:p>
      <text:p text:style-name="Preformatted_20_Text">regular rule: you invented it just now.”</text:p>
      <text:p text:style-name="Preformatted_20_Text"/>
      <text:p text:style-name="Preformatted_20_Text"><text:soft-page-break/>“It’s the oldest rule in the book,” said the King.</text:p>
      <text:p text:style-name="Preformatted_20_Text"/>
      <text:p text:style-name="Preformatted_20_Text">“Then it ought to be Number One,” said Alice.</text:p>
      <text:p text:style-name="Preformatted_20_Text"/>
      <text:p text:style-name="Preformatted_20_Text">The King turned pale, and shut his note-book hastily. “Consider your</text:p>
      <text:p text:style-name="Preformatted_20_Text">verdict,” he said to the jury, in a low, trembling voice.</text:p>
      <text:p text:style-name="Preformatted_20_Text"/>
      <text:p text:style-name="Preformatted_20_Text">“There’s more evidence to come yet, please your Majesty,” said the</text:p>
      <text:p text:style-name="Preformatted_20_Text">White Rabbit, jumping up in a great hurry; “this paper has just been</text:p>
      <text:p text:style-name="Preformatted_20_Text">picked up.”</text:p>
      <text:p text:style-name="Preformatted_20_Text"/>
      <text:p text:style-name="Preformatted_20_Text">“What’s in it?” said the Queen.</text:p>
      <text:p text:style-name="Preformatted_20_Text"/>
      <text:p text:style-name="Preformatted_20_Text">“I haven’t opened it yet,” said the White Rabbit, “but it seems to be a</text:p>
      <text:p text:style-name="Preformatted_20_Text">letter, written by the prisoner to—to somebody.”</text:p>
      <text:p text:style-name="Preformatted_20_Text"/>
      <text:p text:style-name="Preformatted_20_Text">“It must have been that,” said the King, “unless it was written to</text:p>
      <text:p text:style-name="Preformatted_20_Text">nobody, which isn’t usual, you know.”</text:p>
      <text:p text:style-name="Preformatted_20_Text"/>
      <text:p text:style-name="Preformatted_20_Text">“Who is it directed to?” said one of the jurymen.</text:p>
      <text:p text:style-name="Preformatted_20_Text"/>
      <text:p text:style-name="Preformatted_20_Text">“It isn’t directed at all,” said the White Rabbit; “in fact, there’s</text:p>
      <text:p text:style-name="Preformatted_20_Text">nothing written on the _outside_.” He unfolded the paper as he spoke,</text:p>
      <text:p text:style-name="Preformatted_20_Text">and added “It isn’t a letter, after all: it’s a set of verses.”</text:p>
      <text:p text:style-name="Preformatted_20_Text"/>
      <text:p text:style-name="Preformatted_20_Text">“Are they in the prisoner’s handwriting?” asked another of the jurymen.</text:p>
      <text:p text:style-name="Preformatted_20_Text"/>
      <text:p text:style-name="Preformatted_20_Text">“No, they’re not,” said the White Rabbit, “and that’s the queerest</text:p>
      <text:p text:style-name="Preformatted_20_Text">thing about it.” (The jury all looked puzzled.)</text:p>
      <text:p text:style-name="Preformatted_20_Text"/>
      <text:p text:style-name="Preformatted_20_Text">“He must have imitated somebody else’s hand,” said the King. (The jury</text:p>
      <text:p text:style-name="Preformatted_20_Text">all brightened up again.)</text:p>
      <text:p text:style-name="Preformatted_20_Text"/>
      <text:p text:style-name="Preformatted_20_Text">“Please your Majesty,” said the Knave, “I didn’t write it, and they</text:p>
      <text:p text:style-name="Preformatted_20_Text">can’t prove I did: there’s no name signed at the end.”</text:p>
      <text:p text:style-name="Preformatted_20_Text"/>
      <text:p text:style-name="Preformatted_20_Text">“If you didn’t sign it,” said the King, “that only makes the matter</text:p>
      <text:p text:style-name="Preformatted_20_Text">worse. You _must_ have meant some mischief, or else you’d have signed</text:p>
      <text:p text:style-name="Preformatted_20_Text">your name like an honest man.”</text:p>
      <text:p text:style-name="Preformatted_20_Text"/>
      <text:p text:style-name="Preformatted_20_Text">There was a general clapping of hands at this: it was the first really</text:p>
      <text:p text:style-name="Preformatted_20_Text">clever thing the King had said that day.</text:p>
      <text:p text:style-name="Preformatted_20_Text"/>
      <text:p text:style-name="Preformatted_20_Text">“That _proves_ his guilt,” said the Queen.</text:p>
      <text:p text:style-name="Preformatted_20_Text"/>
      <text:p text:style-name="Preformatted_20_Text">“It proves nothing of the sort!” said Alice. “Why, you don’t even know</text:p>
      <text:p text:style-name="Preformatted_20_Text">what they’re about!”</text:p>
      <text:p text:style-name="Preformatted_20_Text"/>
      <text:p text:style-name="Preformatted_20_Text">“Read them,” said the King.</text:p>
      <text:p text:style-name="Preformatted_20_Text"/>
      <text:p text:style-name="Preformatted_20_Text">The White Rabbit put on his spectacles. “Where shall I begin, please</text:p>
      <text:p text:style-name="Preformatted_20_Text">your Majesty?” he asked.</text:p>
      <text:p text:style-name="Preformatted_20_Text"/>
      <text:p text:style-name="Preformatted_20_Text">“Begin at the beginning,” the King said gravely, “and go on till you</text:p>
      <text:p text:style-name="Preformatted_20_Text">come to the end: then stop.”</text:p>
      <text:p text:style-name="Preformatted_20_Text"/>
      <text:p text:style-name="Preformatted_20_Text">These were the verses the White Rabbit read:—</text:p>
      <text:p text:style-name="Preformatted_20_Text"/>
      <text:p text:style-name="Preformatted_20_Text">“They told me you had been to her,</text:p>
      <text:p text:style-name="Preformatted_20_Text"><text:s text:c="4"/>And mentioned me to him:</text:p>
      <text:p text:style-name="Preformatted_20_Text">She gave me a good character,</text:p>
      <text:p text:style-name="Preformatted_20_Text"><text:s text:c="4"/>But said I could not swim.</text:p>
      <text:p text:style-name="Preformatted_20_Text"/>
      <text:p text:style-name="Preformatted_20_Text">He sent them word I had not gone</text:p>
      <text:p text:style-name="Preformatted_20_Text"><text:soft-page-break/><text:s text:c="4"/>(We know it to be true):</text:p>
      <text:p text:style-name="Preformatted_20_Text">If she should push the matter on,</text:p>
      <text:p text:style-name="Preformatted_20_Text"><text:s text:c="4"/>What would become of you?</text:p>
      <text:p text:style-name="Preformatted_20_Text"/>
      <text:p text:style-name="Preformatted_20_Text">I gave her one, they gave him two,</text:p>
      <text:p text:style-name="Preformatted_20_Text"><text:s text:c="4"/>You gave us three or more;</text:p>
      <text:p text:style-name="Preformatted_20_Text">They all returned from him to you,</text:p>
      <text:p text:style-name="Preformatted_20_Text"><text:s text:c="4"/>Though they were mine before.</text:p>
      <text:p text:style-name="Preformatted_20_Text"/>
      <text:p text:style-name="Preformatted_20_Text">If I or she should chance to be</text:p>
      <text:p text:style-name="Preformatted_20_Text"><text:s text:c="4"/>Involved in this affair,</text:p>
      <text:p text:style-name="Preformatted_20_Text">He trusts to you to set them free,</text:p>
      <text:p text:style-name="Preformatted_20_Text"><text:s text:c="4"/>Exactly as we were.</text:p>
      <text:p text:style-name="Preformatted_20_Text"/>
      <text:p text:style-name="Preformatted_20_Text">My notion was that you had been</text:p>
      <text:p text:style-name="Preformatted_20_Text"><text:s text:c="4"/>(Before she had this fit)</text:p>
      <text:p text:style-name="Preformatted_20_Text">An obstacle that came between</text:p>
      <text:p text:style-name="Preformatted_20_Text"><text:s text:c="4"/>Him, and ourselves, and it.</text:p>
      <text:p text:style-name="Preformatted_20_Text"/>
      <text:p text:style-name="Preformatted_20_Text">Don’t let him know she liked them best,</text:p>
      <text:p text:style-name="Preformatted_20_Text"><text:s text:c="4"/>For this must ever be</text:p>
      <text:p text:style-name="Preformatted_20_Text">A secret, kept from all the rest,</text:p>
      <text:p text:style-name="Preformatted_20_Text"><text:s text:c="4"/>Between yourself and me.”</text:p>
      <text:p text:style-name="Preformatted_20_Text"/>
      <text:p text:style-name="Preformatted_20_Text"/>
      <text:p text:style-name="Preformatted_20_Text">“That’s the most important piece of evidence we’ve heard yet,” said the</text:p>
      <text:p text:style-name="Preformatted_20_Text">King, rubbing his hands; “so now let the jury—”</text:p>
      <text:p text:style-name="Preformatted_20_Text"/>
      <text:p text:style-name="Preformatted_20_Text">“If any one of them can explain it,” said Alice, (she had grown so</text:p>
      <text:p text:style-name="Preformatted_20_Text">large in the last few minutes that she wasn’t a bit afraid of</text:p>
      <text:p text:style-name="Preformatted_20_Text">interrupting him,) “I’ll give him sixpence. _I_ don’t believe there’s</text:p>
      <text:p text:style-name="Preformatted_20_Text">an atom of meaning in it.”</text:p>
      <text:p text:style-name="Preformatted_20_Text"/>
      <text:p text:style-name="Preformatted_20_Text">The jury all wrote down on their slates, “_She_ doesn’t believe there’s</text:p>
      <text:p text:style-name="Preformatted_20_Text">an atom of meaning in it,” but none of them attempted to explain the</text:p>
      <text:p text:style-name="Preformatted_20_Text">paper.</text:p>
      <text:p text:style-name="Preformatted_20_Text"/>
      <text:p text:style-name="Preformatted_20_Text">“If there’s no meaning in it,” said the King, “that saves a world of</text:p>
      <text:p text:style-name="Preformatted_20_Text">trouble, you know, as we needn’t try to find any. And yet I don’t</text:p>
      <text:p text:style-name="Preformatted_20_Text">know,” he went on, spreading out the verses on his knee, and looking at</text:p>
      <text:p text:style-name="Preformatted_20_Text">them with one eye; “I seem to see some meaning in them, after all.</text:p>
      <text:p text:style-name="Preformatted_20_Text">“—_said I could not swim_—” you can’t swim, can you?” he added, turning</text:p>
      <text:p text:style-name="Preformatted_20_Text">to the Knave.</text:p>
      <text:p text:style-name="Preformatted_20_Text"/>
      <text:p text:style-name="Preformatted_20_Text">The Knave shook his head sadly. “Do I look like it?” he said. (Which he</text:p>
      <text:p text:style-name="Preformatted_20_Text">certainly did _not_, being made entirely of cardboard.)</text:p>
      <text:p text:style-name="Preformatted_20_Text"/>
      <text:p text:style-name="Preformatted_20_Text">“All right, so far,” said the King, and he went on muttering over the</text:p>
      <text:p text:style-name="Preformatted_20_Text">verses to himself: “‘_We know it to be true_—’ that’s the jury, of</text:p>
      <text:p text:style-name="Preformatted_20_Text">course—‘_I gave her one, they gave him two_—’ why, that must be what he</text:p>
      <text:p text:style-name="Preformatted_20_Text">did with the tarts, you know—”</text:p>
      <text:p text:style-name="Preformatted_20_Text"/>
      <text:p text:style-name="Preformatted_20_Text">“But, it goes on ‘_they all returned from him to you_,’” said Alice.</text:p>
      <text:p text:style-name="Preformatted_20_Text"/>
      <text:p text:style-name="Preformatted_20_Text">“Why, there they are!” said the King triumphantly, pointing to the</text:p>
      <text:p text:style-name="Preformatted_20_Text">tarts on the table. “Nothing can be clearer than _that_. Then</text:p>
      <text:p text:style-name="Preformatted_20_Text">again—‘_before she had this fit_—’ you never had fits, my dear, I</text:p>
      <text:p text:style-name="Preformatted_20_Text">think?” he said to the Queen.</text:p>
      <text:p text:style-name="Preformatted_20_Text"/>
      <text:p text:style-name="Preformatted_20_Text">“Never!” said the Queen furiously, throwing an inkstand at the Lizard</text:p>
      <text:p text:style-name="Preformatted_20_Text">as she spoke. (The unfortunate little Bill had left off writing on his</text:p>
      <text:p text:style-name="Preformatted_20_Text">slate with one finger, as he found it made no mark; but he now hastily</text:p>
      <text:p text:style-name="Preformatted_20_Text">began again, using the ink, that was trickling down his face, as long</text:p>
      <text:p text:style-name="Preformatted_20_Text">as it lasted.)</text:p>
      <text:p text:style-name="Preformatted_20_Text"><text:soft-page-break/></text:p>
      <text:p text:style-name="Preformatted_20_Text">“Then the words don’t _fit_ you,” said the King, looking round the</text:p>
      <text:p text:style-name="Preformatted_20_Text">court with a smile. There was a dead silence.</text:p>
      <text:p text:style-name="Preformatted_20_Text"/>
      <text:p text:style-name="Preformatted_20_Text">“It’s a pun!” the King added in an offended tone, and everybody</text:p>
      <text:p text:style-name="Preformatted_20_Text">laughed, “Let the jury consider their verdict,” the King said, for</text:p>
      <text:p text:style-name="Preformatted_20_Text">about the twentieth time that day.</text:p>
      <text:p text:style-name="Preformatted_20_Text"/>
      <text:p text:style-name="Preformatted_20_Text">“No, no!” said the Queen. “Sentence first—verdict afterwards.”</text:p>
      <text:p text:style-name="Preformatted_20_Text"/>
      <text:p text:style-name="Preformatted_20_Text">“Stuff and nonsense!” said Alice loudly. “The idea of having the</text:p>
      <text:p text:style-name="Preformatted_20_Text">sentence first!”</text:p>
      <text:p text:style-name="Preformatted_20_Text"/>
      <text:p text:style-name="Preformatted_20_Text">“Hold your tongue!” said the Queen, turning purple.</text:p>
      <text:p text:style-name="Preformatted_20_Text"/>
      <text:p text:style-name="Preformatted_20_Text">“I won’t!” said Alice.</text:p>
      <text:p text:style-name="Preformatted_20_Text"/>
      <text:p text:style-name="Preformatted_20_Text">“Off with her head!” the Queen shouted at the top of her voice. Nobody</text:p>
      <text:p text:style-name="Preformatted_20_Text">moved.</text:p>
      <text:p text:style-name="Preformatted_20_Text"/>
      <text:p text:style-name="Preformatted_20_Text">“Who cares for you?” said Alice, (she had grown to her full size by</text:p>
      <text:p text:style-name="Preformatted_20_Text">this time.) “You’re nothing but a pack of cards!”</text:p>
      <text:p text:style-name="Preformatted_20_Text"/>
      <text:p text:style-name="Preformatted_20_Text">At this the whole pack rose up into the air, and came flying down upon</text:p>
      <text:p text:style-name="Preformatted_20_Text">her: she gave a little scream, half of fright and half of anger, and</text:p>
      <text:p text:style-name="Preformatted_20_Text">tried to beat them off, and found herself lying on the bank, with her</text:p>
      <text:p text:style-name="Preformatted_20_Text">head in the lap of her sister, who was gently brushing away some dead</text:p>
      <text:p text:style-name="Preformatted_20_Text">leaves that had fluttered down from the trees upon her face.</text:p>
      <text:p text:style-name="Preformatted_20_Text"/>
      <text:p text:style-name="Preformatted_20_Text">“Wake up, Alice dear!” said her sister; “Why, what a long sleep you’ve</text:p>
      <text:p text:style-name="Preformatted_20_Text">had!”</text:p>
      <text:p text:style-name="Preformatted_20_Text"/>
      <text:p text:style-name="Preformatted_20_Text">“Oh, I’ve had such a curious dream!” said Alice, and she told her</text:p>
      <text:p text:style-name="Preformatted_20_Text">sister, as well as she could remember them, all these strange</text:p>
      <text:p text:style-name="Preformatted_20_Text">Adventures of hers that you have just been reading about; and when she</text:p>
      <text:p text:style-name="Preformatted_20_Text">had finished, her sister kissed her, and said, “It _was_ a curious</text:p>
      <text:p text:style-name="Preformatted_20_Text">dream, dear, certainly: but now run in to your tea; it’s getting late.”</text:p>
      <text:p text:style-name="Preformatted_20_Text">So Alice got up and ran off, thinking while she ran, as well she might,</text:p>
      <text:p text:style-name="Preformatted_20_Text">what a wonderful dream it had been.</text:p>
      <text:p text:style-name="Preformatted_20_Text"/>
      <text:p text:style-name="Preformatted_20_Text"/>
      <text:p text:style-name="Preformatted_20_Text">But her sister sat still just as she left her, leaning her head on her</text:p>
      <text:p text:style-name="Preformatted_20_Text">hand, watching the setting sun, and thinking of little Alice and all</text:p>
      <text:p text:style-name="Preformatted_20_Text">her wonderful Adventures, till she too began dreaming after a fashion,</text:p>
      <text:p text:style-name="Preformatted_20_Text">and this was her dream:—</text:p>
      <text:p text:style-name="Preformatted_20_Text"/>
      <text:p text:style-name="Preformatted_20_Text">First, she dreamed of little Alice herself, and once again the tiny</text:p>
      <text:p text:style-name="Preformatted_20_Text">hands were clasped upon her knee, and the bright eager eyes were</text:p>
      <text:p text:style-name="Preformatted_20_Text">looking up into hers—she could hear the very tones of her voice, and</text:p>
      <text:p text:style-name="Preformatted_20_Text">see that queer little toss of her head to keep back the wandering hair</text:p>
      <text:p text:style-name="Preformatted_20_Text">that _would_ always get into her eyes—and still as she listened, or</text:p>
      <text:p text:style-name="Preformatted_20_Text">seemed to listen, the whole place around her became alive with the</text:p>
      <text:p text:style-name="Preformatted_20_Text">strange creatures of her little sister’s dream.</text:p>
      <text:p text:style-name="Preformatted_20_Text"/>
      <text:p text:style-name="Preformatted_20_Text">The long grass rustled at her feet as the White Rabbit hurried by—the</text:p>
      <text:p text:style-name="Preformatted_20_Text">frightened Mouse splashed his way through the neighbouring pool—she</text:p>
      <text:p text:style-name="Preformatted_20_Text">could hear the rattle of the teacups as the March Hare and his friends</text:p>
      <text:p text:style-name="Preformatted_20_Text">shared their never-ending meal, and the shrill voice of the Queen</text:p>
      <text:p text:style-name="Preformatted_20_Text">ordering off her unfortunate guests to execution—once more the pig-baby</text:p>
      <text:p text:style-name="Preformatted_20_Text">was sneezing on the Duchess’s knee, while plates and dishes crashed</text:p>
      <text:p text:style-name="Preformatted_20_Text">around it—once more the shriek of the Gryphon, the squeaking of the</text:p>
      <text:p text:style-name="Preformatted_20_Text">Lizard’s slate-pencil, and the choking of the suppressed guinea-pigs,</text:p>
      <text:p text:style-name="Preformatted_20_Text">filled the air, mixed up with the distant sobs of the miserable Mock</text:p>
      <text:p text:style-name="Preformatted_20_Text">Turtle.</text:p>
      <text:p text:style-name="Preformatted_20_Text"><text:soft-page-break/></text:p>
      <text:p text:style-name="Preformatted_20_Text">So she sat on, with closed eyes, and half believed herself in</text:p>
      <text:p text:style-name="Preformatted_20_Text">Wonderland, though she knew she had but to open them again, and all</text:p>
      <text:p text:style-name="Preformatted_20_Text">would change to dull reality—the grass would be only rustling in the</text:p>
      <text:p text:style-name="Preformatted_20_Text">wind, and the pool rippling to the waving of the reeds—the rattling</text:p>
      <text:p text:style-name="Preformatted_20_Text">teacups would change to tinkling sheep-bells, and the Queen’s shrill</text:p>
      <text:p text:style-name="Preformatted_20_Text">cries to the voice of the shepherd boy—and the sneeze of the baby, the</text:p>
      <text:p text:style-name="Preformatted_20_Text">shriek of the Gryphon, and all the other queer noises, would change</text:p>
      <text:p text:style-name="Preformatted_20_Text">(she knew) to the confused clamour of the busy farm-yard—while the</text:p>
      <text:p text:style-name="Preformatted_20_Text">lowing of the cattle in the distance would take the place of the Mock</text:p>
      <text:p text:style-name="Preformatted_20_Text">Turtle’s heavy sobs.</text:p>
      <text:p text:style-name="Preformatted_20_Text"/>
      <text:p text:style-name="Preformatted_20_Text">Lastly, she pictured to herself how this same little sister of hers</text:p>
      <text:p text:style-name="Preformatted_20_Text">would, in the after-time, be herself a grown woman; and how she would</text:p>
      <text:p text:style-name="Preformatted_20_Text">keep, through all her riper years, the simple and loving heart of her</text:p>
      <text:p text:style-name="Preformatted_20_Text">childhood: and how she would gather about her other little children,</text:p>
      <text:p text:style-name="Preformatted_20_Text">and make _their_ eyes bright and eager with many a strange tale,</text:p>
      <text:p text:style-name="Preformatted_20_Text">perhaps even with the dream of Wonderland of long ago: and how she</text:p>
      <text:p text:style-name="Preformatted_20_Text">would feel with all their simple sorrows, and find a pleasure in all</text:p>
      <text:p text:style-name="Preformatted_20_Text">their simple joys, remembering her own child-life, and the happy summer</text:p>
      <text:p text:style-name="Preformatted_20_Text">days.</text:p>
      <text:p text:style-name="Preformatted_20_Text"/>
      <text:p text:style-name="Preformatted_20_Text">THE END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*** END OF THE PROJECT GUTENBERG EBOOK ALICE’S ADVENTURES IN WONDERLAND ***</text:p>
      <text:p text:style-name="Preformatted_20_Text"/>
      <text:p text:style-name="Preformatted_20_Text">***** This file should be named 11-0.txt or 11-0.zip *****</text:p>
      <text:p text:style-name="Preformatted_20_Text">This and all associated files of various formats will be found in:</text:p>
      <text:p text:style-name="Preformatted_20_Text"><text:s text:c="4"/>https://www.gutenberg.org/1/11/</text:p>
      <text:p text:style-name="Preformatted_20_Text"/>
      <text:p text:style-name="Preformatted_20_Text">Updated editions will replace the previous one--the old editions will</text:p>
      <text:p text:style-name="Preformatted_20_Text">be renamed.</text:p>
      <text:p text:style-name="Preformatted_20_Text"/>
      <text:p text:style-name="Preformatted_20_Text">Creating the works from print editions not protected by U.S. copyright</text:p>
      <text:p text:style-name="Preformatted_20_Text">law means that no one owns a United States copyright in these works,</text:p>
      <text:p text:style-name="Preformatted_20_Text">so the Foundation (and you!) can copy and distribute it in the</text:p>
      <text:p text:style-name="Preformatted_20_Text">United States without permission and without paying copyright</text:p>
      <text:p text:style-name="Preformatted_20_Text">royalties. Special rules, set forth in the General Terms of Use part</text:p>
      <text:p text:style-name="Preformatted_20_Text">of this license, apply to copying and distributing Project</text:p>
      <text:p text:style-name="Preformatted_20_Text">Gutenberg-tm electronic works to protect the PROJECT GUTENBERG-tm</text:p>
      <text:p text:style-name="Preformatted_20_Text">concept and trademark. Project Gutenberg is a registered trademark,</text:p>
      <text:p text:style-name="Preformatted_20_Text">and may not be used if you charge for an eBook, except by following</text:p>
      <text:p text:style-name="Preformatted_20_Text">the terms of the trademark license, including paying royalties for use</text:p>
      <text:p text:style-name="Preformatted_20_Text">of the Project Gutenberg trademark. If you do not charge anything for</text:p>
      <text:p text:style-name="Preformatted_20_Text">copies of this eBook, complying with the trademark license is very</text:p>
      <text:p text:style-name="Preformatted_20_Text">easy. You may use this eBook for nearly any purpose such as creation</text:p>
      <text:p text:style-name="Preformatted_20_Text">of derivative works, reports, performances and research. Project</text:p>
      <text:p text:style-name="Preformatted_20_Text">Gutenberg eBooks may be modified and printed and given away--you may</text:p>
      <text:p text:style-name="Preformatted_20_Text">do practically ANYTHING in the United States with eBooks not protected</text:p>
      <text:p text:style-name="Preformatted_20_Text">by U.S. copyright law. Redistribution is subject to the trademark</text:p>
      <text:p text:style-name="Preformatted_20_Text">license, especially commercial redistribution.</text:p>
      <text:p text:style-name="Preformatted_20_Text"/>
      <text:p text:style-name="Preformatted_20_Text">START: FULL LICENSE</text:p>
      <text:p text:style-name="Preformatted_20_Text"/>
      <text:p text:style-name="Preformatted_20_Text">THE FULL PROJECT GUTENBERG LICENSE</text:p>
      <text:p text:style-name="Preformatted_20_Text">PLEASE READ THIS BEFORE YOU DISTRIBUTE OR USE THIS WORK</text:p>
      <text:p text:style-name="Preformatted_20_Text"/>
      <text:p text:style-name="Preformatted_20_Text">To protect the Project Gutenberg-tm mission of promoting the free</text:p>
      <text:p text:style-name="Preformatted_20_Text">distribution of electronic works, by using or distributing this work</text:p>
      <text:p text:style-name="Preformatted_20_Text">(or any other work associated in any way with the phrase "Project</text:p>
      <text:p text:style-name="Preformatted_20_Text">Gutenberg"), you agree to comply with all the terms of the Full</text:p>
      <text:p text:style-name="Preformatted_20_Text"><text:soft-page-break/>Project Gutenberg-tm License available with this file or online at</text:p>
      <text:p text:style-name="Preformatted_20_Text">www.gutenberg.org/license.</text:p>
      <text:p text:style-name="Preformatted_20_Text"/>
      <text:p text:style-name="Preformatted_20_Text">Section 1. General Terms of Use and Redistributing Project</text:p>
      <text:p text:style-name="Preformatted_20_Text">Gutenberg-tm electronic works</text:p>
      <text:p text:style-name="Preformatted_20_Text"/>
      <text:p text:style-name="Preformatted_20_Text">1.A. By reading or using any part of this Project Gutenberg-tm</text:p>
      <text:p text:style-name="Preformatted_20_Text">electronic work, you indicate that you have read, understand, agree to</text:p>
      <text:p text:style-name="Preformatted_20_Text">and accept all the terms of this license and intellectual property</text:p>
      <text:p text:style-name="Preformatted_20_Text">(trademark/copyright) agreement. If you do not agree to abide by all</text:p>
      <text:p text:style-name="Preformatted_20_Text">the terms of this agreement, you must cease using and return or</text:p>
      <text:p text:style-name="Preformatted_20_Text">destroy all copies of Project Gutenberg-tm electronic works in your</text:p>
      <text:p text:style-name="Preformatted_20_Text">possession. If you paid a fee for obtaining a copy of or access to a</text:p>
      <text:p text:style-name="Preformatted_20_Text">Project Gutenberg-tm electronic work and you do not agree to be bound</text:p>
      <text:p text:style-name="Preformatted_20_Text">by the terms of this agreement, you may obtain a refund from the</text:p>
      <text:p text:style-name="Preformatted_20_Text">person or entity to whom you paid the fee as set forth in paragraph</text:p>
      <text:p text:style-name="Preformatted_20_Text">1.E.8.</text:p>
      <text:p text:style-name="Preformatted_20_Text"/>
      <text:p text:style-name="Preformatted_20_Text">1.B. "Project Gutenberg" is a registered trademark. It may only be</text:p>
      <text:p text:style-name="Preformatted_20_Text">used on or associated in any way with an electronic work by people who</text:p>
      <text:p text:style-name="Preformatted_20_Text">agree to be bound by the terms of this agreement. There are a few</text:p>
      <text:p text:style-name="Preformatted_20_Text">things that you can do with most Project Gutenberg-tm electronic works</text:p>
      <text:p text:style-name="Preformatted_20_Text">even without complying with the full terms of this agreement. See</text:p>
      <text:p text:style-name="Preformatted_20_Text">paragraph 1.C below. There are a lot of things you can do with Project</text:p>
      <text:p text:style-name="Preformatted_20_Text">Gutenberg-tm electronic works if you follow the terms of this</text:p>
      <text:p text:style-name="Preformatted_20_Text">agreement and help preserve free future access to Project Gutenberg-tm</text:p>
      <text:p text:style-name="Preformatted_20_Text">electronic works. See paragraph 1.E below.</text:p>
      <text:p text:style-name="Preformatted_20_Text"/>
      <text:p text:style-name="Preformatted_20_Text">1.C. The Project Gutenberg Literary Archive Foundation ("the</text:p>
      <text:p text:style-name="Preformatted_20_Text">Foundation" or PGLAF), owns a compilation copyright in the collection</text:p>
      <text:p text:style-name="Preformatted_20_Text">of Project Gutenberg-tm electronic works. Nearly all the individual</text:p>
      <text:p text:style-name="Preformatted_20_Text">works in the collection are in the public domain in the United</text:p>
      <text:p text:style-name="Preformatted_20_Text">States. If an individual work is unprotected by copyright law in the</text:p>
      <text:p text:style-name="Preformatted_20_Text">United States and you are located in the United States, we do not</text:p>
      <text:p text:style-name="Preformatted_20_Text">claim a right to prevent you from copying, distributing, performing,</text:p>
      <text:p text:style-name="Preformatted_20_Text">displaying or creating derivative works based on the work as long as</text:p>
      <text:p text:style-name="Preformatted_20_Text">all references to Project Gutenberg are removed. Of course, we hope</text:p>
      <text:p text:style-name="Preformatted_20_Text">that you will support the Project Gutenberg-tm mission of promoting</text:p>
      <text:p text:style-name="Preformatted_20_Text">free access to electronic works by freely sharing Project Gutenberg-tm</text:p>
      <text:p text:style-name="Preformatted_20_Text">works in compliance with the terms of this agreement for keeping the</text:p>
      <text:p text:style-name="Preformatted_20_Text">Project Gutenberg-tm name associated with the work. You can easily</text:p>
      <text:p text:style-name="Preformatted_20_Text">comply with the terms of this agreement by keeping this work in the</text:p>
      <text:p text:style-name="Preformatted_20_Text">same format with its attached full Project Gutenberg-tm License when</text:p>
      <text:p text:style-name="Preformatted_20_Text">you share it without charge with others.</text:p>
      <text:p text:style-name="Preformatted_20_Text"/>
      <text:p text:style-name="Preformatted_20_Text">1.D. The copyright laws of the place where you are located also govern</text:p>
      <text:p text:style-name="Preformatted_20_Text">what you can do with this work. Copyright laws in most countries are</text:p>
      <text:p text:style-name="Preformatted_20_Text">in a constant state of change. If you are outside the United States,</text:p>
      <text:p text:style-name="Preformatted_20_Text">check the laws of your country in addition to the terms of this</text:p>
      <text:p text:style-name="Preformatted_20_Text">agreement before downloading, copying, displaying, performing,</text:p>
      <text:p text:style-name="Preformatted_20_Text">distributing or creating derivative works based on this work or any</text:p>
      <text:p text:style-name="Preformatted_20_Text">other Project Gutenberg-tm work. The Foundation makes no</text:p>
      <text:p text:style-name="Preformatted_20_Text">representations concerning the copyright status of any work in any</text:p>
      <text:p text:style-name="Preformatted_20_Text">country other than the United States.</text:p>
      <text:p text:style-name="Preformatted_20_Text"/>
      <text:p text:style-name="Preformatted_20_Text">1.E. Unless you have removed all references to Project Gutenberg:</text:p>
      <text:p text:style-name="Preformatted_20_Text"/>
      <text:p text:style-name="Preformatted_20_Text">1.E.1. The following sentence, with active links to, or other</text:p>
      <text:p text:style-name="Preformatted_20_Text">immediate access to, the full Project Gutenberg-tm License must appear</text:p>
      <text:p text:style-name="Preformatted_20_Text">prominently whenever any copy of a Project Gutenberg-tm work (any work</text:p>
      <text:p text:style-name="Preformatted_20_Text">on which the phrase "Project Gutenberg" appears, or with which the</text:p>
      <text:p text:style-name="Preformatted_20_Text">phrase "Project Gutenberg" is associated) is accessed, displayed,</text:p>
      <text:p text:style-name="Preformatted_20_Text">performed, viewed, copied or distributed:</text:p>
      <text:p text:style-name="Preformatted_20_Text"/>
      <text:p text:style-name="Preformatted_20_Text"><text:soft-page-break/><text:s text:c="2"/>This eBook is for the use of anyone anywhere in the United States and</text:p>
      <text:p text:style-name="Preformatted_20_Text"><text:s text:c="2"/>most other parts of the world at no cost and with almost no</text:p>
      <text:p text:style-name="Preformatted_20_Text"><text:s text:c="2"/>restrictions whatsoever. You may copy it, give it away or re-use it</text:p>
      <text:p text:style-name="Preformatted_20_Text"><text:s text:c="2"/>under the terms of the Project Gutenberg License included with this</text:p>
      <text:p text:style-name="Preformatted_20_Text"><text:s text:c="2"/>eBook or online at www.gutenberg.org. If you are not located in the</text:p>
      <text:p text:style-name="Preformatted_20_Text"><text:s text:c="2"/>United States, you will have to check the laws of the country where</text:p>
      <text:p text:style-name="Preformatted_20_Text"><text:s text:c="2"/>you are located before using this eBook.</text:p>
      <text:p text:style-name="Preformatted_20_Text"/>
      <text:p text:style-name="Preformatted_20_Text">1.E.2. If an individual Project Gutenberg-tm electronic work is</text:p>
      <text:p text:style-name="Preformatted_20_Text">derived from texts not protected by U.S. copyright law (does not</text:p>
      <text:p text:style-name="Preformatted_20_Text">contain a notice indicating that it is posted with permission of the</text:p>
      <text:p text:style-name="Preformatted_20_Text">copyright holder), the work can be copied and distributed to anyone in</text:p>
      <text:p text:style-name="Preformatted_20_Text">the United States without paying any fees or charges. If you are</text:p>
      <text:p text:style-name="Preformatted_20_Text">redistributing or providing access to a work with the phrase "Project</text:p>
      <text:p text:style-name="Preformatted_20_Text">Gutenberg" associated with or appearing on the work, you must comply</text:p>
      <text:p text:style-name="Preformatted_20_Text">either with the requirements of paragraphs 1.E.1 through 1.E.7 or</text:p>
      <text:p text:style-name="Preformatted_20_Text">obtain permission for the use of the work and the Project Gutenberg-tm</text:p>
      <text:p text:style-name="Preformatted_20_Text">trademark as set forth in paragraphs 1.E.8 or 1.E.9.</text:p>
      <text:p text:style-name="Preformatted_20_Text"/>
      <text:p text:style-name="Preformatted_20_Text">1.E.3. If an individual Project Gutenberg-tm electronic work is posted</text:p>
      <text:p text:style-name="Preformatted_20_Text">with the permission of the copyright holder, your use and distribution</text:p>
      <text:p text:style-name="Preformatted_20_Text">must comply with both paragraphs 1.E.1 through 1.E.7 and any</text:p>
      <text:p text:style-name="Preformatted_20_Text">additional terms imposed by the copyright holder. Additional terms</text:p>
      <text:p text:style-name="Preformatted_20_Text">will be linked to the Project Gutenberg-tm License for all works</text:p>
      <text:p text:style-name="Preformatted_20_Text">posted with the permission of the copyright holder found at the</text:p>
      <text:p text:style-name="Preformatted_20_Text">beginning of this work.</text:p>
      <text:p text:style-name="Preformatted_20_Text"/>
      <text:p text:style-name="Preformatted_20_Text">1.E.4. Do not unlink or detach or remove the full Project Gutenberg-tm</text:p>
      <text:p text:style-name="Preformatted_20_Text">License terms from this work, or any files containing a part of this</text:p>
      <text:p text:style-name="Preformatted_20_Text">work or any other work associated with Project Gutenberg-tm.</text:p>
      <text:p text:style-name="Preformatted_20_Text"/>
      <text:p text:style-name="Preformatted_20_Text">1.E.5. Do not copy, display, perform, distribute or redistribute this</text:p>
      <text:p text:style-name="Preformatted_20_Text">electronic work, or any part of this electronic work, without</text:p>
      <text:p text:style-name="Preformatted_20_Text">prominently displaying the sentence set forth in paragraph 1.E.1 with</text:p>
      <text:p text:style-name="Preformatted_20_Text">active links or immediate access to the full terms of the Project</text:p>
      <text:p text:style-name="Preformatted_20_Text">Gutenberg-tm License.</text:p>
      <text:p text:style-name="Preformatted_20_Text"/>
      <text:p text:style-name="Preformatted_20_Text">1.E.6. You may convert to and distribute this work in any binary,</text:p>
      <text:p text:style-name="Preformatted_20_Text">compressed, marked up, nonproprietary or proprietary form, including</text:p>
      <text:p text:style-name="Preformatted_20_Text">any word processing or hypertext form. However, if you provide access</text:p>
      <text:p text:style-name="Preformatted_20_Text">to or distribute copies of a Project Gutenberg-tm work in a format</text:p>
      <text:p text:style-name="Preformatted_20_Text">other than "Plain Vanilla ASCII" or other format used in the official</text:p>
      <text:p text:style-name="Preformatted_20_Text">version posted on the official Project Gutenberg-tm website</text:p>
      <text:p text:style-name="Preformatted_20_Text">(www.gutenberg.org), you must, at no additional cost, fee or expense</text:p>
      <text:p text:style-name="Preformatted_20_Text">to the user, provide a copy, a means of exporting a copy, or a means</text:p>
      <text:p text:style-name="Preformatted_20_Text">of obtaining a copy upon request, of the work in its original "Plain</text:p>
      <text:p text:style-name="Preformatted_20_Text">Vanilla ASCII" or other form. Any alternate format must include the</text:p>
      <text:p text:style-name="Preformatted_20_Text">full Project Gutenberg-tm License as specified in paragraph 1.E.1.</text:p>
      <text:p text:style-name="Preformatted_20_Text"/>
      <text:p text:style-name="Preformatted_20_Text">1.E.7. Do not charge a fee for access to, viewing, displaying,</text:p>
      <text:p text:style-name="Preformatted_20_Text">performing, copying or distributing any Project Gutenberg-tm works</text:p>
      <text:p text:style-name="Preformatted_20_Text">unless you comply with paragraph 1.E.8 or 1.E.9.</text:p>
      <text:p text:style-name="Preformatted_20_Text"/>
      <text:p text:style-name="Preformatted_20_Text">1.E.8. You may charge a reasonable fee for copies of or providing</text:p>
      <text:p text:style-name="Preformatted_20_Text">access to or distributing Project Gutenberg-tm electronic works</text:p>
      <text:p text:style-name="Preformatted_20_Text">provided that:</text:p>
      <text:p text:style-name="Preformatted_20_Text"/>
      <text:p text:style-name="Preformatted_20_Text">* You pay a royalty fee of 20% of the gross profits you derive from</text:p>
      <text:p text:style-name="Preformatted_20_Text"><text:s text:c="2"/>the use of Project Gutenberg-tm works calculated using the method</text:p>
      <text:p text:style-name="Preformatted_20_Text"><text:s text:c="2"/>you already use to calculate your applicable taxes. The fee is owed</text:p>
      <text:p text:style-name="Preformatted_20_Text"><text:s text:c="2"/>to the owner of the Project Gutenberg-tm trademark, but he has</text:p>
      <text:p text:style-name="Preformatted_20_Text"><text:s text:c="2"/>agreed to donate royalties under this paragraph to the Project</text:p>
      <text:p text:style-name="Preformatted_20_Text"><text:s text:c="2"/>Gutenberg Literary Archive Foundation. Royalty payments must be paid</text:p>
      <text:p text:style-name="Preformatted_20_Text"><text:s text:c="2"/>within 60 days following each date on which you prepare (or are</text:p>
      <text:p text:style-name="Preformatted_20_Text"><text:soft-page-break/><text:s text:c="2"/>legally required to prepare) your periodic tax returns. Royalty</text:p>
      <text:p text:style-name="Preformatted_20_Text"><text:s text:c="2"/>payments should be clearly marked as such and sent to the Project</text:p>
      <text:p text:style-name="Preformatted_20_Text"><text:s text:c="2"/>Gutenberg Literary Archive Foundation at the address specified in</text:p>
      <text:p text:style-name="Preformatted_20_Text"><text:s text:c="2"/>Section 4, "Information about donations to the Project Gutenberg</text:p>
      <text:p text:style-name="Preformatted_20_Text"><text:s text:c="2"/>Literary Archive Foundation."</text:p>
      <text:p text:style-name="Preformatted_20_Text"/>
      <text:p text:style-name="Preformatted_20_Text">* You provide a full refund of any money paid by a user who notifies</text:p>
      <text:p text:style-name="Preformatted_20_Text"><text:s text:c="2"/>you in writing (or by e-mail) within 30 days of receipt that s/he</text:p>
      <text:p text:style-name="Preformatted_20_Text"><text:s text:c="2"/>does not agree to the terms of the full Project Gutenberg-tm</text:p>
      <text:p text:style-name="Preformatted_20_Text"><text:s text:c="2"/>License. You must require such a user to return or destroy all</text:p>
      <text:p text:style-name="Preformatted_20_Text"><text:s text:c="2"/>copies of the works possessed in a physical medium and discontinue</text:p>
      <text:p text:style-name="Preformatted_20_Text"><text:s text:c="2"/>all use of and all access to other copies of Project Gutenberg-tm</text:p>
      <text:p text:style-name="Preformatted_20_Text"><text:s text:c="2"/>works.</text:p>
      <text:p text:style-name="Preformatted_20_Text"/>
      <text:p text:style-name="Preformatted_20_Text">* You provide, in accordance with paragraph 1.F.3, a full refund of</text:p>
      <text:p text:style-name="Preformatted_20_Text"><text:s text:c="2"/>any money paid for a work or a replacement copy, if a defect in the</text:p>
      <text:p text:style-name="Preformatted_20_Text"><text:s text:c="2"/>electronic work is discovered and reported to you within 90 days of</text:p>
      <text:p text:style-name="Preformatted_20_Text"><text:s text:c="2"/>receipt of the work.</text:p>
      <text:p text:style-name="Preformatted_20_Text"/>
      <text:p text:style-name="Preformatted_20_Text">* You comply with all other terms of this agreement for free</text:p>
      <text:p text:style-name="Preformatted_20_Text"><text:s text:c="2"/>distribution of Project Gutenberg-tm works.</text:p>
      <text:p text:style-name="Preformatted_20_Text"/>
      <text:p text:style-name="Preformatted_20_Text">1.E.9. If you wish to charge a fee or distribute a Project</text:p>
      <text:p text:style-name="Preformatted_20_Text">Gutenberg-tm electronic work or group of works on different terms than</text:p>
      <text:p text:style-name="Preformatted_20_Text">are set forth in this agreement, you must obtain permission in writing</text:p>
      <text:p text:style-name="Preformatted_20_Text">from the Project Gutenberg Literary Archive Foundation, the manager of</text:p>
      <text:p text:style-name="Preformatted_20_Text">the Project Gutenberg-tm trademark. Contact the Foundation as set</text:p>
      <text:p text:style-name="Preformatted_20_Text">forth in Section 3 below.</text:p>
      <text:p text:style-name="Preformatted_20_Text"/>
      <text:p text:style-name="Preformatted_20_Text">1.F.</text:p>
      <text:p text:style-name="Preformatted_20_Text"/>
      <text:p text:style-name="Preformatted_20_Text">1.F.1. Project Gutenberg volunteers and employees expend considerable</text:p>
      <text:p text:style-name="Preformatted_20_Text">effort to identify, do copyright research on, transcribe and proofread</text:p>
      <text:p text:style-name="Preformatted_20_Text">works not protected by U.S. copyright law in creating the Project</text:p>
      <text:p text:style-name="Preformatted_20_Text">Gutenberg-tm collection. Despite these efforts, Project Gutenberg-tm</text:p>
      <text:p text:style-name="Preformatted_20_Text">electronic works, and the medium on which they may be stored, may</text:p>
      <text:p text:style-name="Preformatted_20_Text">contain "Defects," such as, but not limited to, incomplete, inaccurate</text:p>
      <text:p text:style-name="Preformatted_20_Text">or corrupt data, transcription errors, a copyright or other</text:p>
      <text:p text:style-name="Preformatted_20_Text">intellectual property infringement, a defective or damaged disk or</text:p>
      <text:p text:style-name="Preformatted_20_Text">other medium, a computer virus, or computer codes that damage or</text:p>
      <text:p text:style-name="Preformatted_20_Text">cannot be read by your equipment.</text:p>
      <text:p text:style-name="Preformatted_20_Text"/>
      <text:p text:style-name="Preformatted_20_Text">1.F.2. LIMITED WARRANTY, DISCLAIMER OF DAMAGES - Except for the "Right</text:p>
      <text:p text:style-name="Preformatted_20_Text">of Replacement or Refund" described in paragraph 1.F.3, the Project</text:p>
      <text:p text:style-name="Preformatted_20_Text">Gutenberg Literary Archive Foundation, the owner of the Project</text:p>
      <text:p text:style-name="Preformatted_20_Text">Gutenberg-tm trademark, and any other party distributing a Project</text:p>
      <text:p text:style-name="Preformatted_20_Text">Gutenberg-tm electronic work under this agreement, disclaim all</text:p>
      <text:p text:style-name="Preformatted_20_Text">liability to you for damages, costs and expenses, including legal</text:p>
      <text:p text:style-name="Preformatted_20_Text">fees. YOU AGREE THAT YOU HAVE NO REMEDIES FOR NEGLIGENCE, STRICT</text:p>
      <text:p text:style-name="Preformatted_20_Text">LIABILITY, BREACH OF WARRANTY OR BREACH OF CONTRACT EXCEPT THOSE</text:p>
      <text:p text:style-name="Preformatted_20_Text">PROVIDED IN PARAGRAPH 1.F.3. YOU AGREE THAT THE FOUNDATION, THE</text:p>
      <text:p text:style-name="Preformatted_20_Text">TRADEMARK OWNER, AND ANY DISTRIBUTOR UNDER THIS AGREEMENT WILL NOT BE</text:p>
      <text:p text:style-name="Preformatted_20_Text">LIABLE TO YOU FOR ACTUAL, DIRECT, INDIRECT, CONSEQUENTIAL, PUNITIVE OR</text:p>
      <text:p text:style-name="Preformatted_20_Text">INCIDENTAL DAMAGES EVEN IF YOU GIVE NOTICE OF THE POSSIBILITY OF SUCH</text:p>
      <text:p text:style-name="Preformatted_20_Text">DAMAGE.</text:p>
      <text:p text:style-name="Preformatted_20_Text"/>
      <text:p text:style-name="Preformatted_20_Text">1.F.3. LIMITED RIGHT OF REPLACEMENT OR REFUND - If you discover a</text:p>
      <text:p text:style-name="Preformatted_20_Text">defect in this electronic work within 90 days of receiving it, you can</text:p>
      <text:p text:style-name="Preformatted_20_Text">receive a refund of the money (if any) you paid for it by sending a</text:p>
      <text:p text:style-name="Preformatted_20_Text">written explanation to the person you received the work from. If you</text:p>
      <text:p text:style-name="Preformatted_20_Text">received the work on a physical medium, you must return the medium</text:p>
      <text:p text:style-name="Preformatted_20_Text">with your written explanation. The person or entity that provided you</text:p>
      <text:p text:style-name="Preformatted_20_Text">with the defective work may elect to provide a replacement copy in</text:p>
      <text:p text:style-name="Preformatted_20_Text">lieu of a refund. If you received the work electronically, the person</text:p>
      <text:p text:style-name="Preformatted_20_Text"><text:soft-page-break/>or entity providing it to you may choose to give you a second</text:p>
      <text:p text:style-name="Preformatted_20_Text">opportunity to receive the work electronically in lieu of a refund. If</text:p>
      <text:p text:style-name="Preformatted_20_Text">the second copy is also defective, you may demand a refund in writing</text:p>
      <text:p text:style-name="Preformatted_20_Text">without further opportunities to fix the problem.</text:p>
      <text:p text:style-name="Preformatted_20_Text"/>
      <text:p text:style-name="Preformatted_20_Text">1.F.4. Except for the limited right of replacement or refund set forth</text:p>
      <text:p text:style-name="Preformatted_20_Text">in paragraph 1.F.3, this work is provided to you 'AS-IS', WITH NO</text:p>
      <text:p text:style-name="Preformatted_20_Text">OTHER WARRANTIES OF ANY KIND, EXPRESS OR IMPLIED, INCLUDING BUT NOT</text:p>
      <text:p text:style-name="Preformatted_20_Text">LIMITED TO WARRANTIES OF MERCHANTABILITY OR FITNESS FOR ANY PURPOSE.</text:p>
      <text:p text:style-name="Preformatted_20_Text"/>
      <text:p text:style-name="Preformatted_20_Text">1.F.5. Some states do not allow disclaimers of certain implied</text:p>
      <text:p text:style-name="Preformatted_20_Text">warranties or the exclusion or limitation of certain types of</text:p>
      <text:p text:style-name="Preformatted_20_Text">damages. If any disclaimer or limitation set forth in this agreement</text:p>
      <text:p text:style-name="Preformatted_20_Text">violates the law of the state applicable to this agreement, the</text:p>
      <text:p text:style-name="Preformatted_20_Text">agreement shall be interpreted to make the maximum disclaimer or</text:p>
      <text:p text:style-name="Preformatted_20_Text">limitation permitted by the applicable state law. The invalidity or</text:p>
      <text:p text:style-name="Preformatted_20_Text">unenforceability of any provision of this agreement shall not void the</text:p>
      <text:p text:style-name="Preformatted_20_Text">remaining provisions.</text:p>
      <text:p text:style-name="Preformatted_20_Text"/>
      <text:p text:style-name="Preformatted_20_Text">1.F.6. INDEMNITY - You agree to indemnify and hold the Foundation, the</text:p>
      <text:p text:style-name="Preformatted_20_Text">trademark owner, any agent or employee of the Foundation, anyone</text:p>
      <text:p text:style-name="Preformatted_20_Text">providing copies of Project Gutenberg-tm electronic works in</text:p>
      <text:p text:style-name="Preformatted_20_Text">accordance with this agreement, and any volunteers associated with the</text:p>
      <text:p text:style-name="Preformatted_20_Text">production, promotion and distribution of Project Gutenberg-tm</text:p>
      <text:p text:style-name="Preformatted_20_Text">electronic works, harmless from all liability, costs and expenses,</text:p>
      <text:p text:style-name="Preformatted_20_Text">including legal fees, that arise directly or indirectly from any of</text:p>
      <text:p text:style-name="Preformatted_20_Text">the following which you do or cause to occur: (a) distribution of this</text:p>
      <text:p text:style-name="Preformatted_20_Text">or any Project Gutenberg-tm work, (b) alteration, modification, or</text:p>
      <text:p text:style-name="Preformatted_20_Text">additions or deletions to any Project Gutenberg-tm work, and (c) any</text:p>
      <text:p text:style-name="Preformatted_20_Text">Defect you cause.</text:p>
      <text:p text:style-name="Preformatted_20_Text"/>
      <text:p text:style-name="Preformatted_20_Text">Section 2. Information about the Mission of Project Gutenberg-tm</text:p>
      <text:p text:style-name="Preformatted_20_Text"/>
      <text:p text:style-name="Preformatted_20_Text">Project Gutenberg-tm is synonymous with the free distribution of</text:p>
      <text:p text:style-name="Preformatted_20_Text">electronic works in formats readable by the widest variety of</text:p>
      <text:p text:style-name="Preformatted_20_Text">computers including obsolete, old, middle-aged and new computers. It</text:p>
      <text:p text:style-name="Preformatted_20_Text">exists because of the efforts of hundreds of volunteers and donations</text:p>
      <text:p text:style-name="Preformatted_20_Text">from people in all walks of life.</text:p>
      <text:p text:style-name="Preformatted_20_Text"/>
      <text:p text:style-name="Preformatted_20_Text">Volunteers and financial support to provide volunteers with the</text:p>
      <text:p text:style-name="Preformatted_20_Text">assistance they need are critical to reaching Project Gutenberg-tm's</text:p>
      <text:p text:style-name="Preformatted_20_Text">goals and ensuring that the Project Gutenberg-tm collection will</text:p>
      <text:p text:style-name="Preformatted_20_Text">remain freely available for generations to come. In 2001, the Project</text:p>
      <text:p text:style-name="Preformatted_20_Text">Gutenberg Literary Archive Foundation was created to provide a secure</text:p>
      <text:p text:style-name="Preformatted_20_Text">and permanent future for Project Gutenberg-tm and future</text:p>
      <text:p text:style-name="Preformatted_20_Text">generations. To learn more about the Project Gutenberg Literary</text:p>
      <text:p text:style-name="Preformatted_20_Text">Archive Foundation and how your efforts and donations can help, see</text:p>
      <text:p text:style-name="Preformatted_20_Text">Sections 3 and 4 and the Foundation information page at</text:p>
      <text:p text:style-name="Preformatted_20_Text">www.gutenberg.org</text:p>
      <text:p text:style-name="Preformatted_20_Text"/>
      <text:p text:style-name="Preformatted_20_Text">Section 3. Information about the Project Gutenberg Literary</text:p>
      <text:p text:style-name="Preformatted_20_Text">Archive Foundation</text:p>
      <text:p text:style-name="Preformatted_20_Text"/>
      <text:p text:style-name="Preformatted_20_Text">The Project Gutenberg Literary Archive Foundation is a non-profit</text:p>
      <text:p text:style-name="Preformatted_20_Text">501(c)(3) educational corporation organized under the laws of the</text:p>
      <text:p text:style-name="Preformatted_20_Text">state of Mississippi and granted tax exempt status by the Internal</text:p>
      <text:p text:style-name="Preformatted_20_Text">Revenue Service. The Foundation's EIN or federal tax identification</text:p>
      <text:p text:style-name="Preformatted_20_Text">number is 64-6221541. Contributions to the Project Gutenberg Literary</text:p>
      <text:p text:style-name="Preformatted_20_Text">Archive Foundation are tax deductible to the full extent permitted by</text:p>
      <text:p text:style-name="Preformatted_20_Text">U.S. federal laws and your state's laws.</text:p>
      <text:p text:style-name="Preformatted_20_Text"/>
      <text:p text:style-name="Preformatted_20_Text">The Foundation's business office is located at 809 North 1500 West,</text:p>
      <text:p text:style-name="Preformatted_20_Text">Salt Lake City, UT 84116, (801) 596-1887. Email contact links and up</text:p>
      <text:p text:style-name="Preformatted_20_Text">to date contact information can be found at the Foundation's website</text:p>
      <text:p text:style-name="Preformatted_20_Text"><text:soft-page-break/>and official page at www.gutenberg.org/contact</text:p>
      <text:p text:style-name="Preformatted_20_Text"/>
      <text:p text:style-name="Preformatted_20_Text">Section 4. Information about Donations to the Project Gutenberg</text:p>
      <text:p text:style-name="Preformatted_20_Text">Literary Archive Foundation</text:p>
      <text:p text:style-name="Preformatted_20_Text"/>
      <text:p text:style-name="Preformatted_20_Text">Project Gutenberg-tm depends upon and cannot survive without</text:p>
      <text:p text:style-name="Preformatted_20_Text">widespread public support and donations to carry out its mission of</text:p>
      <text:p text:style-name="Preformatted_20_Text">increasing the number of public domain and licensed works that can be</text:p>
      <text:p text:style-name="Preformatted_20_Text">freely distributed in machine-readable form accessible by the widest</text:p>
      <text:p text:style-name="Preformatted_20_Text">array of equipment including outdated equipment. Many small donations</text:p>
      <text:p text:style-name="Preformatted_20_Text">($1 to $5,000) are particularly important to maintaining tax exempt</text:p>
      <text:p text:style-name="Preformatted_20_Text">status with the IRS.</text:p>
      <text:p text:style-name="Preformatted_20_Text"/>
      <text:p text:style-name="Preformatted_20_Text">The Foundation is committed to complying with the laws regulating</text:p>
      <text:p text:style-name="Preformatted_20_Text">charities and charitable donations in all 50 states of the United</text:p>
      <text:p text:style-name="Preformatted_20_Text">States. Compliance requirements are not uniform and it takes a</text:p>
      <text:p text:style-name="Preformatted_20_Text">considerable effort, much paperwork and many fees to meet and keep up</text:p>
      <text:p text:style-name="Preformatted_20_Text">with these requirements. We do not solicit donations in locations</text:p>
      <text:p text:style-name="Preformatted_20_Text">where we have not received written confirmation of compliance. To SEND</text:p>
      <text:p text:style-name="Preformatted_20_Text">DONATIONS or determine the status of compliance for any particular</text:p>
      <text:p text:style-name="Preformatted_20_Text">state visit www.gutenberg.org/donate</text:p>
      <text:p text:style-name="Preformatted_20_Text"/>
      <text:p text:style-name="Preformatted_20_Text">While we cannot and do not solicit contributions from states where we</text:p>
      <text:p text:style-name="Preformatted_20_Text">have not met the solicitation requirements, we know of no prohibition</text:p>
      <text:p text:style-name="Preformatted_20_Text">against accepting unsolicited donations from donors in such states who</text:p>
      <text:p text:style-name="Preformatted_20_Text">approach us with offers to donate.</text:p>
      <text:p text:style-name="Preformatted_20_Text"/>
      <text:p text:style-name="Preformatted_20_Text">International donations are gratefully accepted, but we cannot make</text:p>
      <text:p text:style-name="Preformatted_20_Text">any statements concerning tax treatment of donations received from</text:p>
      <text:p text:style-name="Preformatted_20_Text">outside the United States. U.S. laws alone swamp our small staff.</text:p>
      <text:p text:style-name="Preformatted_20_Text"/>
      <text:p text:style-name="Preformatted_20_Text">Please check the Project Gutenberg web pages for current donation</text:p>
      <text:p text:style-name="Preformatted_20_Text">methods and addresses. Donations are accepted in a number of other</text:p>
      <text:p text:style-name="Preformatted_20_Text">ways including checks, online payments and credit card donations. To</text:p>
      <text:p text:style-name="Preformatted_20_Text">donate, please visit: www.gutenberg.org/donate</text:p>
      <text:p text:style-name="Preformatted_20_Text"/>
      <text:p text:style-name="Preformatted_20_Text">Section 5. General Information About Project Gutenberg-tm electronic works</text:p>
      <text:p text:style-name="Preformatted_20_Text"/>
      <text:p text:style-name="Preformatted_20_Text">Professor Michael S. Hart was the originator of the Project</text:p>
      <text:p text:style-name="Preformatted_20_Text">Gutenberg-tm concept of a library of electronic works that could be</text:p>
      <text:p text:style-name="Preformatted_20_Text">freely shared with anyone. For forty years, he produced and</text:p>
      <text:p text:style-name="Preformatted_20_Text">distributed Project Gutenberg-tm eBooks with only a loose network of</text:p>
      <text:p text:style-name="Preformatted_20_Text">volunteer support.</text:p>
      <text:p text:style-name="Preformatted_20_Text"/>
      <text:p text:style-name="Preformatted_20_Text">Project Gutenberg-tm eBooks are often created from several printed</text:p>
      <text:p text:style-name="Preformatted_20_Text">editions, all of which are confirmed as not protected by copyright in</text:p>
      <text:p text:style-name="Preformatted_20_Text">the U.S. unless a copyright notice is included. Thus, we do not</text:p>
      <text:p text:style-name="Preformatted_20_Text">necessarily keep eBooks in compliance with any particular paper</text:p>
      <text:p text:style-name="Preformatted_20_Text">edition.</text:p>
      <text:p text:style-name="Preformatted_20_Text"/>
      <text:p text:style-name="Preformatted_20_Text">Most people start at our website which has the main PG search</text:p>
      <text:p text:style-name="Preformatted_20_Text">facility: www.gutenberg.org</text:p>
      <text:p text:style-name="Preformatted_20_Text"/>
      <text:p text:style-name="Preformatted_20_Text">This website includes information about Project Gutenberg-tm,</text:p>
      <text:p text:style-name="Preformatted_20_Text">including how to make donations to the Project Gutenberg Literary</text:p>
      <text:p text:style-name="Preformatted_20_Text">Archive Foundation, how to help produce our new eBooks, and how to</text:p>
      <text:p text:style-name="Preformatted_20_Text">subscribe to our email newsletter to hear about new eBooks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3S</meta:editing-duration>
    <meta:editing-cycles>3</meta:editing-cycles>
    <meta:generator>OpenOffice/4.1.13$Win32 OpenOffice.org_project/4113m1$Build-9810</meta:generator>
    <dc:date>2023-02-28T14:42:30.87</dc:date>
    <meta:document-statistic meta:table-count="0" meta:image-count="0" meta:object-count="0" meta:page-count="59" meta:paragraph-count="2809" meta:word-count="30185" meta:character-count="160256"/>
    <dc:creator>Soren Frostwolf</dc:creator>
    <meta:user-defined meta:name="Info 1"/>
    <meta:user-defined meta:name="Info 2"/>
    <meta:user-defined meta:name="Info 3"/>
    <meta:user-defined meta:name="Info 4"/>
  </office:meta>
</office:document-meta>
</file>